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portrait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11" calcext:value-type="float">
            <text:p>411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85" calcext:value-type="float">
            <text:p>585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50" calcext:value-type="float">
            <text:p>75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33" calcext:value-type="float">
            <text:p>93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99" calcext:value-type="float">
            <text:p>39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73" calcext:value-type="float">
            <text:p>573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55" calcext:value-type="float">
            <text:p>55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21" calcext:value-type="float">
            <text:p>92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07.934" calcext:value-type="float">
            <text:p>207.934</text:p>
          </table:table-cell>
          <table:table-cell office:value-type="float" office:value="2015.274" calcext:value-type="float">
            <text:p>2015.27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left analog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596.066" calcext:value-type="float">
            <text:p>596.066</text:p>
          </table:table-cell>
          <table:table-cell office:value-type="float" office:value="2015.274" calcext:value-type="float">
            <text:p>2015.27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right analog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2057.274" calcext:value-type="float">
            <text:p>2057.27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638.066" calcext:value-type="float">
            <text:p>638.066</text:p>
          </table:table-cell>
          <table:table-cell office:value-type="float" office:value="2057.274" calcext:value-type="float">
            <text:p>2057.27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2057.274" calcext:value-type="float">
            <text:p>2057.274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638.066" calcext:value-type="float">
            <text:p>638.066</text:p>
          </table:table-cell>
          <table:table-cell office:value-type="float" office:value="2057.274" calcext:value-type="float">
            <text:p>2057.274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ink to landscape overlay</text:p>
          </table:table-cell>
          <table:table-cell table:number-columns-repeated="1637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61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61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portrait' &gt; 0 &gt; light for 'toggle_fast_forward'&#10;overlay0_desc0 = &quot;toggle_fast_forward,0.08056,0.515,radial,0.03889,0.0175&quot;&#10;overlay0_desc0_overlay = p-light-hotkey.png&#10;overlay0_desc0_reach_x = 0&#10;overlay0_desc0_alpha_mod = 20" calcext:value-type="string">
            <text:p>### Overlay 'portrait' &gt; 0 &gt; light for 'toggle_fast_forward'</text:p>
            <text:p>overlay0_desc0 = "toggle_fast_forward,0.08056,0.515,radial,0.03889,0.0175"</text:p>
            <text:p>overlay0_desc0_overlay = p-light-hotkey.png</text:p>
            <text:p>overlay0_desc0_reach_x = 0</text:p>
            <text:p>overlay0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87" calcext:value-type="float">
            <text:p>87</text:p>
          </table:table-cell>
          <table:table-cell table:formula="of:=[$source.G4]+[.F3]" office:value-type="float" office:value="1236" calcext:value-type="float">
            <text:p>1236</text:p>
          </table:table-cell>
          <table:table-cell table:formula="of:=ROUND([.E3]/[$source.$F$1];5)" office:value-type="float" office:value="0.03889" calcext:value-type="float">
            <text:p>0.03889</text:p>
          </table:table-cell>
          <table:table-cell table:formula="of:=ROUND([.F3]/[$source.$H$1];5)" office:value-type="float" office:value="0.0175" calcext:value-type="float">
            <text:p>0.0175</text:p>
          </table:table-cell>
          <table:table-cell table:formula="of:=ROUND([.G3]/[$source.$F$1];5)" office:value-type="float" office:value="0.08056" calcext:value-type="float">
            <text:p>0.08056</text:p>
          </table:table-cell>
          <table:table-cell table:formula="of:=ROUND([.H3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portrait' &gt; 0 &gt; light for 'toggle_fast_forward'" calcext:value-type="string">
            <text:p>### Overlay 'portrait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0_desc0 = &quot;toggle_fast_forward,0.08056,0.515,radial,0.03889,0.0175&quot;" calcext:value-type="string">
            <text:p>overlay0_desc0 = "toggle_fast_forward,0.08056,0.515,radial,0.03889,0.0175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0_desc0_overlay = p-light-hotkey.png" calcext:value-type="string">
            <text:p>overlay0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0_desc0_reach_x = 0" calcext:value-type="string">
            <text:p>overlay0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0_desc0_alpha_mod = 20" calcext:value-type="string">
            <text:p>overlay0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portrait' &gt; 1 &gt; light for 'load_state'&#10;overlay0_desc1 = &quot;load_state,0.41944,0.515,radial,0.03889,0.0175&quot;&#10;overlay0_desc1_overlay = p-light-hotkey.png&#10;overlay0_desc1_reach_x = 0&#10;overlay0_desc1_alpha_mod = 20" calcext:value-type="string">
            <text:p>### Overlay 'portrait' &gt; 1 &gt; light for 'load_state'</text:p>
            <text:p>overlay0_desc1 = "load_state,0.41944,0.515,radial,0.03889,0.0175"</text:p>
            <text:p>overlay0_desc1_overlay = p-light-hotkey.png</text:p>
            <text:p>overlay0_desc1_reach_x = 0</text:p>
            <text:p>overlay0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453" calcext:value-type="float">
            <text:p>453</text:p>
          </table:table-cell>
          <table:table-cell table:formula="of:=[$source.G5]+[.F4]" office:value-type="float" office:value="1236" calcext:value-type="float">
            <text:p>1236</text:p>
          </table:table-cell>
          <table:table-cell table:formula="of:=ROUND([.E4]/[$source.$F$1];5)" office:value-type="float" office:value="0.03889" calcext:value-type="float">
            <text:p>0.03889</text:p>
          </table:table-cell>
          <table:table-cell table:formula="of:=ROUND([.F4]/[$source.$H$1];5)" office:value-type="float" office:value="0.0175" calcext:value-type="float">
            <text:p>0.0175</text:p>
          </table:table-cell>
          <table:table-cell table:formula="of:=ROUND([.G4]/[$source.$F$1];5)" office:value-type="float" office:value="0.41944" calcext:value-type="float">
            <text:p>0.41944</text:p>
          </table:table-cell>
          <table:table-cell table:formula="of:=ROUND([.H4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portrait' &gt; 1 &gt; light for 'load_state'" calcext:value-type="string">
            <text:p>### Overlay 'portrait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0_desc1 = &quot;load_state,0.41944,0.515,radial,0.03889,0.0175&quot;" calcext:value-type="string">
            <text:p>overlay0_desc1 = "load_state,0.41944,0.515,radial,0.03889,0.0175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0_desc1_overlay = p-light-hotkey.png" calcext:value-type="string">
            <text:p>overlay0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0_desc1_reach_x = 0" calcext:value-type="string">
            <text:p>overlay0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0_desc1_alpha_mod = 20" calcext:value-type="string">
            <text:p>overlay0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portrait' &gt; 2 &gt; light for 'save_state'&#10;overlay0_desc2 = &quot;save_state,0.58056,0.515,radial,0.03889,0.0175&quot;&#10;overlay0_desc2_overlay = p-light-hotkey.png&#10;overlay0_desc2_reach_x = 0&#10;overlay0_desc2_alpha_mod = 20" calcext:value-type="string">
            <text:p>### Overlay 'portrait' &gt; 2 &gt; light for 'save_state'</text:p>
            <text:p>overlay0_desc2 = "save_state,0.58056,0.515,radial,0.03889,0.0175"</text:p>
            <text:p>overlay0_desc2_overlay = p-light-hotkey.png</text:p>
            <text:p>overlay0_desc2_reach_x = 0</text:p>
            <text:p>overlay0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627" calcext:value-type="float">
            <text:p>627</text:p>
          </table:table-cell>
          <table:table-cell table:formula="of:=[$source.G6]+[.F5]" office:value-type="float" office:value="1236" calcext:value-type="float">
            <text:p>1236</text:p>
          </table:table-cell>
          <table:table-cell table:formula="of:=ROUND([.E5]/[$source.$F$1];5)" office:value-type="float" office:value="0.03889" calcext:value-type="float">
            <text:p>0.03889</text:p>
          </table:table-cell>
          <table:table-cell table:formula="of:=ROUND([.F5]/[$source.$H$1];5)" office:value-type="float" office:value="0.0175" calcext:value-type="float">
            <text:p>0.0175</text:p>
          </table:table-cell>
          <table:table-cell table:formula="of:=ROUND([.G5]/[$source.$F$1];5)" office:value-type="float" office:value="0.58056" calcext:value-type="float">
            <text:p>0.58056</text:p>
          </table:table-cell>
          <table:table-cell table:formula="of:=ROUND([.H5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portrait' &gt; 2 &gt; light for 'save_state'" calcext:value-type="string">
            <text:p>### Overlay 'portrait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0_desc2 = &quot;save_state,0.58056,0.515,radial,0.03889,0.0175&quot;" calcext:value-type="string">
            <text:p>overlay0_desc2 = "save_state,0.58056,0.515,radial,0.03889,0.0175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0_desc2_overlay = p-light-hotkey.png" calcext:value-type="string">
            <text:p>overlay0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0_desc2_reach_x = 0" calcext:value-type="string">
            <text:p>overlay0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0_desc2_alpha_mod = 20" calcext:value-type="string">
            <text:p>overlay0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portrait' &gt; 3 &gt; light for 'menu_toggle'&#10;overlay0_desc3 = &quot;menu_toggle,0.91944,0.515,radial,0.03889,0.0175&quot;&#10;overlay0_desc3_overlay = p-light-hotkey.png&#10;overlay0_desc3_reach_x = 0&#10;overlay0_desc3_alpha_mod = 20" calcext:value-type="string">
            <text:p>### Overlay 'portrait' &gt; 3 &gt; light for 'menu_toggle'</text:p>
            <text:p>overlay0_desc3 = "menu_toggle,0.91944,0.515,radial,0.03889,0.0175"</text:p>
            <text:p>overlay0_desc3_overlay = p-light-hotkey.png</text:p>
            <text:p>overlay0_desc3_reach_x = 0</text:p>
            <text:p>overlay0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993" calcext:value-type="float">
            <text:p>993</text:p>
          </table:table-cell>
          <table:table-cell table:formula="of:=[$source.G7]+[.F6]" office:value-type="float" office:value="1236" calcext:value-type="float">
            <text:p>1236</text:p>
          </table:table-cell>
          <table:table-cell table:formula="of:=ROUND([.E6]/[$source.$F$1];5)" office:value-type="float" office:value="0.03889" calcext:value-type="float">
            <text:p>0.03889</text:p>
          </table:table-cell>
          <table:table-cell table:formula="of:=ROUND([.F6]/[$source.$H$1];5)" office:value-type="float" office:value="0.0175" calcext:value-type="float">
            <text:p>0.0175</text:p>
          </table:table-cell>
          <table:table-cell table:formula="of:=ROUND([.G6]/[$source.$F$1];5)" office:value-type="float" office:value="0.91944" calcext:value-type="float">
            <text:p>0.91944</text:p>
          </table:table-cell>
          <table:table-cell table:formula="of:=ROUND([.H6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portrait' &gt; 3 &gt; light for 'menu_toggle'" calcext:value-type="string">
            <text:p>### Overlay 'portrait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0_desc3 = &quot;menu_toggle,0.91944,0.515,radial,0.03889,0.0175&quot;" calcext:value-type="string">
            <text:p>overlay0_desc3 = "menu_toggle,0.91944,0.515,radial,0.03889,0.0175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0_desc3_overlay = p-light-hotkey.png" calcext:value-type="string">
            <text:p>overlay0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0_desc3_reach_x = 0" calcext:value-type="string">
            <text:p>overlay0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0_desc3_alpha_mod = 20" calcext:value-type="string">
            <text:p>overlay0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portrait' &gt; 4 &gt; light for 'l2'&#10;overlay0_desc4 = &quot;l2,0.08056,0.58793,radial,0.05556,0.025&quot;&#10;overlay0_desc4_overlay = p-light-shoulder.png&#10;overlay0_desc4_reach_x = 0&#10;overlay0_desc4_alpha_mod = 20" calcext:value-type="string">
            <text:p>### Overlay 'portrait' &gt; 4 &gt; light for 'l2'</text:p>
            <text:p>overlay0_desc4 = "l2,0.08056,0.58793,radial,0.05556,0.025"</text:p>
            <text:p>overlay0_desc4_overlay = p-light-shoulder.png</text:p>
            <text:p>overlay0_desc4_reach_x = 0</text:p>
            <text:p>overlay0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87" calcext:value-type="float">
            <text:p>87</text:p>
          </table:table-cell>
          <table:table-cell table:formula="of:=[$source.G8]+[.F7]" office:value-type="float" office:value="1411.035" calcext:value-type="float">
            <text:p>1411.035</text:p>
          </table:table-cell>
          <table:table-cell table:formula="of:=ROUND([.E7]/[$source.$F$1];5)" office:value-type="float" office:value="0.05556" calcext:value-type="float">
            <text:p>0.05556</text:p>
          </table:table-cell>
          <table:table-cell table:formula="of:=ROUND([.F7]/[$source.$H$1];5)" office:value-type="float" office:value="0.025" calcext:value-type="float">
            <text:p>0.025</text:p>
          </table:table-cell>
          <table:table-cell table:formula="of:=ROUND([.G7]/[$source.$F$1];5)" office:value-type="float" office:value="0.08056" calcext:value-type="float">
            <text:p>0.08056</text:p>
          </table:table-cell>
          <table:table-cell table:formula="of:=ROUND([.H7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portrait' &gt; 4 &gt; light for 'l2'" calcext:value-type="string">
            <text:p>### Overlay 'portrait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0_desc4 = &quot;l2,0.08056,0.58793,radial,0.05556,0.025&quot;" calcext:value-type="string">
            <text:p>overlay0_desc4 = "l2,0.08056,0.58793,radial,0.05556,0.025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0_desc4_overlay = p-light-shoulder.png" calcext:value-type="string">
            <text:p>overlay0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0_desc4_reach_x = 0" calcext:value-type="string">
            <text:p>overlay0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0_desc4_alpha_mod = 20" calcext:value-type="string">
            <text:p>overlay0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portrait' &gt; 5 &gt; light for 'l1'&#10;overlay0_desc5 = &quot;l,0.25,0.5675,radial,0.05556,0.025&quot;&#10;overlay0_desc5_overlay = p-light-shoulder.png&#10;overlay0_desc5_reach_x = 0&#10;overlay0_desc5_alpha_mod = 20" calcext:value-type="string">
            <text:p>### Overlay 'portrait' &gt; 5 &gt; light for 'l1'</text:p>
            <text:p>overlay0_desc5 = "l,0.25,0.5675,radial,0.05556,0.025"</text:p>
            <text:p>overlay0_desc5_overlay = p-light-shoulder.png</text:p>
            <text:p>overlay0_desc5_reach_x = 0</text:p>
            <text:p>overlay0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270" calcext:value-type="float">
            <text:p>270</text:p>
          </table:table-cell>
          <table:table-cell table:formula="of:=[$source.G9]+[.F8]" office:value-type="float" office:value="1362" calcext:value-type="float">
            <text:p>1362</text:p>
          </table:table-cell>
          <table:table-cell table:formula="of:=ROUND([.E8]/[$source.$F$1];5)" office:value-type="float" office:value="0.05556" calcext:value-type="float">
            <text:p>0.05556</text:p>
          </table:table-cell>
          <table:table-cell table:formula="of:=ROUND([.F8]/[$source.$H$1];5)" office:value-type="float" office:value="0.025" calcext:value-type="float">
            <text:p>0.025</text:p>
          </table:table-cell>
          <table:table-cell table:formula="of:=ROUND([.G8]/[$source.$F$1];5)" office:value-type="float" office:value="0.25" calcext:value-type="float">
            <text:p>0.25</text:p>
          </table:table-cell>
          <table:table-cell table:formula="of:=ROUND([.H8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portrait' &gt; 5 &gt; light for 'l1'" calcext:value-type="string">
            <text:p>### Overlay 'portrait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0_desc5 = &quot;l,0.25,0.5675,radial,0.05556,0.025&quot;" calcext:value-type="string">
            <text:p>overlay0_desc5 = "l,0.25,0.5675,radial,0.05556,0.025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0_desc5_overlay = p-light-shoulder.png" calcext:value-type="string">
            <text:p>overlay0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0_desc5_reach_x = 0" calcext:value-type="string">
            <text:p>overlay0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0_desc5_alpha_mod = 20" calcext:value-type="string">
            <text:p>overlay0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portrait' &gt; 6 &gt; light for 'select'&#10;overlay0_desc6 = &quot;select,0.41944,0.58793,radial,0.05556,0.025&quot;&#10;overlay0_desc6_overlay = p-light-shoulder.png&#10;overlay0_desc6_reach_x = 0&#10;overlay0_desc6_alpha_mod = 20" calcext:value-type="string">
            <text:p>### Overlay 'portrait' &gt; 6 &gt; light for 'select'</text:p>
            <text:p>overlay0_desc6 = "select,0.41944,0.58793,radial,0.05556,0.025"</text:p>
            <text:p>overlay0_desc6_overlay = p-light-shoulder.png</text:p>
            <text:p>overlay0_desc6_reach_x = 0</text:p>
            <text:p>overlay0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453" calcext:value-type="float">
            <text:p>453</text:p>
          </table:table-cell>
          <table:table-cell table:formula="of:=[$source.G10]+[.F9]" office:value-type="float" office:value="1411.035" calcext:value-type="float">
            <text:p>1411.035</text:p>
          </table:table-cell>
          <table:table-cell table:formula="of:=ROUND([.E9]/[$source.$F$1];5)" office:value-type="float" office:value="0.05556" calcext:value-type="float">
            <text:p>0.05556</text:p>
          </table:table-cell>
          <table:table-cell table:formula="of:=ROUND([.F9]/[$source.$H$1];5)" office:value-type="float" office:value="0.025" calcext:value-type="float">
            <text:p>0.025</text:p>
          </table:table-cell>
          <table:table-cell table:formula="of:=ROUND([.G9]/[$source.$F$1];5)" office:value-type="float" office:value="0.41944" calcext:value-type="float">
            <text:p>0.41944</text:p>
          </table:table-cell>
          <table:table-cell table:formula="of:=ROUND([.H9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portrait' &gt; 6 &gt; light for 'select'" calcext:value-type="string">
            <text:p>### Overlay 'portrait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0_desc6 = &quot;select,0.41944,0.58793,radial,0.05556,0.025&quot;" calcext:value-type="string">
            <text:p>overlay0_desc6 = "select,0.41944,0.58793,radial,0.05556,0.025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0_desc6_overlay = p-light-shoulder.png" calcext:value-type="string">
            <text:p>overlay0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0_desc6_reach_x = 0" calcext:value-type="string">
            <text:p>overlay0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0_desc6_alpha_mod = 20" calcext:value-type="string">
            <text:p>overlay0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portrait' &gt; 7 &gt; light for 'start'&#10;overlay0_desc7 = &quot;start,0.58056,0.58793,radial,0.05556,0.025&quot;&#10;overlay0_desc7_overlay = p-light-shoulder.png&#10;overlay0_desc7_reach_x = 0&#10;overlay0_desc7_alpha_mod = 20" calcext:value-type="string">
            <text:p>### Overlay 'portrait' &gt; 7 &gt; light for 'start'</text:p>
            <text:p>overlay0_desc7 = "start,0.58056,0.58793,radial,0.05556,0.025"</text:p>
            <text:p>overlay0_desc7_overlay = p-light-shoulder.png</text:p>
            <text:p>overlay0_desc7_reach_x = 0</text:p>
            <text:p>overlay0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627" calcext:value-type="float">
            <text:p>627</text:p>
          </table:table-cell>
          <table:table-cell table:formula="of:=[$source.G11]+[.F10]" office:value-type="float" office:value="1411.035" calcext:value-type="float">
            <text:p>1411.035</text:p>
          </table:table-cell>
          <table:table-cell table:formula="of:=ROUND([.E10]/[$source.$F$1];5)" office:value-type="float" office:value="0.05556" calcext:value-type="float">
            <text:p>0.05556</text:p>
          </table:table-cell>
          <table:table-cell table:formula="of:=ROUND([.F10]/[$source.$H$1];5)" office:value-type="float" office:value="0.025" calcext:value-type="float">
            <text:p>0.025</text:p>
          </table:table-cell>
          <table:table-cell table:formula="of:=ROUND([.G10]/[$source.$F$1];5)" office:value-type="float" office:value="0.58056" calcext:value-type="float">
            <text:p>0.58056</text:p>
          </table:table-cell>
          <table:table-cell table:formula="of:=ROUND([.H10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portrait' &gt; 7 &gt; light for 'start'" calcext:value-type="string">
            <text:p>### Overlay 'portrait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0_desc7 = &quot;start,0.58056,0.58793,radial,0.05556,0.025&quot;" calcext:value-type="string">
            <text:p>overlay0_desc7 = "start,0.58056,0.58793,radial,0.05556,0.025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0_desc7_overlay = p-light-shoulder.png" calcext:value-type="string">
            <text:p>overlay0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0_desc7_reach_x = 0" calcext:value-type="string">
            <text:p>overlay0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0_desc7_alpha_mod = 20" calcext:value-type="string">
            <text:p>overlay0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portrait' &gt; 8 &gt; light for 'r1'&#10;overlay0_desc8 = &quot;r,0.75,0.5675,radial,0.05556,0.025&quot;&#10;overlay0_desc8_overlay = p-light-shoulder.png&#10;overlay0_desc8_reach_x = 0&#10;overlay0_desc8_alpha_mod = 20" calcext:value-type="string">
            <text:p>### Overlay 'portrait' &gt; 8 &gt; light for 'r1'</text:p>
            <text:p>overlay0_desc8 = "r,0.75,0.5675,radial,0.05556,0.025"</text:p>
            <text:p>overlay0_desc8_overlay = p-light-shoulder.png</text:p>
            <text:p>overlay0_desc8_reach_x = 0</text:p>
            <text:p>overlay0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810" calcext:value-type="float">
            <text:p>810</text:p>
          </table:table-cell>
          <table:table-cell table:formula="of:=[$source.G12]+[.F11]" office:value-type="float" office:value="1362" calcext:value-type="float">
            <text:p>1362</text:p>
          </table:table-cell>
          <table:table-cell table:formula="of:=ROUND([.E11]/[$source.$F$1];5)" office:value-type="float" office:value="0.05556" calcext:value-type="float">
            <text:p>0.05556</text:p>
          </table:table-cell>
          <table:table-cell table:formula="of:=ROUND([.F11]/[$source.$H$1];5)" office:value-type="float" office:value="0.025" calcext:value-type="float">
            <text:p>0.025</text:p>
          </table:table-cell>
          <table:table-cell table:formula="of:=ROUND([.G11]/[$source.$F$1];5)" office:value-type="float" office:value="0.75" calcext:value-type="float">
            <text:p>0.75</text:p>
          </table:table-cell>
          <table:table-cell table:formula="of:=ROUND([.H11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portrait' &gt; 8 &gt; light for 'r1'" calcext:value-type="string">
            <text:p>### Overlay 'portrait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0_desc8 = &quot;r,0.75,0.5675,radial,0.05556,0.025&quot;" calcext:value-type="string">
            <text:p>overlay0_desc8 = "r,0.75,0.5675,radial,0.05556,0.025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0_desc8_overlay = p-light-shoulder.png" calcext:value-type="string">
            <text:p>overlay0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0_desc8_reach_x = 0" calcext:value-type="string">
            <text:p>overlay0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0_desc8_alpha_mod = 20" calcext:value-type="string">
            <text:p>overlay0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portrait' &gt; 9 &gt; light for 'r2'&#10;overlay0_desc9 = &quot;r2,0.91944,0.58793,radial,0.05556,0.025&quot;&#10;overlay0_desc9_overlay = p-light-shoulder.png&#10;overlay0_desc9_reach_x = 0&#10;overlay0_desc9_alpha_mod = 20" calcext:value-type="string">
            <text:p>### Overlay 'portrait' &gt; 9 &gt; light for 'r2'</text:p>
            <text:p>overlay0_desc9 = "r2,0.91944,0.58793,radial,0.05556,0.025"</text:p>
            <text:p>overlay0_desc9_overlay = p-light-shoulder.png</text:p>
            <text:p>overlay0_desc9_reach_x = 0</text:p>
            <text:p>overlay0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993" calcext:value-type="float">
            <text:p>993</text:p>
          </table:table-cell>
          <table:table-cell table:formula="of:=[$source.G13]+[.F12]" office:value-type="float" office:value="1411.035" calcext:value-type="float">
            <text:p>1411.035</text:p>
          </table:table-cell>
          <table:table-cell table:formula="of:=ROUND([.E12]/[$source.$F$1];5)" office:value-type="float" office:value="0.05556" calcext:value-type="float">
            <text:p>0.05556</text:p>
          </table:table-cell>
          <table:table-cell table:formula="of:=ROUND([.F12]/[$source.$H$1];5)" office:value-type="float" office:value="0.025" calcext:value-type="float">
            <text:p>0.025</text:p>
          </table:table-cell>
          <table:table-cell table:formula="of:=ROUND([.G12]/[$source.$F$1];5)" office:value-type="float" office:value="0.91944" calcext:value-type="float">
            <text:p>0.91944</text:p>
          </table:table-cell>
          <table:table-cell table:formula="of:=ROUND([.H12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portrait' &gt; 9 &gt; light for 'r2'" calcext:value-type="string">
            <text:p>### Overlay 'portrait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0_desc9 = &quot;r2,0.91944,0.58793,radial,0.05556,0.025&quot;" calcext:value-type="string">
            <text:p>overlay0_desc9 = "r2,0.91944,0.58793,radial,0.05556,0.025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0_desc9_overlay = p-light-shoulder.png" calcext:value-type="string">
            <text:p>overlay0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0_desc9_reach_x = 0" calcext:value-type="string">
            <text:p>overlay0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0_desc9_alpha_mod = 20" calcext:value-type="string">
            <text:p>overlay0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portrait' &gt; 10 &gt; light for 'up'&#10;overlay0_desc10 = &quot;up,0.25,0.6625,radial,0.07778,0.035&quot;&#10;overlay0_desc10_overlay = p-light-act4.png&#10;overlay0_desc10_reach_x = 0&#10;overlay0_desc10_alpha_mod = 20" calcext:value-type="string">
            <text:p>### Overlay 'portrait' &gt; 10 &gt; light for 'up'</text:p>
            <text:p>overlay0_desc10 = "up,0.25,0.6625,radial,0.07778,0.035"</text:p>
            <text:p>overlay0_desc10_overlay = p-light-act4.png</text:p>
            <text:p>overlay0_desc10_reach_x = 0</text:p>
            <text:p>overlay0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270" calcext:value-type="float">
            <text:p>270</text:p>
          </table:table-cell>
          <table:table-cell table:formula="of:=[$source.G14]+[.F13]" office:value-type="float" office:value="1590" calcext:value-type="float">
            <text:p>1590</text:p>
          </table:table-cell>
          <table:table-cell table:formula="of:=ROUND([.E13]/[$source.$F$1];5)" office:value-type="float" office:value="0.07778" calcext:value-type="float">
            <text:p>0.07778</text:p>
          </table:table-cell>
          <table:table-cell table:formula="of:=ROUND([.F13]/[$source.$H$1];5)" office:value-type="float" office:value="0.035" calcext:value-type="float">
            <text:p>0.035</text:p>
          </table:table-cell>
          <table:table-cell table:formula="of:=ROUND([.G13]/[$source.$F$1];5)" office:value-type="float" office:value="0.25" calcext:value-type="float">
            <text:p>0.25</text:p>
          </table:table-cell>
          <table:table-cell table:formula="of:=ROUND([.H13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portrait' &gt; 10 &gt; light for 'up'" calcext:value-type="string">
            <text:p>### Overlay 'portrait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0_desc10 = &quot;up,0.25,0.6625,radial,0.07778,0.035&quot;" calcext:value-type="string">
            <text:p>overlay0_desc10 = "up,0.25,0.6625,radial,0.07778,0.035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0_desc10_overlay = p-light-act4.png" calcext:value-type="string">
            <text:p>overlay0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0_desc10_reach_x = 0" calcext:value-type="string">
            <text:p>overlay0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0_desc10_alpha_mod = 20" calcext:value-type="string">
            <text:p>overlay0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portrait' &gt; 11 &gt; light for 'left'&#10;overlay0_desc11 = &quot;left,0.12222,0.72,radial,0.07778,0.035&quot;&#10;overlay0_desc11_overlay = p-light-act4.png&#10;overlay0_desc11_reach_x = 0&#10;overlay0_desc11_alpha_mod = 20" calcext:value-type="string">
            <text:p>### Overlay 'portrait' &gt; 11 &gt; light for 'left'</text:p>
            <text:p>overlay0_desc11 = "left,0.12222,0.72,radial,0.07778,0.035"</text:p>
            <text:p>overlay0_desc11_overlay = p-light-act4.png</text:p>
            <text:p>overlay0_desc11_reach_x = 0</text:p>
            <text:p>overlay0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132" calcext:value-type="float">
            <text:p>132</text:p>
          </table:table-cell>
          <table:table-cell table:formula="of:=[$source.G15]+[.F14]" office:value-type="float" office:value="1728" calcext:value-type="float">
            <text:p>1728</text:p>
          </table:table-cell>
          <table:table-cell table:formula="of:=ROUND([.E14]/[$source.$F$1];5)" office:value-type="float" office:value="0.07778" calcext:value-type="float">
            <text:p>0.07778</text:p>
          </table:table-cell>
          <table:table-cell table:formula="of:=ROUND([.F14]/[$source.$H$1];5)" office:value-type="float" office:value="0.035" calcext:value-type="float">
            <text:p>0.035</text:p>
          </table:table-cell>
          <table:table-cell table:formula="of:=ROUND([.G14]/[$source.$F$1];5)" office:value-type="float" office:value="0.12222" calcext:value-type="float">
            <text:p>0.12222</text:p>
          </table:table-cell>
          <table:table-cell table:formula="of:=ROUND([.H14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portrait' &gt; 11 &gt; light for 'left'" calcext:value-type="string">
            <text:p>### Overlay 'portrait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0_desc11 = &quot;left,0.12222,0.72,radial,0.07778,0.035&quot;" calcext:value-type="string">
            <text:p>overlay0_desc11 = "left,0.12222,0.72,radial,0.07778,0.035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0_desc11_overlay = p-light-act4.png" calcext:value-type="string">
            <text:p>overlay0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0_desc11_reach_x = 0" calcext:value-type="string">
            <text:p>overlay0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0_desc11_alpha_mod = 20" calcext:value-type="string">
            <text:p>overlay0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portrait' &gt; 12 &gt; light for 'right'&#10;overlay0_desc12 = &quot;right,0.37778,0.72,radial,0.07778,0.035&quot;&#10;overlay0_desc12_overlay = p-light-act4.png&#10;overlay0_desc12_reach_x = 0&#10;overlay0_desc12_alpha_mod = 20" calcext:value-type="string">
            <text:p>### Overlay 'portrait' &gt; 12 &gt; light for 'right'</text:p>
            <text:p>overlay0_desc12 = "right,0.37778,0.72,radial,0.07778,0.035"</text:p>
            <text:p>overlay0_desc12_overlay = p-light-act4.png</text:p>
            <text:p>overlay0_desc12_reach_x = 0</text:p>
            <text:p>overlay0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08" calcext:value-type="float">
            <text:p>408</text:p>
          </table:table-cell>
          <table:table-cell table:formula="of:=[$source.G16]+[.F15]" office:value-type="float" office:value="1728" calcext:value-type="float">
            <text:p>1728</text:p>
          </table:table-cell>
          <table:table-cell table:formula="of:=ROUND([.E15]/[$source.$F$1];5)" office:value-type="float" office:value="0.07778" calcext:value-type="float">
            <text:p>0.07778</text:p>
          </table:table-cell>
          <table:table-cell table:formula="of:=ROUND([.F15]/[$source.$H$1];5)" office:value-type="float" office:value="0.035" calcext:value-type="float">
            <text:p>0.035</text:p>
          </table:table-cell>
          <table:table-cell table:formula="of:=ROUND([.G15]/[$source.$F$1];5)" office:value-type="float" office:value="0.37778" calcext:value-type="float">
            <text:p>0.37778</text:p>
          </table:table-cell>
          <table:table-cell table:formula="of:=ROUND([.H15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portrait' &gt; 12 &gt; light for 'right'" calcext:value-type="string">
            <text:p>### Overlay 'portrait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0_desc12 = &quot;right,0.37778,0.72,radial,0.07778,0.035&quot;" calcext:value-type="string">
            <text:p>overlay0_desc12 = "right,0.37778,0.72,radial,0.07778,0.035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0_desc12_overlay = p-light-act4.png" calcext:value-type="string">
            <text:p>overlay0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0_desc12_reach_x = 0" calcext:value-type="string">
            <text:p>overlay0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0_desc12_alpha_mod = 20" calcext:value-type="string">
            <text:p>overlay0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portrait' &gt; 13 &gt; light for 'down'&#10;overlay0_desc13 = &quot;down,0.25,0.7775,radial,0.07778,0.035&quot;&#10;overlay0_desc13_overlay = p-light-act4.png&#10;overlay0_desc13_reach_x = 0&#10;overlay0_desc13_alpha_mod = 20" calcext:value-type="string">
            <text:p>### Overlay 'portrait' &gt; 13 &gt; light for 'down'</text:p>
            <text:p>overlay0_desc13 = "down,0.25,0.7775,radial,0.07778,0.035"</text:p>
            <text:p>overlay0_desc13_overlay = p-light-act4.png</text:p>
            <text:p>overlay0_desc13_reach_x = 0</text:p>
            <text:p>overlay0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270" calcext:value-type="float">
            <text:p>270</text:p>
          </table:table-cell>
          <table:table-cell table:formula="of:=[$source.G17]+[.F16]" office:value-type="float" office:value="1866" calcext:value-type="float">
            <text:p>1866</text:p>
          </table:table-cell>
          <table:table-cell table:formula="of:=ROUND([.E16]/[$source.$F$1];5)" office:value-type="float" office:value="0.07778" calcext:value-type="float">
            <text:p>0.07778</text:p>
          </table:table-cell>
          <table:table-cell table:formula="of:=ROUND([.F16]/[$source.$H$1];5)" office:value-type="float" office:value="0.035" calcext:value-type="float">
            <text:p>0.035</text:p>
          </table:table-cell>
          <table:table-cell table:formula="of:=ROUND([.G16]/[$source.$F$1];5)" office:value-type="float" office:value="0.25" calcext:value-type="float">
            <text:p>0.25</text:p>
          </table:table-cell>
          <table:table-cell table:formula="of:=ROUND([.H16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portrait' &gt; 13 &gt; light for 'down'" calcext:value-type="string">
            <text:p>### Overlay 'portrait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0_desc13 = &quot;down,0.25,0.7775,radial,0.07778,0.035&quot;" calcext:value-type="string">
            <text:p>overlay0_desc13 = "down,0.25,0.7775,radial,0.07778,0.035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0_desc13_overlay = p-light-act4.png" calcext:value-type="string">
            <text:p>overlay0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0_desc13_reach_x = 0" calcext:value-type="string">
            <text:p>overlay0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0_desc13_alpha_mod = 20" calcext:value-type="string">
            <text:p>overlay0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portrait' &gt; 14 &gt; light for 'up|left'&#10;overlay0_desc14 = &quot;up|left,0.11644,0.6599,radial,0.01667,0.0075&quot;&#10;overlay0_desc14_overlay = p-light-corner.png&#10;overlay0_desc14_reach_x = 0&#10;overlay0_desc14_alpha_mod = 20" calcext:value-type="string">
            <text:p>### Overlay 'portrait' &gt; 14 &gt; light for 'up|left'</text:p>
            <text:p>overlay0_desc14 = "up|left,0.11644,0.6599,radial,0.01667,0.0075"</text:p>
            <text:p>overlay0_desc14_overlay = p-light-corner.png</text:p>
            <text:p>overlay0_desc14_reach_x = 0</text:p>
            <text:p>overlay0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1583.75" calcext:value-type="float">
            <text:p>1583.75</text:p>
          </table:table-cell>
          <table:table-cell table:formula="of:=ROUND([.E17]/[$source.$F$1];5)" office:value-type="float" office:value="0.01667" calcext:value-type="float">
            <text:p>0.01667</text:p>
          </table:table-cell>
          <table:table-cell table:formula="of:=ROUND([.F17]/[$source.$H$1];5)" office:value-type="float" office:value="0.0075" calcext:value-type="float">
            <text:p>0.0075</text:p>
          </table:table-cell>
          <table:table-cell table:formula="of:=ROUND([.G17]/[$source.$F$1];5)" office:value-type="float" office:value="0.11644" calcext:value-type="float">
            <text:p>0.11644</text:p>
          </table:table-cell>
          <table:table-cell table:formula="of:=ROUND([.H17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portrait' &gt; 14 &gt; light for 'up|left'" calcext:value-type="string">
            <text:p>### Overlay 'portrait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0_desc14 = &quot;up|left,0.11644,0.6599,radial,0.01667,0.0075&quot;" calcext:value-type="string">
            <text:p>overlay0_desc14 = "up|left,0.11644,0.6599,radial,0.01667,0.0075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0_desc14_overlay = p-light-corner.png" calcext:value-type="string">
            <text:p>overlay0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0_desc14_reach_x = 0" calcext:value-type="string">
            <text:p>overlay0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0_desc14_alpha_mod = 20" calcext:value-type="string">
            <text:p>overlay0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portrait' &gt; 15 &gt; light for 'up|right'&#10;overlay0_desc15 = &quot;up|right,0.38356,0.6599,radial,0.01667,0.0075&quot;&#10;overlay0_desc15_overlay = p-light-corner.png&#10;overlay0_desc15_reach_x = 0&#10;overlay0_desc15_alpha_mod = 20" calcext:value-type="string">
            <text:p>### Overlay 'portrait' &gt; 15 &gt; light for 'up|right'</text:p>
            <text:p>overlay0_desc15 = "up|right,0.38356,0.6599,radial,0.01667,0.0075"</text:p>
            <text:p>overlay0_desc15_overlay = p-light-corner.png</text:p>
            <text:p>overlay0_desc15_reach_x = 0</text:p>
            <text:p>overlay0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1583.75" calcext:value-type="float">
            <text:p>1583.75</text:p>
          </table:table-cell>
          <table:table-cell table:formula="of:=ROUND([.E18]/[$source.$F$1];5)" office:value-type="float" office:value="0.01667" calcext:value-type="float">
            <text:p>0.01667</text:p>
          </table:table-cell>
          <table:table-cell table:formula="of:=ROUND([.F18]/[$source.$H$1];5)" office:value-type="float" office:value="0.0075" calcext:value-type="float">
            <text:p>0.0075</text:p>
          </table:table-cell>
          <table:table-cell table:formula="of:=ROUND([.G18]/[$source.$F$1];5)" office:value-type="float" office:value="0.38356" calcext:value-type="float">
            <text:p>0.38356</text:p>
          </table:table-cell>
          <table:table-cell table:formula="of:=ROUND([.H18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portrait' &gt; 15 &gt; light for 'up|right'" calcext:value-type="string">
            <text:p>### Overlay 'portrait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0_desc15 = &quot;up|right,0.38356,0.6599,radial,0.01667,0.0075&quot;" calcext:value-type="string">
            <text:p>overlay0_desc15 = "up|right,0.38356,0.6599,radial,0.01667,0.0075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0_desc15_overlay = p-light-corner.png" calcext:value-type="string">
            <text:p>overlay0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0_desc15_reach_x = 0" calcext:value-type="string">
            <text:p>overlay0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0_desc15_alpha_mod = 20" calcext:value-type="string">
            <text:p>overlay0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portrait' &gt; 16 &gt; light for 'down|left'&#10;overlay0_desc16 = &quot;down|left,0.11644,0.7801,radial,0.01667,0.0075&quot;&#10;overlay0_desc16_overlay = p-light-corner.png&#10;overlay0_desc16_reach_x = 0&#10;overlay0_desc16_alpha_mod = 20" calcext:value-type="string">
            <text:p>### Overlay 'portrait' &gt; 16 &gt; light for 'down|left'</text:p>
            <text:p>overlay0_desc16 = "down|left,0.11644,0.7801,radial,0.01667,0.0075"</text:p>
            <text:p>overlay0_desc16_overlay = p-light-corner.png</text:p>
            <text:p>overlay0_desc16_reach_x = 0</text:p>
            <text:p>overlay0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125.75" calcext:value-type="float">
            <text:p>125.75</text:p>
          </table:table-cell>
          <table:table-cell table:formula="of:=[$source.G20]+[.F19]" office:value-type="float" office:value="1872.25" calcext:value-type="float">
            <text:p>1872.25</text:p>
          </table:table-cell>
          <table:table-cell table:formula="of:=ROUND([.E19]/[$source.$F$1];5)" office:value-type="float" office:value="0.01667" calcext:value-type="float">
            <text:p>0.01667</text:p>
          </table:table-cell>
          <table:table-cell table:formula="of:=ROUND([.F19]/[$source.$H$1];5)" office:value-type="float" office:value="0.0075" calcext:value-type="float">
            <text:p>0.0075</text:p>
          </table:table-cell>
          <table:table-cell table:formula="of:=ROUND([.G19]/[$source.$F$1];5)" office:value-type="float" office:value="0.11644" calcext:value-type="float">
            <text:p>0.11644</text:p>
          </table:table-cell>
          <table:table-cell table:formula="of:=ROUND([.H19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portrait' &gt; 16 &gt; light for 'down|left'" calcext:value-type="string">
            <text:p>### Overlay 'portrait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0_desc16 = &quot;down|left,0.11644,0.7801,radial,0.01667,0.0075&quot;" calcext:value-type="string">
            <text:p>overlay0_desc16 = "down|left,0.11644,0.7801,radial,0.01667,0.007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0_desc16_overlay = p-light-corner.png" calcext:value-type="string">
            <text:p>overlay0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0_desc16_reach_x = 0" calcext:value-type="string">
            <text:p>overlay0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0_desc16_alpha_mod = 20" calcext:value-type="string">
            <text:p>overlay0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portrait' &gt; 17 &gt; light for 'down|right'&#10;overlay0_desc17 = &quot;down|right,0.38356,0.7801,radial,0.01667,0.0075&quot;&#10;overlay0_desc17_overlay = p-light-corner.png&#10;overlay0_desc17_reach_x = 0&#10;overlay0_desc17_alpha_mod = 20" calcext:value-type="string">
            <text:p>### Overlay 'portrait' &gt; 17 &gt; light for 'down|right'</text:p>
            <text:p>overlay0_desc17 = "down|right,0.38356,0.7801,radial,0.01667,0.0075"</text:p>
            <text:p>overlay0_desc17_overlay = p-light-corner.png</text:p>
            <text:p>overlay0_desc17_reach_x = 0</text:p>
            <text:p>overlay0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14.25" calcext:value-type="float">
            <text:p>414.25</text:p>
          </table:table-cell>
          <table:table-cell table:formula="of:=[$source.G21]+[.F20]" office:value-type="float" office:value="1872.25" calcext:value-type="float">
            <text:p>1872.25</text:p>
          </table:table-cell>
          <table:table-cell table:formula="of:=ROUND([.E20]/[$source.$F$1];5)" office:value-type="float" office:value="0.01667" calcext:value-type="float">
            <text:p>0.01667</text:p>
          </table:table-cell>
          <table:table-cell table:formula="of:=ROUND([.F20]/[$source.$H$1];5)" office:value-type="float" office:value="0.0075" calcext:value-type="float">
            <text:p>0.0075</text:p>
          </table:table-cell>
          <table:table-cell table:formula="of:=ROUND([.G20]/[$source.$F$1];5)" office:value-type="float" office:value="0.38356" calcext:value-type="float">
            <text:p>0.38356</text:p>
          </table:table-cell>
          <table:table-cell table:formula="of:=ROUND([.H20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portrait' &gt; 17 &gt; light for 'down|right'" calcext:value-type="string">
            <text:p>### Overlay 'portrait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0_desc17 = &quot;down|right,0.38356,0.7801,radial,0.01667,0.0075&quot;" calcext:value-type="string">
            <text:p>overlay0_desc17 = "down|right,0.38356,0.7801,radial,0.01667,0.007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0_desc17_overlay = p-light-corner.png" calcext:value-type="string">
            <text:p>overlay0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0_desc17_reach_x = 0" calcext:value-type="string">
            <text:p>overlay0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0_desc17_alpha_mod = 20" calcext:value-type="string">
            <text:p>overlay0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portrait' &gt; 18 &gt; light for 'x'&#10;overlay0_desc18 = &quot;x,0.75,0.6625,radial,0.07778,0.035&quot;&#10;overlay0_desc18_overlay = p-light-act4.png&#10;overlay0_desc18_reach_x = 0&#10;overlay0_desc18_alpha_mod = 20" calcext:value-type="string">
            <text:p>### Overlay 'portrait' &gt; 18 &gt; light for 'x'</text:p>
            <text:p>overlay0_desc18 = "x,0.75,0.6625,radial,0.07778,0.035"</text:p>
            <text:p>overlay0_desc18_overlay = p-light-act4.png</text:p>
            <text:p>overlay0_desc18_reach_x = 0</text:p>
            <text:p>overlay0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810" calcext:value-type="float">
            <text:p>810</text:p>
          </table:table-cell>
          <table:table-cell table:formula="of:=[$source.G22]+[.F21]" office:value-type="float" office:value="1590" calcext:value-type="float">
            <text:p>1590</text:p>
          </table:table-cell>
          <table:table-cell table:formula="of:=ROUND([.E21]/[$source.$F$1];5)" office:value-type="float" office:value="0.07778" calcext:value-type="float">
            <text:p>0.07778</text:p>
          </table:table-cell>
          <table:table-cell table:formula="of:=ROUND([.F21]/[$source.$H$1];5)" office:value-type="float" office:value="0.035" calcext:value-type="float">
            <text:p>0.035</text:p>
          </table:table-cell>
          <table:table-cell table:formula="of:=ROUND([.G21]/[$source.$F$1];5)" office:value-type="float" office:value="0.75" calcext:value-type="float">
            <text:p>0.75</text:p>
          </table:table-cell>
          <table:table-cell table:formula="of:=ROUND([.H21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portrait' &gt; 18 &gt; light for 'x'" calcext:value-type="string">
            <text:p>### Overlay 'portrait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0_desc18 = &quot;x,0.75,0.6625,radial,0.07778,0.035&quot;" calcext:value-type="string">
            <text:p>overlay0_desc18 = "x,0.75,0.6625,radial,0.07778,0.03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0_desc18_overlay = p-light-act4.png" calcext:value-type="string">
            <text:p>overlay0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0_desc18_reach_x = 0" calcext:value-type="string">
            <text:p>overlay0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0_desc18_alpha_mod = 20" calcext:value-type="string">
            <text:p>overlay0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portrait' &gt; 19 &gt; light for 'y'&#10;overlay0_desc19 = &quot;y,0.62222,0.72,radial,0.07778,0.035&quot;&#10;overlay0_desc19_overlay = p-light-act4.png&#10;overlay0_desc19_reach_x = 0&#10;overlay0_desc19_alpha_mod = 20" calcext:value-type="string">
            <text:p>### Overlay 'portrait' &gt; 19 &gt; light for 'y'</text:p>
            <text:p>overlay0_desc19 = "y,0.62222,0.72,radial,0.07778,0.035"</text:p>
            <text:p>overlay0_desc19_overlay = p-light-act4.png</text:p>
            <text:p>overlay0_desc19_reach_x = 0</text:p>
            <text:p>overlay0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672" calcext:value-type="float">
            <text:p>672</text:p>
          </table:table-cell>
          <table:table-cell table:formula="of:=[$source.G23]+[.F22]" office:value-type="float" office:value="1728" calcext:value-type="float">
            <text:p>1728</text:p>
          </table:table-cell>
          <table:table-cell table:formula="of:=ROUND([.E22]/[$source.$F$1];5)" office:value-type="float" office:value="0.07778" calcext:value-type="float">
            <text:p>0.07778</text:p>
          </table:table-cell>
          <table:table-cell table:formula="of:=ROUND([.F22]/[$source.$H$1];5)" office:value-type="float" office:value="0.035" calcext:value-type="float">
            <text:p>0.035</text:p>
          </table:table-cell>
          <table:table-cell table:formula="of:=ROUND([.G22]/[$source.$F$1];5)" office:value-type="float" office:value="0.62222" calcext:value-type="float">
            <text:p>0.62222</text:p>
          </table:table-cell>
          <table:table-cell table:formula="of:=ROUND([.H22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portrait' &gt; 19 &gt; light for 'y'" calcext:value-type="string">
            <text:p>### Overlay 'portrait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0_desc19 = &quot;y,0.62222,0.72,radial,0.07778,0.035&quot;" calcext:value-type="string">
            <text:p>overlay0_desc19 = "y,0.62222,0.72,radial,0.07778,0.03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0_desc19_overlay = p-light-act4.png" calcext:value-type="string">
            <text:p>overlay0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0_desc19_reach_x = 0" calcext:value-type="string">
            <text:p>overlay0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0_desc19_alpha_mod = 20" calcext:value-type="string">
            <text:p>overlay0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portrait' &gt; 20 &gt; light for 'a'&#10;overlay0_desc20 = &quot;a,0.87778,0.72,radial,0.07778,0.035&quot;&#10;overlay0_desc20_overlay = p-light-act4.png&#10;overlay0_desc20_reach_x = 0&#10;overlay0_desc20_alpha_mod = 20" calcext:value-type="string">
            <text:p>### Overlay 'portrait' &gt; 20 &gt; light for 'a'</text:p>
            <text:p>overlay0_desc20 = "a,0.87778,0.72,radial,0.07778,0.035"</text:p>
            <text:p>overlay0_desc20_overlay = p-light-act4.png</text:p>
            <text:p>overlay0_desc20_reach_x = 0</text:p>
            <text:p>overlay0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948" calcext:value-type="float">
            <text:p>948</text:p>
          </table:table-cell>
          <table:table-cell table:formula="of:=[$source.G24]+[.F23]" office:value-type="float" office:value="1728" calcext:value-type="float">
            <text:p>1728</text:p>
          </table:table-cell>
          <table:table-cell table:formula="of:=ROUND([.E23]/[$source.$F$1];5)" office:value-type="float" office:value="0.07778" calcext:value-type="float">
            <text:p>0.07778</text:p>
          </table:table-cell>
          <table:table-cell table:formula="of:=ROUND([.F23]/[$source.$H$1];5)" office:value-type="float" office:value="0.035" calcext:value-type="float">
            <text:p>0.035</text:p>
          </table:table-cell>
          <table:table-cell table:formula="of:=ROUND([.G23]/[$source.$F$1];5)" office:value-type="float" office:value="0.87778" calcext:value-type="float">
            <text:p>0.87778</text:p>
          </table:table-cell>
          <table:table-cell table:formula="of:=ROUND([.H2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portrait' &gt; 20 &gt; light for 'a'" calcext:value-type="string">
            <text:p>### Overlay 'portrait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0_desc20 = &quot;a,0.87778,0.72,radial,0.07778,0.035&quot;" calcext:value-type="string">
            <text:p>overlay0_desc20 = "a,0.87778,0.72,radial,0.07778,0.03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0_desc20_overlay = p-light-act4.png" calcext:value-type="string">
            <text:p>overlay0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0_desc20_reach_x = 0" calcext:value-type="string">
            <text:p>overlay0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0_desc20_alpha_mod = 20" calcext:value-type="string">
            <text:p>overlay0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portrait' &gt; 21 &gt; light for 'b'&#10;overlay0_desc21 = &quot;b,0.75,0.7775,radial,0.07778,0.035&quot;&#10;overlay0_desc21_overlay = p-light-act4.png&#10;overlay0_desc21_reach_x = 0&#10;overlay0_desc21_alpha_mod = 20" calcext:value-type="string">
            <text:p>### Overlay 'portrait' &gt; 21 &gt; light for 'b'</text:p>
            <text:p>overlay0_desc21 = "b,0.75,0.7775,radial,0.07778,0.035"</text:p>
            <text:p>overlay0_desc21_overlay = p-light-act4.png</text:p>
            <text:p>overlay0_desc21_reach_x = 0</text:p>
            <text:p>overlay0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810" calcext:value-type="float">
            <text:p>810</text:p>
          </table:table-cell>
          <table:table-cell table:formula="of:=[$source.G25]+[.F24]" office:value-type="float" office:value="1866" calcext:value-type="float">
            <text:p>1866</text:p>
          </table:table-cell>
          <table:table-cell table:formula="of:=ROUND([.E24]/[$source.$F$1];5)" office:value-type="float" office:value="0.07778" calcext:value-type="float">
            <text:p>0.07778</text:p>
          </table:table-cell>
          <table:table-cell table:formula="of:=ROUND([.F24]/[$source.$H$1];5)" office:value-type="float" office:value="0.035" calcext:value-type="float">
            <text:p>0.035</text:p>
          </table:table-cell>
          <table:table-cell table:formula="of:=ROUND([.G24]/[$source.$F$1];5)" office:value-type="float" office:value="0.75" calcext:value-type="float">
            <text:p>0.75</text:p>
          </table:table-cell>
          <table:table-cell table:formula="of:=ROUND([.H24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portrait' &gt; 21 &gt; light for 'b'" calcext:value-type="string">
            <text:p>### Overlay 'portrait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0_desc21 = &quot;b,0.75,0.7775,radial,0.07778,0.035&quot;" calcext:value-type="string">
            <text:p>overlay0_desc21 = "b,0.75,0.7775,radial,0.07778,0.03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0_desc21_overlay = p-light-act4.png" calcext:value-type="string">
            <text:p>overlay0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0_desc21_reach_x = 0" calcext:value-type="string">
            <text:p>overlay0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0_desc21_alpha_mod = 20" calcext:value-type="string">
            <text:p>overlay0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portrait' &gt; 22 &gt; light for 'x|y'&#10;overlay0_desc22 = &quot;x|y,0.61644,0.6599,radial,0.01667,0.0075&quot;&#10;overlay0_desc22_overlay = p-light-corner.png&#10;overlay0_desc22_reach_x = 0&#10;overlay0_desc22_alpha_mod = 20" calcext:value-type="string">
            <text:p>### Overlay 'portrait' &gt; 22 &gt; light for 'x|y'</text:p>
            <text:p>overlay0_desc22 = "x|y,0.61644,0.6599,radial,0.01667,0.0075"</text:p>
            <text:p>overlay0_desc22_overlay = p-light-corner.png</text:p>
            <text:p>overlay0_desc22_reach_x = 0</text:p>
            <text:p>overlay0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665.75" calcext:value-type="float">
            <text:p>665.75</text:p>
          </table:table-cell>
          <table:table-cell table:formula="of:=[$source.G26]+[.F25]" office:value-type="float" office:value="1583.75" calcext:value-type="float">
            <text:p>1583.75</text:p>
          </table:table-cell>
          <table:table-cell table:formula="of:=ROUND([.E25]/[$source.$F$1];5)" office:value-type="float" office:value="0.01667" calcext:value-type="float">
            <text:p>0.01667</text:p>
          </table:table-cell>
          <table:table-cell table:formula="of:=ROUND([.F25]/[$source.$H$1];5)" office:value-type="float" office:value="0.0075" calcext:value-type="float">
            <text:p>0.0075</text:p>
          </table:table-cell>
          <table:table-cell table:formula="of:=ROUND([.G25]/[$source.$F$1];5)" office:value-type="float" office:value="0.61644" calcext:value-type="float">
            <text:p>0.61644</text:p>
          </table:table-cell>
          <table:table-cell table:formula="of:=ROUND([.H25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portrait' &gt; 22 &gt; light for 'x|y'" calcext:value-type="string">
            <text:p>### Overlay 'portrait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0_desc22 = &quot;x|y,0.61644,0.6599,radial,0.01667,0.0075&quot;" calcext:value-type="string">
            <text:p>overlay0_desc22 = "x|y,0.61644,0.6599,radial,0.01667,0.0075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0_desc22_overlay = p-light-corner.png" calcext:value-type="string">
            <text:p>overlay0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0_desc22_reach_x = 0" calcext:value-type="string">
            <text:p>overlay0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0_desc22_alpha_mod = 20" calcext:value-type="string">
            <text:p>overlay0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portrait' &gt; 23 &gt; light for 'x|a'&#10;overlay0_desc23 = &quot;x|a,0.88356,0.6599,radial,0.01667,0.0075&quot;&#10;overlay0_desc23_overlay = p-light-corner.png&#10;overlay0_desc23_reach_x = 0&#10;overlay0_desc23_alpha_mod = 20" calcext:value-type="string">
            <text:p>### Overlay 'portrait' &gt; 23 &gt; light for 'x|a'</text:p>
            <text:p>overlay0_desc23 = "x|a,0.88356,0.6599,radial,0.01667,0.0075"</text:p>
            <text:p>overlay0_desc23_overlay = p-light-corner.png</text:p>
            <text:p>overlay0_desc23_reach_x = 0</text:p>
            <text:p>overlay0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954.25" calcext:value-type="float">
            <text:p>954.25</text:p>
          </table:table-cell>
          <table:table-cell table:formula="of:=[$source.G27]+[.F26]" office:value-type="float" office:value="1583.75" calcext:value-type="float">
            <text:p>1583.75</text:p>
          </table:table-cell>
          <table:table-cell table:formula="of:=ROUND([.E26]/[$source.$F$1];5)" office:value-type="float" office:value="0.01667" calcext:value-type="float">
            <text:p>0.01667</text:p>
          </table:table-cell>
          <table:table-cell table:formula="of:=ROUND([.F26]/[$source.$H$1];5)" office:value-type="float" office:value="0.0075" calcext:value-type="float">
            <text:p>0.0075</text:p>
          </table:table-cell>
          <table:table-cell table:formula="of:=ROUND([.G26]/[$source.$F$1];5)" office:value-type="float" office:value="0.88356" calcext:value-type="float">
            <text:p>0.88356</text:p>
          </table:table-cell>
          <table:table-cell table:formula="of:=ROUND([.H26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portrait' &gt; 23 &gt; light for 'x|a'" calcext:value-type="string">
            <text:p>### Overlay 'portrait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0_desc23 = &quot;x|a,0.88356,0.6599,radial,0.01667,0.0075&quot;" calcext:value-type="string">
            <text:p>overlay0_desc23 = "x|a,0.88356,0.6599,radial,0.01667,0.0075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0_desc23_overlay = p-light-corner.png" calcext:value-type="string">
            <text:p>overlay0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0_desc23_reach_x = 0" calcext:value-type="string">
            <text:p>overlay0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0_desc23_alpha_mod = 20" calcext:value-type="string">
            <text:p>overlay0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portrait' &gt; 24 &gt; light for 'b|y'&#10;overlay0_desc24 = &quot;b|y,0.61644,0.7801,radial,0.01667,0.0075&quot;&#10;overlay0_desc24_overlay = p-light-corner.png&#10;overlay0_desc24_reach_x = 0&#10;overlay0_desc24_alpha_mod = 20" calcext:value-type="string">
            <text:p>### Overlay 'portrait' &gt; 24 &gt; light for 'b|y'</text:p>
            <text:p>overlay0_desc24 = "b|y,0.61644,0.7801,radial,0.01667,0.0075"</text:p>
            <text:p>overlay0_desc24_overlay = p-light-corner.png</text:p>
            <text:p>overlay0_desc24_reach_x = 0</text:p>
            <text:p>overlay0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665.75" calcext:value-type="float">
            <text:p>665.75</text:p>
          </table:table-cell>
          <table:table-cell table:formula="of:=[$source.G28]+[.F27]" office:value-type="float" office:value="1872.25" calcext:value-type="float">
            <text:p>1872.25</text:p>
          </table:table-cell>
          <table:table-cell table:formula="of:=ROUND([.E27]/[$source.$F$1];5)" office:value-type="float" office:value="0.01667" calcext:value-type="float">
            <text:p>0.01667</text:p>
          </table:table-cell>
          <table:table-cell table:formula="of:=ROUND([.F27]/[$source.$H$1];5)" office:value-type="float" office:value="0.0075" calcext:value-type="float">
            <text:p>0.0075</text:p>
          </table:table-cell>
          <table:table-cell table:formula="of:=ROUND([.G27]/[$source.$F$1];5)" office:value-type="float" office:value="0.61644" calcext:value-type="float">
            <text:p>0.61644</text:p>
          </table:table-cell>
          <table:table-cell table:formula="of:=ROUND([.H27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portrait' &gt; 24 &gt; light for 'b|y'" calcext:value-type="string">
            <text:p>### Overlay 'portrait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0_desc24 = &quot;b|y,0.61644,0.7801,radial,0.01667,0.0075&quot;" calcext:value-type="string">
            <text:p>overlay0_desc24 = "b|y,0.61644,0.7801,radial,0.01667,0.0075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0_desc24_overlay = p-light-corner.png" calcext:value-type="string">
            <text:p>overlay0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0_desc24_reach_x = 0" calcext:value-type="string">
            <text:p>overlay0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0_desc24_alpha_mod = 20" calcext:value-type="string">
            <text:p>overlay0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portrait' &gt; 25 &gt; light for 'b|a'&#10;overlay0_desc25 = &quot;b|a,0.88356,0.7801,radial,0.01667,0.0075&quot;&#10;overlay0_desc25_overlay = p-light-corner.png&#10;overlay0_desc25_reach_x = 0&#10;overlay0_desc25_alpha_mod = 20" calcext:value-type="string">
            <text:p>### Overlay 'portrait' &gt; 25 &gt; light for 'b|a'</text:p>
            <text:p>overlay0_desc25 = "b|a,0.88356,0.7801,radial,0.01667,0.0075"</text:p>
            <text:p>overlay0_desc25_overlay = p-light-corner.png</text:p>
            <text:p>overlay0_desc25_reach_x = 0</text:p>
            <text:p>overlay0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954.25" calcext:value-type="float">
            <text:p>954.25</text:p>
          </table:table-cell>
          <table:table-cell table:formula="of:=[$source.G29]+[.F28]" office:value-type="float" office:value="1872.25" calcext:value-type="float">
            <text:p>1872.25</text:p>
          </table:table-cell>
          <table:table-cell table:formula="of:=ROUND([.E28]/[$source.$F$1];5)" office:value-type="float" office:value="0.01667" calcext:value-type="float">
            <text:p>0.01667</text:p>
          </table:table-cell>
          <table:table-cell table:formula="of:=ROUND([.F28]/[$source.$H$1];5)" office:value-type="float" office:value="0.0075" calcext:value-type="float">
            <text:p>0.0075</text:p>
          </table:table-cell>
          <table:table-cell table:formula="of:=ROUND([.G28]/[$source.$F$1];5)" office:value-type="float" office:value="0.88356" calcext:value-type="float">
            <text:p>0.88356</text:p>
          </table:table-cell>
          <table:table-cell table:formula="of:=ROUND([.H28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portrait' &gt; 25 &gt; light for 'b|a'" calcext:value-type="string">
            <text:p>### Overlay 'portrait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0_desc25 = &quot;b|a,0.88356,0.7801,radial,0.01667,0.0075&quot;" calcext:value-type="string">
            <text:p>overlay0_desc25 = "b|a,0.88356,0.7801,radial,0.01667,0.0075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0_desc25_overlay = p-light-corner.png" calcext:value-type="string">
            <text:p>overlay0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0_desc25_reach_x = 0" calcext:value-type="string">
            <text:p>overlay0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0_desc25_alpha_mod = 20" calcext:value-type="string">
            <text:p>overlay0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portrait' &gt; 26 &gt; button for 'toggle_fast_forward'&#10;overlay0_desc26 = &quot;toggle_fast_forward,0.08056,0.515,radial,0.05,0.0225&quot;&#10;overlay0_desc26_overlay = p-btn-fast-forward.png&#10;overlay0_desc26_reach_x = 1.25&#10;overlay0_desc26_reach_y = 1.25&#10;overlay0_desc26_alpha_mod = 2" calcext:value-type="string">
            <text:p>### Overlay 'portrait' &gt; 26 &gt; button for 'toggle_fast_forward'</text:p>
            <text:p>overlay0_desc26 = "toggle_fast_forward,0.08056,0.515,radial,0.05,0.0225"</text:p>
            <text:p>overlay0_desc26_overlay = p-btn-fast-forward.png</text:p>
            <text:p>overlay0_desc26_reach_x = 1.25</text:p>
            <text:p>overlay0_desc26_reach_y = 1.25</text:p>
            <text:p>overlay0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87" calcext:value-type="float">
            <text:p>87</text:p>
          </table:table-cell>
          <table:table-cell table:formula="of:=[$source.G30]+[.F29]" office:value-type="float" office:value="1236" calcext:value-type="float">
            <text:p>1236</text:p>
          </table:table-cell>
          <table:table-cell table:formula="of:=ROUND([.E29]/[$source.$F$1];5)" office:value-type="float" office:value="0.05" calcext:value-type="float">
            <text:p>0.05</text:p>
          </table:table-cell>
          <table:table-cell table:formula="of:=ROUND([.F29]/[$source.$H$1];5)" office:value-type="float" office:value="0.0225" calcext:value-type="float">
            <text:p>0.0225</text:p>
          </table:table-cell>
          <table:table-cell table:formula="of:=ROUND([.G29]/[$source.$F$1];5)" office:value-type="float" office:value="0.08056" calcext:value-type="float">
            <text:p>0.08056</text:p>
          </table:table-cell>
          <table:table-cell table:formula="of:=ROUND([.H29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portrait' &gt; 26 &gt; button for 'toggle_fast_forward'" calcext:value-type="string">
            <text:p>### Overlay 'portrait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0_desc26 = &quot;toggle_fast_forward,0.08056,0.515,radial,0.05,0.0225&quot;" calcext:value-type="string">
            <text:p>overlay0_desc26 = "toggle_fast_forward,0.08056,0.515,radial,0.05,0.022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0_desc26_overlay = p-btn-fast-forward.png" calcext:value-type="string">
            <text:p>overlay0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0_desc26_reach_x = 1.25&#10;overlay0_desc26_reach_y = 1.25" calcext:value-type="string">
            <text:p>overlay0_desc26_reach_x = 1.25</text:p>
            <text:p>overlay0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0_desc26_alpha_mod = 2" calcext:value-type="string">
            <text:p>overlay0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portrait' &gt; 27 &gt; button for 'load_state'&#10;overlay0_desc27 = &quot;load_state,0.41944,0.515,radial,0.05,0.0225&quot;&#10;overlay0_desc27_overlay = p-btn-load.png&#10;overlay0_desc27_reach_x = 1.25&#10;overlay0_desc27_reach_y = 1.25&#10;overlay0_desc27_alpha_mod = 2" calcext:value-type="string">
            <text:p>### Overlay 'portrait' &gt; 27 &gt; button for 'load_state'</text:p>
            <text:p>overlay0_desc27 = "load_state,0.41944,0.515,radial,0.05,0.0225"</text:p>
            <text:p>overlay0_desc27_overlay = p-btn-load.png</text:p>
            <text:p>overlay0_desc27_reach_x = 1.25</text:p>
            <text:p>overlay0_desc27_reach_y = 1.25</text:p>
            <text:p>overlay0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453" calcext:value-type="float">
            <text:p>453</text:p>
          </table:table-cell>
          <table:table-cell table:formula="of:=[$source.G31]+[.F30]" office:value-type="float" office:value="1236" calcext:value-type="float">
            <text:p>1236</text:p>
          </table:table-cell>
          <table:table-cell table:formula="of:=ROUND([.E30]/[$source.$F$1];5)" office:value-type="float" office:value="0.05" calcext:value-type="float">
            <text:p>0.05</text:p>
          </table:table-cell>
          <table:table-cell table:formula="of:=ROUND([.F30]/[$source.$H$1];5)" office:value-type="float" office:value="0.0225" calcext:value-type="float">
            <text:p>0.0225</text:p>
          </table:table-cell>
          <table:table-cell table:formula="of:=ROUND([.G30]/[$source.$F$1];5)" office:value-type="float" office:value="0.41944" calcext:value-type="float">
            <text:p>0.41944</text:p>
          </table:table-cell>
          <table:table-cell table:formula="of:=ROUND([.H30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portrait' &gt; 27 &gt; button for 'load_state'" calcext:value-type="string">
            <text:p>### Overlay 'portrait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0_desc27 = &quot;load_state,0.41944,0.515,radial,0.05,0.0225&quot;" calcext:value-type="string">
            <text:p>overlay0_desc27 = "load_state,0.41944,0.515,radial,0.05,0.022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0_desc27_overlay = p-btn-load.png" calcext:value-type="string">
            <text:p>overlay0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0_desc27_reach_x = 1.25&#10;overlay0_desc27_reach_y = 1.25" calcext:value-type="string">
            <text:p>overlay0_desc27_reach_x = 1.25</text:p>
            <text:p>overlay0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0_desc27_alpha_mod = 2" calcext:value-type="string">
            <text:p>overlay0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portrait' &gt; 28 &gt; button for 'save_state'&#10;overlay0_desc28 = &quot;save_state,0.58056,0.515,radial,0.05,0.0225&quot;&#10;overlay0_desc28_overlay = p-btn-save.png&#10;overlay0_desc28_reach_x = 1.25&#10;overlay0_desc28_reach_y = 1.25&#10;overlay0_desc28_alpha_mod = 2" calcext:value-type="string">
            <text:p>### Overlay 'portrait' &gt; 28 &gt; button for 'save_state'</text:p>
            <text:p>overlay0_desc28 = "save_state,0.58056,0.515,radial,0.05,0.0225"</text:p>
            <text:p>overlay0_desc28_overlay = p-btn-save.png</text:p>
            <text:p>overlay0_desc28_reach_x = 1.25</text:p>
            <text:p>overlay0_desc28_reach_y = 1.25</text:p>
            <text:p>overlay0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627" calcext:value-type="float">
            <text:p>627</text:p>
          </table:table-cell>
          <table:table-cell table:formula="of:=[$source.G32]+[.F31]" office:value-type="float" office:value="1236" calcext:value-type="float">
            <text:p>1236</text:p>
          </table:table-cell>
          <table:table-cell table:formula="of:=ROUND([.E31]/[$source.$F$1];5)" office:value-type="float" office:value="0.05" calcext:value-type="float">
            <text:p>0.05</text:p>
          </table:table-cell>
          <table:table-cell table:formula="of:=ROUND([.F31]/[$source.$H$1];5)" office:value-type="float" office:value="0.0225" calcext:value-type="float">
            <text:p>0.0225</text:p>
          </table:table-cell>
          <table:table-cell table:formula="of:=ROUND([.G31]/[$source.$F$1];5)" office:value-type="float" office:value="0.58056" calcext:value-type="float">
            <text:p>0.58056</text:p>
          </table:table-cell>
          <table:table-cell table:formula="of:=ROUND([.H31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portrait' &gt; 28 &gt; button for 'save_state'" calcext:value-type="string">
            <text:p>### Overlay 'portrait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0_desc28 = &quot;save_state,0.58056,0.515,radial,0.05,0.0225&quot;" calcext:value-type="string">
            <text:p>overlay0_desc28 = "save_state,0.58056,0.515,radial,0.05,0.022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0_desc28_overlay = p-btn-save.png" calcext:value-type="string">
            <text:p>overlay0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0_desc28_reach_x = 1.25&#10;overlay0_desc28_reach_y = 1.25" calcext:value-type="string">
            <text:p>overlay0_desc28_reach_x = 1.25</text:p>
            <text:p>overlay0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0_desc28_alpha_mod = 2" calcext:value-type="string">
            <text:p>overlay0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portrait' &gt; 29 &gt; button for 'menu_toggle'&#10;overlay0_desc29 = &quot;menu_toggle,0.91944,0.515,radial,0.05,0.0225&quot;&#10;overlay0_desc29_overlay = p-btn-menu.png&#10;overlay0_desc29_reach_x = 1.25&#10;overlay0_desc29_reach_y = 1.25&#10;overlay0_desc29_alpha_mod = 2" calcext:value-type="string">
            <text:p>### Overlay 'portrait' &gt; 29 &gt; button for 'menu_toggle'</text:p>
            <text:p>overlay0_desc29 = "menu_toggle,0.91944,0.515,radial,0.05,0.0225"</text:p>
            <text:p>overlay0_desc29_overlay = p-btn-menu.png</text:p>
            <text:p>overlay0_desc29_reach_x = 1.25</text:p>
            <text:p>overlay0_desc29_reach_y = 1.25</text:p>
            <text:p>overlay0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993" calcext:value-type="float">
            <text:p>993</text:p>
          </table:table-cell>
          <table:table-cell table:formula="of:=[$source.G33]+[.F32]" office:value-type="float" office:value="1236" calcext:value-type="float">
            <text:p>1236</text:p>
          </table:table-cell>
          <table:table-cell table:formula="of:=ROUND([.E32]/[$source.$F$1];5)" office:value-type="float" office:value="0.05" calcext:value-type="float">
            <text:p>0.05</text:p>
          </table:table-cell>
          <table:table-cell table:formula="of:=ROUND([.F32]/[$source.$H$1];5)" office:value-type="float" office:value="0.0225" calcext:value-type="float">
            <text:p>0.0225</text:p>
          </table:table-cell>
          <table:table-cell table:formula="of:=ROUND([.G32]/[$source.$F$1];5)" office:value-type="float" office:value="0.91944" calcext:value-type="float">
            <text:p>0.91944</text:p>
          </table:table-cell>
          <table:table-cell table:formula="of:=ROUND([.H32]/[$source.$H$1];5)" office:value-type="float" office:value="0.515" calcext:value-type="float">
            <text:p>0.515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portrait' &gt; 29 &gt; button for 'menu_toggle'" calcext:value-type="string">
            <text:p>### Overlay 'portrait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0_desc29 = &quot;menu_toggle,0.91944,0.515,radial,0.05,0.0225&quot;" calcext:value-type="string">
            <text:p>overlay0_desc29 = "menu_toggle,0.91944,0.515,radial,0.05,0.022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0_desc29_overlay = p-btn-menu.png" calcext:value-type="string">
            <text:p>overlay0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0_desc29_reach_x = 1.25&#10;overlay0_desc29_reach_y = 1.25" calcext:value-type="string">
            <text:p>overlay0_desc29_reach_x = 1.25</text:p>
            <text:p>overlay0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0_desc29_alpha_mod = 2" calcext:value-type="string">
            <text:p>overlay0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portrait' &gt; 30 &gt; button for 'l2'&#10;overlay0_desc30 = &quot;l2,0.08056,0.58793,radial,0.06667,0.03&quot;&#10;overlay0_desc30_overlay = p-btn-l2.png&#10;overlay0_desc30_reach_x = 1.25&#10;overlay0_desc30_reach_y = 1.25&#10;overlay0_desc30_alpha_mod = 2" calcext:value-type="string">
            <text:p>### Overlay 'portrait' &gt; 30 &gt; button for 'l2'</text:p>
            <text:p>overlay0_desc30 = "l2,0.08056,0.58793,radial,0.06667,0.03"</text:p>
            <text:p>overlay0_desc30_overlay = p-btn-l2.png</text:p>
            <text:p>overlay0_desc30_reach_x = 1.25</text:p>
            <text:p>overlay0_desc30_reach_y = 1.25</text:p>
            <text:p>overlay0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87" calcext:value-type="float">
            <text:p>87</text:p>
          </table:table-cell>
          <table:table-cell table:formula="of:=[$source.G34]+[.F33]" office:value-type="float" office:value="1411.035" calcext:value-type="float">
            <text:p>1411.035</text:p>
          </table:table-cell>
          <table:table-cell table:formula="of:=ROUND([.E33]/[$source.$F$1];5)" office:value-type="float" office:value="0.06667" calcext:value-type="float">
            <text:p>0.06667</text:p>
          </table:table-cell>
          <table:table-cell table:formula="of:=ROUND([.F33]/[$source.$H$1];5)" office:value-type="float" office:value="0.03" calcext:value-type="float">
            <text:p>0.03</text:p>
          </table:table-cell>
          <table:table-cell table:formula="of:=ROUND([.G33]/[$source.$F$1];5)" office:value-type="float" office:value="0.08056" calcext:value-type="float">
            <text:p>0.08056</text:p>
          </table:table-cell>
          <table:table-cell table:formula="of:=ROUND([.H33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portrait' &gt; 30 &gt; button for 'l2'" calcext:value-type="string">
            <text:p>### Overlay 'portrait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0_desc30 = &quot;l2,0.08056,0.58793,radial,0.06667,0.03&quot;" calcext:value-type="string">
            <text:p>overlay0_desc30 = "l2,0.08056,0.58793,radial,0.06667,0.03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0_desc30_overlay = p-btn-l2.png" calcext:value-type="string">
            <text:p>overlay0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0_desc30_reach_x = 1.25&#10;overlay0_desc30_reach_y = 1.25" calcext:value-type="string">
            <text:p>overlay0_desc30_reach_x = 1.25</text:p>
            <text:p>overlay0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0_desc30_alpha_mod = 2" calcext:value-type="string">
            <text:p>overlay0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portrait' &gt; 31 &gt; button for 'l1'&#10;overlay0_desc31 = &quot;l,0.25,0.5675,radial,0.06667,0.03&quot;&#10;overlay0_desc31_overlay = p-btn-l1.png&#10;overlay0_desc31_reach_x = 1.25&#10;overlay0_desc31_reach_y = 1.25&#10;overlay0_desc31_alpha_mod = 2" calcext:value-type="string">
            <text:p>### Overlay 'portrait' &gt; 31 &gt; button for 'l1'</text:p>
            <text:p>overlay0_desc31 = "l,0.25,0.5675,radial,0.06667,0.03"</text:p>
            <text:p>overlay0_desc31_overlay = p-btn-l1.png</text:p>
            <text:p>overlay0_desc31_reach_x = 1.25</text:p>
            <text:p>overlay0_desc31_reach_y = 1.25</text:p>
            <text:p>overlay0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70" calcext:value-type="float">
            <text:p>270</text:p>
          </table:table-cell>
          <table:table-cell table:formula="of:=[$source.G35]+[.F34]" office:value-type="float" office:value="1362" calcext:value-type="float">
            <text:p>1362</text:p>
          </table:table-cell>
          <table:table-cell table:formula="of:=ROUND([.E34]/[$source.$F$1];5)" office:value-type="float" office:value="0.06667" calcext:value-type="float">
            <text:p>0.06667</text:p>
          </table:table-cell>
          <table:table-cell table:formula="of:=ROUND([.F34]/[$source.$H$1];5)" office:value-type="float" office:value="0.03" calcext:value-type="float">
            <text:p>0.03</text:p>
          </table:table-cell>
          <table:table-cell table:formula="of:=ROUND([.G34]/[$source.$F$1];5)" office:value-type="float" office:value="0.25" calcext:value-type="float">
            <text:p>0.25</text:p>
          </table:table-cell>
          <table:table-cell table:formula="of:=ROUND([.H34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portrait' &gt; 31 &gt; button for 'l1'" calcext:value-type="string">
            <text:p>### Overlay 'portrait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0_desc31 = &quot;l,0.25,0.5675,radial,0.06667,0.03&quot;" calcext:value-type="string">
            <text:p>overlay0_desc31 = "l,0.25,0.5675,radial,0.06667,0.03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0_desc31_overlay = p-btn-l1.png" calcext:value-type="string">
            <text:p>overlay0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0_desc31_reach_x = 1.25&#10;overlay0_desc31_reach_y = 1.25" calcext:value-type="string">
            <text:p>overlay0_desc31_reach_x = 1.25</text:p>
            <text:p>overlay0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0_desc31_alpha_mod = 2" calcext:value-type="string">
            <text:p>overlay0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" calcext:value-type="string"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453" calcext:value-type="float">
            <text:p>453</text:p>
          </table:table-cell>
          <table:table-cell table:formula="of:=[$source.G36]+[.F35]" office:value-type="float" office:value="1411.035" calcext:value-type="float">
            <text:p>1411.035</text:p>
          </table:table-cell>
          <table:table-cell table:formula="of:=ROUND([.E35]/[$source.$F$1];5)" office:value-type="float" office:value="0.06667" calcext:value-type="float">
            <text:p>0.06667</text:p>
          </table:table-cell>
          <table:table-cell table:formula="of:=ROUND([.F35]/[$source.$H$1];5)" office:value-type="float" office:value="0.03" calcext:value-type="float">
            <text:p>0.03</text:p>
          </table:table-cell>
          <table:table-cell table:formula="of:=ROUND([.G35]/[$source.$F$1];5)" office:value-type="float" office:value="0.41944" calcext:value-type="float">
            <text:p>0.41944</text:p>
          </table:table-cell>
          <table:table-cell table:formula="of:=ROUND([.H35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portrait' &gt; 32 &gt; button for 'select'" calcext:value-type="string">
            <text:p>### Overlay 'portrait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0_desc32 = &quot;select,0.41944,0.58793,radial,0.06667,0.03&quot;" calcext:value-type="string">
            <text:p>overlay0_desc32 = "select,0.41944,0.58793,radial,0.06667,0.03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0_desc32_overlay = p-btn-select.png" calcext:value-type="string">
            <text:p>overlay0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0_desc32_reach_x = 1.25&#10;overlay0_desc32_reach_y = 1.25" calcext:value-type="string">
            <text:p>overlay0_desc32_reach_x = 1.25</text:p>
            <text:p>overlay0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0_desc32_alpha_mod = 2" calcext:value-type="string">
            <text:p>overlay0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" calcext:value-type="string"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627" calcext:value-type="float">
            <text:p>627</text:p>
          </table:table-cell>
          <table:table-cell table:formula="of:=[$source.G37]+[.F36]" office:value-type="float" office:value="1411.035" calcext:value-type="float">
            <text:p>1411.035</text:p>
          </table:table-cell>
          <table:table-cell table:formula="of:=ROUND([.E36]/[$source.$F$1];5)" office:value-type="float" office:value="0.06667" calcext:value-type="float">
            <text:p>0.06667</text:p>
          </table:table-cell>
          <table:table-cell table:formula="of:=ROUND([.F36]/[$source.$H$1];5)" office:value-type="float" office:value="0.03" calcext:value-type="float">
            <text:p>0.03</text:p>
          </table:table-cell>
          <table:table-cell table:formula="of:=ROUND([.G36]/[$source.$F$1];5)" office:value-type="float" office:value="0.58056" calcext:value-type="float">
            <text:p>0.58056</text:p>
          </table:table-cell>
          <table:table-cell table:formula="of:=ROUND([.H36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portrait' &gt; 33 &gt; button for 'start'" calcext:value-type="string">
            <text:p>### Overlay 'portrait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0_desc33 = &quot;start,0.58056,0.58793,radial,0.06667,0.03&quot;" calcext:value-type="string">
            <text:p>overlay0_desc33 = "start,0.58056,0.58793,radial,0.06667,0.03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0_desc33_overlay = p-btn-start.png" calcext:value-type="string">
            <text:p>overlay0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0_desc33_reach_x = 1.25&#10;overlay0_desc33_reach_y = 1.25" calcext:value-type="string">
            <text:p>overlay0_desc33_reach_x = 1.25</text:p>
            <text:p>overlay0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0_desc33_alpha_mod = 2" calcext:value-type="string">
            <text:p>overlay0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portrait' &gt; 34 &gt; button for 'r1'&#10;overlay0_desc34 = &quot;r,0.75,0.5675,radial,0.06667,0.03&quot;&#10;overlay0_desc34_overlay = p-btn-r1.png&#10;overlay0_desc34_reach_x = 1.25&#10;overlay0_desc34_reach_y = 1.25&#10;overlay0_desc34_alpha_mod = 2" calcext:value-type="string">
            <text:p>### Overlay 'portrait' &gt; 34 &gt; button for 'r1'</text:p>
            <text:p>overlay0_desc34 = "r,0.75,0.5675,radial,0.06667,0.03"</text:p>
            <text:p>overlay0_desc34_overlay = p-btn-r1.png</text:p>
            <text:p>overlay0_desc34_reach_x = 1.25</text:p>
            <text:p>overlay0_desc34_reach_y = 1.25</text:p>
            <text:p>overlay0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810" calcext:value-type="float">
            <text:p>810</text:p>
          </table:table-cell>
          <table:table-cell table:formula="of:=[$source.G38]+[.F37]" office:value-type="float" office:value="1362" calcext:value-type="float">
            <text:p>1362</text:p>
          </table:table-cell>
          <table:table-cell table:formula="of:=ROUND([.E37]/[$source.$F$1];5)" office:value-type="float" office:value="0.06667" calcext:value-type="float">
            <text:p>0.06667</text:p>
          </table:table-cell>
          <table:table-cell table:formula="of:=ROUND([.F37]/[$source.$H$1];5)" office:value-type="float" office:value="0.03" calcext:value-type="float">
            <text:p>0.03</text:p>
          </table:table-cell>
          <table:table-cell table:formula="of:=ROUND([.G37]/[$source.$F$1];5)" office:value-type="float" office:value="0.75" calcext:value-type="float">
            <text:p>0.75</text:p>
          </table:table-cell>
          <table:table-cell table:formula="of:=ROUND([.H37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portrait' &gt; 34 &gt; button for 'r1'" calcext:value-type="string">
            <text:p>### Overlay 'portrait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0_desc34 = &quot;r,0.75,0.5675,radial,0.06667,0.03&quot;" calcext:value-type="string">
            <text:p>overlay0_desc34 = "r,0.75,0.5675,radial,0.06667,0.03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0_desc34_overlay = p-btn-r1.png" calcext:value-type="string">
            <text:p>overlay0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0_desc34_reach_x = 1.25&#10;overlay0_desc34_reach_y = 1.25" calcext:value-type="string">
            <text:p>overlay0_desc34_reach_x = 1.25</text:p>
            <text:p>overlay0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0_desc34_alpha_mod = 2" calcext:value-type="string">
            <text:p>overlay0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portrait' &gt; 35 &gt; button for 'r2'&#10;overlay0_desc35 = &quot;r2,0.91944,0.58793,radial,0.06667,0.03&quot;&#10;overlay0_desc35_overlay = p-btn-r2.png&#10;overlay0_desc35_reach_x = 1.25&#10;overlay0_desc35_reach_y = 1.25&#10;overlay0_desc35_alpha_mod = 2" calcext:value-type="string">
            <text:p>### Overlay 'portrait' &gt; 35 &gt; button for 'r2'</text:p>
            <text:p>overlay0_desc35 = "r2,0.91944,0.58793,radial,0.06667,0.03"</text:p>
            <text:p>overlay0_desc35_overlay = p-btn-r2.png</text:p>
            <text:p>overlay0_desc35_reach_x = 1.25</text:p>
            <text:p>overlay0_desc35_reach_y = 1.25</text:p>
            <text:p>overlay0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993" calcext:value-type="float">
            <text:p>993</text:p>
          </table:table-cell>
          <table:table-cell table:formula="of:=[$source.G39]+[.F38]" office:value-type="float" office:value="1411.035" calcext:value-type="float">
            <text:p>1411.035</text:p>
          </table:table-cell>
          <table:table-cell table:formula="of:=ROUND([.E38]/[$source.$F$1];5)" office:value-type="float" office:value="0.06667" calcext:value-type="float">
            <text:p>0.06667</text:p>
          </table:table-cell>
          <table:table-cell table:formula="of:=ROUND([.F38]/[$source.$H$1];5)" office:value-type="float" office:value="0.03" calcext:value-type="float">
            <text:p>0.03</text:p>
          </table:table-cell>
          <table:table-cell table:formula="of:=ROUND([.G38]/[$source.$F$1];5)" office:value-type="float" office:value="0.91944" calcext:value-type="float">
            <text:p>0.91944</text:p>
          </table:table-cell>
          <table:table-cell table:formula="of:=ROUND([.H38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portrait' &gt; 35 &gt; button for 'r2'" calcext:value-type="string">
            <text:p>### Overlay 'portrait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0_desc35 = &quot;r2,0.91944,0.58793,radial,0.06667,0.03&quot;" calcext:value-type="string">
            <text:p>overlay0_desc35 = "r2,0.91944,0.58793,radial,0.06667,0.03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0_desc35_overlay = p-btn-r2.png" calcext:value-type="string">
            <text:p>overlay0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0_desc35_reach_x = 1.25&#10;overlay0_desc35_reach_y = 1.25" calcext:value-type="string">
            <text:p>overlay0_desc35_reach_x = 1.25</text:p>
            <text:p>overlay0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0_desc35_alpha_mod = 2" calcext:value-type="string">
            <text:p>overlay0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portrait' &gt; 36 &gt; button for 'up', disabled, handled by dpad_area&#10;overlay0_desc36 = &quot;up,0.25,0.6625,radial,0.07778,0.035&quot;&#10;overlay0_desc36_overlay = p-btn-dpad-up.png&#10;overlay0_desc36_reach_x = 0&#10;overlay0_desc36_alpha_mod = 2" calcext:value-type="string">
            <text:p>### Overlay 'portrait' &gt; 36 &gt; button for 'up', disabled, handled by dpad_area</text:p>
            <text:p>overlay0_desc36 = "up,0.25,0.6625,radial,0.07778,0.035"</text:p>
            <text:p>overlay0_desc36_overlay = p-btn-dpad-up.png</text:p>
            <text:p>overlay0_desc36_reach_x = 0</text:p>
            <text:p>overlay0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270" calcext:value-type="float">
            <text:p>270</text:p>
          </table:table-cell>
          <table:table-cell table:formula="of:=[$source.G40]+[.F39]" office:value-type="float" office:value="1590" calcext:value-type="float">
            <text:p>1590</text:p>
          </table:table-cell>
          <table:table-cell table:formula="of:=ROUND([.E39]/[$source.$F$1];5)" office:value-type="float" office:value="0.07778" calcext:value-type="float">
            <text:p>0.07778</text:p>
          </table:table-cell>
          <table:table-cell table:formula="of:=ROUND([.F39]/[$source.$H$1];5)" office:value-type="float" office:value="0.035" calcext:value-type="float">
            <text:p>0.035</text:p>
          </table:table-cell>
          <table:table-cell table:formula="of:=ROUND([.G39]/[$source.$F$1];5)" office:value-type="float" office:value="0.25" calcext:value-type="float">
            <text:p>0.25</text:p>
          </table:table-cell>
          <table:table-cell table:formula="of:=ROUND([.H39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portrait' &gt; 36 &gt; button for 'up', disabled, handled by dpad_area" calcext:value-type="string">
            <text:p>### Overlay 'portrait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0_desc36 = &quot;up,0.25,0.6625,radial,0.07778,0.035&quot;" calcext:value-type="string">
            <text:p>overlay0_desc36 = "up,0.25,0.6625,radial,0.07778,0.035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0_desc36_overlay = p-btn-dpad-up.png" calcext:value-type="string">
            <text:p>overlay0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0_desc36_reach_x = 0" calcext:value-type="string">
            <text:p>overlay0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0_desc36_alpha_mod = 2" calcext:value-type="string">
            <text:p>overlay0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portrait' &gt; 37 &gt; button for 'left', disabled, handled by dpad_area&#10;overlay0_desc37 = &quot;left,0.12222,0.72,radial,0.07778,0.035&quot;&#10;overlay0_desc37_overlay = p-btn-dpad-left.png&#10;overlay0_desc37_reach_x = 0&#10;overlay0_desc37_alpha_mod = 2" calcext:value-type="string">
            <text:p>### Overlay 'portrait' &gt; 37 &gt; button for 'left', disabled, handled by dpad_area</text:p>
            <text:p>overlay0_desc37 = "left,0.12222,0.72,radial,0.07778,0.035"</text:p>
            <text:p>overlay0_desc37_overlay = p-btn-dpad-left.png</text:p>
            <text:p>overlay0_desc37_reach_x = 0</text:p>
            <text:p>overlay0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132" calcext:value-type="float">
            <text:p>132</text:p>
          </table:table-cell>
          <table:table-cell table:formula="of:=[$source.G41]+[.F40]" office:value-type="float" office:value="1728" calcext:value-type="float">
            <text:p>1728</text:p>
          </table:table-cell>
          <table:table-cell table:formula="of:=ROUND([.E40]/[$source.$F$1];5)" office:value-type="float" office:value="0.07778" calcext:value-type="float">
            <text:p>0.07778</text:p>
          </table:table-cell>
          <table:table-cell table:formula="of:=ROUND([.F40]/[$source.$H$1];5)" office:value-type="float" office:value="0.035" calcext:value-type="float">
            <text:p>0.035</text:p>
          </table:table-cell>
          <table:table-cell table:formula="of:=ROUND([.G40]/[$source.$F$1];5)" office:value-type="float" office:value="0.12222" calcext:value-type="float">
            <text:p>0.12222</text:p>
          </table:table-cell>
          <table:table-cell table:formula="of:=ROUND([.H40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portrait' &gt; 37 &gt; button for 'left', disabled, handled by dpad_area" calcext:value-type="string">
            <text:p>### Overlay 'portrait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0_desc37 = &quot;left,0.12222,0.72,radial,0.07778,0.035&quot;" calcext:value-type="string">
            <text:p>overlay0_desc37 = "left,0.12222,0.72,radial,0.07778,0.035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0_desc37_overlay = p-btn-dpad-left.png" calcext:value-type="string">
            <text:p>overlay0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0_desc37_reach_x = 0" calcext:value-type="string">
            <text:p>overlay0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0_desc37_alpha_mod = 2" calcext:value-type="string">
            <text:p>overlay0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portrait' &gt; 38 &gt; button for 'right', disabled, handled by dpad_area&#10;overlay0_desc38 = &quot;right,0.37778,0.72,radial,0.07778,0.035&quot;&#10;overlay0_desc38_overlay = p-btn-dpad-right.png&#10;overlay0_desc38_reach_x = 0&#10;overlay0_desc38_alpha_mod = 2" calcext:value-type="string">
            <text:p>### Overlay 'portrait' &gt; 38 &gt; button for 'right', disabled, handled by dpad_area</text:p>
            <text:p>overlay0_desc38 = "right,0.37778,0.72,radial,0.07778,0.035"</text:p>
            <text:p>overlay0_desc38_overlay = p-btn-dpad-right.png</text:p>
            <text:p>overlay0_desc38_reach_x = 0</text:p>
            <text:p>overlay0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08" calcext:value-type="float">
            <text:p>408</text:p>
          </table:table-cell>
          <table:table-cell table:formula="of:=[$source.G42]+[.F41]" office:value-type="float" office:value="1728" calcext:value-type="float">
            <text:p>1728</text:p>
          </table:table-cell>
          <table:table-cell table:formula="of:=ROUND([.E41]/[$source.$F$1];5)" office:value-type="float" office:value="0.07778" calcext:value-type="float">
            <text:p>0.07778</text:p>
          </table:table-cell>
          <table:table-cell table:formula="of:=ROUND([.F41]/[$source.$H$1];5)" office:value-type="float" office:value="0.035" calcext:value-type="float">
            <text:p>0.035</text:p>
          </table:table-cell>
          <table:table-cell table:formula="of:=ROUND([.G41]/[$source.$F$1];5)" office:value-type="float" office:value="0.37778" calcext:value-type="float">
            <text:p>0.37778</text:p>
          </table:table-cell>
          <table:table-cell table:formula="of:=ROUND([.H41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portrait' &gt; 38 &gt; button for 'right', disabled, handled by dpad_area" calcext:value-type="string">
            <text:p>### Overlay 'portrait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0_desc38 = &quot;right,0.37778,0.72,radial,0.07778,0.035&quot;" calcext:value-type="string">
            <text:p>overlay0_desc38 = "right,0.37778,0.72,radial,0.07778,0.035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0_desc38_overlay = p-btn-dpad-right.png" calcext:value-type="string">
            <text:p>overlay0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0_desc38_reach_x = 0" calcext:value-type="string">
            <text:p>overlay0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0_desc38_alpha_mod = 2" calcext:value-type="string">
            <text:p>overlay0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portrait' &gt; 39 &gt; button for 'down', disabled, handled by dpad_area&#10;overlay0_desc39 = &quot;down,0.25,0.7775,radial,0.07778,0.035&quot;&#10;overlay0_desc39_overlay = p-btn-dpad-down.png&#10;overlay0_desc39_reach_x = 0&#10;overlay0_desc39_alpha_mod = 2" calcext:value-type="string">
            <text:p>### Overlay 'portrait' &gt; 39 &gt; button for 'down', disabled, handled by dpad_area</text:p>
            <text:p>overlay0_desc39 = "down,0.25,0.7775,radial,0.07778,0.035"</text:p>
            <text:p>overlay0_desc39_overlay = p-btn-dpad-down.png</text:p>
            <text:p>overlay0_desc39_reach_x = 0</text:p>
            <text:p>overlay0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270" calcext:value-type="float">
            <text:p>270</text:p>
          </table:table-cell>
          <table:table-cell table:formula="of:=[$source.G43]+[.F42]" office:value-type="float" office:value="1866" calcext:value-type="float">
            <text:p>1866</text:p>
          </table:table-cell>
          <table:table-cell table:formula="of:=ROUND([.E42]/[$source.$F$1];5)" office:value-type="float" office:value="0.07778" calcext:value-type="float">
            <text:p>0.07778</text:p>
          </table:table-cell>
          <table:table-cell table:formula="of:=ROUND([.F42]/[$source.$H$1];5)" office:value-type="float" office:value="0.035" calcext:value-type="float">
            <text:p>0.035</text:p>
          </table:table-cell>
          <table:table-cell table:formula="of:=ROUND([.G42]/[$source.$F$1];5)" office:value-type="float" office:value="0.25" calcext:value-type="float">
            <text:p>0.25</text:p>
          </table:table-cell>
          <table:table-cell table:formula="of:=ROUND([.H42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portrait' &gt; 39 &gt; button for 'down', disabled, handled by dpad_area" calcext:value-type="string">
            <text:p>### Overlay 'portrait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0_desc39 = &quot;down,0.25,0.7775,radial,0.07778,0.035&quot;" calcext:value-type="string">
            <text:p>overlay0_desc39 = "down,0.25,0.7775,radial,0.07778,0.035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0_desc39_overlay = p-btn-dpad-down.png" calcext:value-type="string">
            <text:p>overlay0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0_desc39_reach_x = 0" calcext:value-type="string">
            <text:p>overlay0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0_desc39_alpha_mod = 2" calcext:value-type="string">
            <text:p>overlay0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portrait' &gt; 40 &gt; button for 'up|left', disabled, handled by dpad_area&#10;overlay0_desc40 = &quot;up|left,0.11644,0.6599,radial,0.01667,0.0075&quot;&#10;overlay0_desc40_overlay = p-btn-corner.png&#10;overlay0_desc40_reach_x = 0&#10;overlay0_desc40_alpha_mod = 2" calcext:value-type="string">
            <text:p>### Overlay 'portrait' &gt; 40 &gt; button for 'up|left', disabled, handled by dpad_area</text:p>
            <text:p>overlay0_desc40 = "up|left,0.11644,0.6599,radial,0.01667,0.0075"</text:p>
            <text:p>overlay0_desc40_overlay = p-btn-corner.png</text:p>
            <text:p>overlay0_desc40_reach_x = 0</text:p>
            <text:p>overlay0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125.75" calcext:value-type="float">
            <text:p>125.75</text:p>
          </table:table-cell>
          <table:table-cell table:formula="of:=[$source.G44]+[.F43]" office:value-type="float" office:value="1583.75" calcext:value-type="float">
            <text:p>1583.75</text:p>
          </table:table-cell>
          <table:table-cell table:formula="of:=ROUND([.E43]/[$source.$F$1];5)" office:value-type="float" office:value="0.01667" calcext:value-type="float">
            <text:p>0.01667</text:p>
          </table:table-cell>
          <table:table-cell table:formula="of:=ROUND([.F43]/[$source.$H$1];5)" office:value-type="float" office:value="0.0075" calcext:value-type="float">
            <text:p>0.0075</text:p>
          </table:table-cell>
          <table:table-cell table:formula="of:=ROUND([.G43]/[$source.$F$1];5)" office:value-type="float" office:value="0.11644" calcext:value-type="float">
            <text:p>0.11644</text:p>
          </table:table-cell>
          <table:table-cell table:formula="of:=ROUND([.H43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portrait' &gt; 40 &gt; button for 'up|left', disabled, handled by dpad_area" calcext:value-type="string">
            <text:p>### Overlay 'portrait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0_desc40 = &quot;up|left,0.11644,0.6599,radial,0.01667,0.0075&quot;" calcext:value-type="string">
            <text:p>overlay0_desc40 = "up|left,0.11644,0.6599,radial,0.01667,0.0075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0_desc40_overlay = p-btn-corner.png" calcext:value-type="string">
            <text:p>overlay0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0_desc40_reach_x = 0" calcext:value-type="string">
            <text:p>overlay0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0_desc40_alpha_mod = 2" calcext:value-type="string">
            <text:p>overlay0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portrait' &gt; 41 &gt; button for 'up|right', disabled, handled by dpad_area&#10;overlay0_desc41 = &quot;up|right,0.38356,0.6599,radial,0.01667,0.0075&quot;&#10;overlay0_desc41_overlay = p-btn-corner.png&#10;overlay0_desc41_reach_x = 0&#10;overlay0_desc41_alpha_mod = 2" calcext:value-type="string">
            <text:p>### Overlay 'portrait' &gt; 41 &gt; button for 'up|right', disabled, handled by dpad_area</text:p>
            <text:p>overlay0_desc41 = "up|right,0.38356,0.6599,radial,0.01667,0.0075"</text:p>
            <text:p>overlay0_desc41_overlay = p-btn-corner.png</text:p>
            <text:p>overlay0_desc41_reach_x = 0</text:p>
            <text:p>overlay0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14.25" calcext:value-type="float">
            <text:p>414.25</text:p>
          </table:table-cell>
          <table:table-cell table:formula="of:=[$source.G45]+[.F44]" office:value-type="float" office:value="1583.75" calcext:value-type="float">
            <text:p>1583.75</text:p>
          </table:table-cell>
          <table:table-cell table:formula="of:=ROUND([.E44]/[$source.$F$1];5)" office:value-type="float" office:value="0.01667" calcext:value-type="float">
            <text:p>0.01667</text:p>
          </table:table-cell>
          <table:table-cell table:formula="of:=ROUND([.F44]/[$source.$H$1];5)" office:value-type="float" office:value="0.0075" calcext:value-type="float">
            <text:p>0.0075</text:p>
          </table:table-cell>
          <table:table-cell table:formula="of:=ROUND([.G44]/[$source.$F$1];5)" office:value-type="float" office:value="0.38356" calcext:value-type="float">
            <text:p>0.38356</text:p>
          </table:table-cell>
          <table:table-cell table:formula="of:=ROUND([.H44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portrait' &gt; 41 &gt; button for 'up|right', disabled, handled by dpad_area" calcext:value-type="string">
            <text:p>### Overlay 'portrait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0_desc41 = &quot;up|right,0.38356,0.6599,radial,0.01667,0.0075&quot;" calcext:value-type="string">
            <text:p>overlay0_desc41 = "up|right,0.38356,0.6599,radial,0.01667,0.0075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0_desc41_overlay = p-btn-corner.png" calcext:value-type="string">
            <text:p>overlay0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0_desc41_reach_x = 0" calcext:value-type="string">
            <text:p>overlay0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0_desc41_alpha_mod = 2" calcext:value-type="string">
            <text:p>overlay0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portrait' &gt; 42 &gt; button for 'down|left', disabled, handled by dpad_area&#10;overlay0_desc42 = &quot;down|left,0.11644,0.7801,radial,0.01667,0.0075&quot;&#10;overlay0_desc42_overlay = p-btn-corner.png&#10;overlay0_desc42_reach_x = 0&#10;overlay0_desc42_alpha_mod = 2" calcext:value-type="string">
            <text:p>### Overlay 'portrait' &gt; 42 &gt; button for 'down|left', disabled, handled by dpad_area</text:p>
            <text:p>overlay0_desc42 = "down|left,0.11644,0.7801,radial,0.01667,0.0075"</text:p>
            <text:p>overlay0_desc42_overlay = p-btn-corner.png</text:p>
            <text:p>overlay0_desc42_reach_x = 0</text:p>
            <text:p>overlay0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125.75" calcext:value-type="float">
            <text:p>125.75</text:p>
          </table:table-cell>
          <table:table-cell table:formula="of:=[$source.G46]+[.F45]" office:value-type="float" office:value="1872.25" calcext:value-type="float">
            <text:p>1872.25</text:p>
          </table:table-cell>
          <table:table-cell table:formula="of:=ROUND([.E45]/[$source.$F$1];5)" office:value-type="float" office:value="0.01667" calcext:value-type="float">
            <text:p>0.01667</text:p>
          </table:table-cell>
          <table:table-cell table:formula="of:=ROUND([.F45]/[$source.$H$1];5)" office:value-type="float" office:value="0.0075" calcext:value-type="float">
            <text:p>0.0075</text:p>
          </table:table-cell>
          <table:table-cell table:formula="of:=ROUND([.G45]/[$source.$F$1];5)" office:value-type="float" office:value="0.11644" calcext:value-type="float">
            <text:p>0.11644</text:p>
          </table:table-cell>
          <table:table-cell table:formula="of:=ROUND([.H45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portrait' &gt; 42 &gt; button for 'down|left', disabled, handled by dpad_area" calcext:value-type="string">
            <text:p>### Overlay 'portrait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0_desc42 = &quot;down|left,0.11644,0.7801,radial,0.01667,0.0075&quot;" calcext:value-type="string">
            <text:p>overlay0_desc42 = "down|left,0.11644,0.7801,radial,0.01667,0.0075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0_desc42_overlay = p-btn-corner.png" calcext:value-type="string">
            <text:p>overlay0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0_desc42_reach_x = 0" calcext:value-type="string">
            <text:p>overlay0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0_desc42_alpha_mod = 2" calcext:value-type="string">
            <text:p>overlay0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portrait' &gt; 43 &gt; button for 'down|right', disabled, handled by dpad_area&#10;overlay0_desc43 = &quot;down|right,0.38356,0.7801,radial,0.01667,0.0075&quot;&#10;overlay0_desc43_overlay = p-btn-corner.png&#10;overlay0_desc43_reach_x = 0&#10;overlay0_desc43_alpha_mod = 2" calcext:value-type="string">
            <text:p>### Overlay 'portrait' &gt; 43 &gt; button for 'down|right', disabled, handled by dpad_area</text:p>
            <text:p>overlay0_desc43 = "down|right,0.38356,0.7801,radial,0.01667,0.0075"</text:p>
            <text:p>overlay0_desc43_overlay = p-btn-corner.png</text:p>
            <text:p>overlay0_desc43_reach_x = 0</text:p>
            <text:p>overlay0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14.25" calcext:value-type="float">
            <text:p>414.25</text:p>
          </table:table-cell>
          <table:table-cell table:formula="of:=[$source.G47]+[.F46]" office:value-type="float" office:value="1872.25" calcext:value-type="float">
            <text:p>1872.25</text:p>
          </table:table-cell>
          <table:table-cell table:formula="of:=ROUND([.E46]/[$source.$F$1];5)" office:value-type="float" office:value="0.01667" calcext:value-type="float">
            <text:p>0.01667</text:p>
          </table:table-cell>
          <table:table-cell table:formula="of:=ROUND([.F46]/[$source.$H$1];5)" office:value-type="float" office:value="0.0075" calcext:value-type="float">
            <text:p>0.0075</text:p>
          </table:table-cell>
          <table:table-cell table:formula="of:=ROUND([.G46]/[$source.$F$1];5)" office:value-type="float" office:value="0.38356" calcext:value-type="float">
            <text:p>0.38356</text:p>
          </table:table-cell>
          <table:table-cell table:formula="of:=ROUND([.H46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portrait' &gt; 43 &gt; button for 'down|right', disabled, handled by dpad_area" calcext:value-type="string">
            <text:p>### Overlay 'portrait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0_desc43 = &quot;down|right,0.38356,0.7801,radial,0.01667,0.0075&quot;" calcext:value-type="string">
            <text:p>overlay0_desc43 = "down|right,0.38356,0.7801,radial,0.01667,0.0075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0_desc43_overlay = p-btn-corner.png" calcext:value-type="string">
            <text:p>overlay0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0_desc43_reach_x = 0" calcext:value-type="string">
            <text:p>overlay0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0_desc43_alpha_mod = 2" calcext:value-type="string">
            <text:p>overlay0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portrait' &gt; 44 &gt; button for 'x', disabled, handled by abxy_area&#10;overlay0_desc44 = &quot;x,0.75,0.6625,radial,0.07778,0.035&quot;&#10;overlay0_desc44_overlay = p-btn-act4-x-triangle.png&#10;overlay0_desc44_reach_x = 0&#10;overlay0_desc44_alpha_mod = 2" calcext:value-type="string">
            <text:p>### Overlay 'portrait' &gt; 44 &gt; button for 'x', disabled, handled by abxy_area</text:p>
            <text:p>overlay0_desc44 = "x,0.75,0.6625,radial,0.07778,0.035"</text:p>
            <text:p>overlay0_desc44_overlay = p-btn-act4-x-triangle.png</text:p>
            <text:p>overlay0_desc44_reach_x = 0</text:p>
            <text:p>overlay0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810" calcext:value-type="float">
            <text:p>810</text:p>
          </table:table-cell>
          <table:table-cell table:formula="of:=[$source.G48]+[.F47]" office:value-type="float" office:value="1590" calcext:value-type="float">
            <text:p>1590</text:p>
          </table:table-cell>
          <table:table-cell table:formula="of:=ROUND([.E47]/[$source.$F$1];5)" office:value-type="float" office:value="0.07778" calcext:value-type="float">
            <text:p>0.07778</text:p>
          </table:table-cell>
          <table:table-cell table:formula="of:=ROUND([.F47]/[$source.$H$1];5)" office:value-type="float" office:value="0.035" calcext:value-type="float">
            <text:p>0.035</text:p>
          </table:table-cell>
          <table:table-cell table:formula="of:=ROUND([.G47]/[$source.$F$1];5)" office:value-type="float" office:value="0.75" calcext:value-type="float">
            <text:p>0.75</text:p>
          </table:table-cell>
          <table:table-cell table:formula="of:=ROUND([.H47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portrait' &gt; 44 &gt; button for 'x', disabled, handled by abxy_area" calcext:value-type="string">
            <text:p>### Overlay 'portrait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0_desc44 = &quot;x,0.75,0.6625,radial,0.07778,0.035&quot;" calcext:value-type="string">
            <text:p>overlay0_desc44 = "x,0.75,0.6625,radial,0.07778,0.035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0_desc44_overlay = p-btn-act4-x-triangle.png" calcext:value-type="string">
            <text:p>overlay0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0_desc44_reach_x = 0" calcext:value-type="string">
            <text:p>overlay0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0_desc44_alpha_mod = 2" calcext:value-type="string">
            <text:p>overlay0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portrait' &gt; 45 &gt; button for 'y', disabled, handled by abxy_area&#10;overlay0_desc45 = &quot;y,0.62222,0.72,radial,0.07778,0.035&quot;&#10;overlay0_desc45_overlay = p-btn-act4-y-square.png&#10;overlay0_desc45_reach_x = 0&#10;overlay0_desc45_alpha_mod = 2" calcext:value-type="string">
            <text:p>### Overlay 'portrait' &gt; 45 &gt; button for 'y', disabled, handled by abxy_area</text:p>
            <text:p>overlay0_desc45 = "y,0.62222,0.72,radial,0.07778,0.035"</text:p>
            <text:p>overlay0_desc45_overlay = p-btn-act4-y-square.png</text:p>
            <text:p>overlay0_desc45_reach_x = 0</text:p>
            <text:p>overlay0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672" calcext:value-type="float">
            <text:p>672</text:p>
          </table:table-cell>
          <table:table-cell table:formula="of:=[$source.G49]+[.F48]" office:value-type="float" office:value="1728" calcext:value-type="float">
            <text:p>1728</text:p>
          </table:table-cell>
          <table:table-cell table:formula="of:=ROUND([.E48]/[$source.$F$1];5)" office:value-type="float" office:value="0.07778" calcext:value-type="float">
            <text:p>0.07778</text:p>
          </table:table-cell>
          <table:table-cell table:formula="of:=ROUND([.F48]/[$source.$H$1];5)" office:value-type="float" office:value="0.035" calcext:value-type="float">
            <text:p>0.035</text:p>
          </table:table-cell>
          <table:table-cell table:formula="of:=ROUND([.G48]/[$source.$F$1];5)" office:value-type="float" office:value="0.62222" calcext:value-type="float">
            <text:p>0.62222</text:p>
          </table:table-cell>
          <table:table-cell table:formula="of:=ROUND([.H48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portrait' &gt; 45 &gt; button for 'y', disabled, handled by abxy_area" calcext:value-type="string">
            <text:p>### Overlay 'portrait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0_desc45 = &quot;y,0.62222,0.72,radial,0.07778,0.035&quot;" calcext:value-type="string">
            <text:p>overlay0_desc45 = "y,0.62222,0.72,radial,0.07778,0.035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0_desc45_overlay = p-btn-act4-y-square.png" calcext:value-type="string">
            <text:p>overlay0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0_desc45_reach_x = 0" calcext:value-type="string">
            <text:p>overlay0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0_desc45_alpha_mod = 2" calcext:value-type="string">
            <text:p>overlay0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portrait' &gt; 46 &gt; button for 'a', disabled, handled by abxy_area&#10;overlay0_desc46 = &quot;a,0.87778,0.72,radial,0.07778,0.035&quot;&#10;overlay0_desc46_overlay = p-btn-act4-a-circle.png&#10;overlay0_desc46_reach_x = 0&#10;overlay0_desc46_alpha_mod = 2" calcext:value-type="string">
            <text:p>### Overlay 'portrait' &gt; 46 &gt; button for 'a', disabled, handled by abxy_area</text:p>
            <text:p>overlay0_desc46 = "a,0.87778,0.72,radial,0.07778,0.035"</text:p>
            <text:p>overlay0_desc46_overlay = p-btn-act4-a-circle.png</text:p>
            <text:p>overlay0_desc46_reach_x = 0</text:p>
            <text:p>overlay0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948" calcext:value-type="float">
            <text:p>948</text:p>
          </table:table-cell>
          <table:table-cell table:formula="of:=[$source.G50]+[.F49]" office:value-type="float" office:value="1728" calcext:value-type="float">
            <text:p>1728</text:p>
          </table:table-cell>
          <table:table-cell table:formula="of:=ROUND([.E49]/[$source.$F$1];5)" office:value-type="float" office:value="0.07778" calcext:value-type="float">
            <text:p>0.07778</text:p>
          </table:table-cell>
          <table:table-cell table:formula="of:=ROUND([.F49]/[$source.$H$1];5)" office:value-type="float" office:value="0.035" calcext:value-type="float">
            <text:p>0.035</text:p>
          </table:table-cell>
          <table:table-cell table:formula="of:=ROUND([.G49]/[$source.$F$1];5)" office:value-type="float" office:value="0.87778" calcext:value-type="float">
            <text:p>0.87778</text:p>
          </table:table-cell>
          <table:table-cell table:formula="of:=ROUND([.H49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portrait' &gt; 46 &gt; button for 'a', disabled, handled by abxy_area" calcext:value-type="string">
            <text:p>### Overlay 'portrait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0_desc46 = &quot;a,0.87778,0.72,radial,0.07778,0.035&quot;" calcext:value-type="string">
            <text:p>overlay0_desc46 = "a,0.87778,0.72,radial,0.07778,0.035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0_desc46_overlay = p-btn-act4-a-circle.png" calcext:value-type="string">
            <text:p>overlay0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0_desc46_reach_x = 0" calcext:value-type="string">
            <text:p>overlay0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0_desc46_alpha_mod = 2" calcext:value-type="string">
            <text:p>overlay0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portrait' &gt; 47 &gt; button for 'b', disabled, handled by abxy_area&#10;overlay0_desc47 = &quot;b,0.75,0.7775,radial,0.07778,0.035&quot;&#10;overlay0_desc47_overlay = p-btn-act4-b-cross.png&#10;overlay0_desc47_reach_x = 0&#10;overlay0_desc47_alpha_mod = 2" calcext:value-type="string">
            <text:p>### Overlay 'portrait' &gt; 47 &gt; button for 'b', disabled, handled by abxy_area</text:p>
            <text:p>overlay0_desc47 = "b,0.75,0.7775,radial,0.07778,0.035"</text:p>
            <text:p>overlay0_desc47_overlay = p-btn-act4-b-cross.png</text:p>
            <text:p>overlay0_desc47_reach_x = 0</text:p>
            <text:p>overlay0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810" calcext:value-type="float">
            <text:p>810</text:p>
          </table:table-cell>
          <table:table-cell table:formula="of:=[$source.G51]+[.F50]" office:value-type="float" office:value="1866" calcext:value-type="float">
            <text:p>1866</text:p>
          </table:table-cell>
          <table:table-cell table:formula="of:=ROUND([.E50]/[$source.$F$1];5)" office:value-type="float" office:value="0.07778" calcext:value-type="float">
            <text:p>0.07778</text:p>
          </table:table-cell>
          <table:table-cell table:formula="of:=ROUND([.F50]/[$source.$H$1];5)" office:value-type="float" office:value="0.035" calcext:value-type="float">
            <text:p>0.035</text:p>
          </table:table-cell>
          <table:table-cell table:formula="of:=ROUND([.G50]/[$source.$F$1];5)" office:value-type="float" office:value="0.75" calcext:value-type="float">
            <text:p>0.75</text:p>
          </table:table-cell>
          <table:table-cell table:formula="of:=ROUND([.H50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portrait' &gt; 47 &gt; button for 'b', disabled, handled by abxy_area" calcext:value-type="string">
            <text:p>### Overlay 'portrait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0_desc47 = &quot;b,0.75,0.7775,radial,0.07778,0.035&quot;" calcext:value-type="string">
            <text:p>overlay0_desc47 = "b,0.75,0.7775,radial,0.07778,0.035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0_desc47_overlay = p-btn-act4-b-cross.png" calcext:value-type="string">
            <text:p>overlay0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0_desc47_reach_x = 0" calcext:value-type="string">
            <text:p>overlay0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0_desc47_alpha_mod = 2" calcext:value-type="string">
            <text:p>overlay0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portrait' &gt; 48 &gt; button for 'x|y', disabled, handled by abxy_area&#10;overlay0_desc48 = &quot;x|y,0.61644,0.6599,radial,0.01667,0.0075&quot;&#10;overlay0_desc48_overlay = p-btn-corner.png&#10;overlay0_desc48_reach_x = 0&#10;overlay0_desc48_alpha_mod = 2" calcext:value-type="string">
            <text:p>### Overlay 'portrait' &gt; 48 &gt; button for 'x|y', disabled, handled by abxy_area</text:p>
            <text:p>overlay0_desc48 = "x|y,0.61644,0.6599,radial,0.01667,0.0075"</text:p>
            <text:p>overlay0_desc48_overlay = p-btn-corner.png</text:p>
            <text:p>overlay0_desc48_reach_x = 0</text:p>
            <text:p>overlay0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665.75" calcext:value-type="float">
            <text:p>665.75</text:p>
          </table:table-cell>
          <table:table-cell table:formula="of:=[$source.G52]+[.F51]" office:value-type="float" office:value="1583.75" calcext:value-type="float">
            <text:p>1583.75</text:p>
          </table:table-cell>
          <table:table-cell table:formula="of:=ROUND([.E51]/[$source.$F$1];5)" office:value-type="float" office:value="0.01667" calcext:value-type="float">
            <text:p>0.01667</text:p>
          </table:table-cell>
          <table:table-cell table:formula="of:=ROUND([.F51]/[$source.$H$1];5)" office:value-type="float" office:value="0.0075" calcext:value-type="float">
            <text:p>0.0075</text:p>
          </table:table-cell>
          <table:table-cell table:formula="of:=ROUND([.G51]/[$source.$F$1];5)" office:value-type="float" office:value="0.61644" calcext:value-type="float">
            <text:p>0.61644</text:p>
          </table:table-cell>
          <table:table-cell table:formula="of:=ROUND([.H51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portrait' &gt; 48 &gt; button for 'x|y', disabled, handled by abxy_area" calcext:value-type="string">
            <text:p>### Overlay 'portrait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0_desc48 = &quot;x|y,0.61644,0.6599,radial,0.01667,0.0075&quot;" calcext:value-type="string">
            <text:p>overlay0_desc48 = "x|y,0.61644,0.6599,radial,0.01667,0.0075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0_desc48_overlay = p-btn-corner.png" calcext:value-type="string">
            <text:p>overlay0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0_desc48_reach_x = 0" calcext:value-type="string">
            <text:p>overlay0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0_desc48_alpha_mod = 2" calcext:value-type="string">
            <text:p>overlay0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portrait' &gt; 49 &gt; button for 'x|a', disabled, handled by abxy_area&#10;overlay0_desc49 = &quot;x|a,0.88356,0.6599,radial,0.01667,0.0075&quot;&#10;overlay0_desc49_overlay = p-btn-corner.png&#10;overlay0_desc49_reach_x = 0&#10;overlay0_desc49_alpha_mod = 2" calcext:value-type="string">
            <text:p>### Overlay 'portrait' &gt; 49 &gt; button for 'x|a', disabled, handled by abxy_area</text:p>
            <text:p>overlay0_desc49 = "x|a,0.88356,0.6599,radial,0.01667,0.0075"</text:p>
            <text:p>overlay0_desc49_overlay = p-btn-corner.png</text:p>
            <text:p>overlay0_desc49_reach_x = 0</text:p>
            <text:p>overlay0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954.25" calcext:value-type="float">
            <text:p>954.25</text:p>
          </table:table-cell>
          <table:table-cell table:formula="of:=[$source.G53]+[.F52]" office:value-type="float" office:value="1583.75" calcext:value-type="float">
            <text:p>1583.75</text:p>
          </table:table-cell>
          <table:table-cell table:formula="of:=ROUND([.E52]/[$source.$F$1];5)" office:value-type="float" office:value="0.01667" calcext:value-type="float">
            <text:p>0.01667</text:p>
          </table:table-cell>
          <table:table-cell table:formula="of:=ROUND([.F52]/[$source.$H$1];5)" office:value-type="float" office:value="0.0075" calcext:value-type="float">
            <text:p>0.0075</text:p>
          </table:table-cell>
          <table:table-cell table:formula="of:=ROUND([.G52]/[$source.$F$1];5)" office:value-type="float" office:value="0.88356" calcext:value-type="float">
            <text:p>0.88356</text:p>
          </table:table-cell>
          <table:table-cell table:formula="of:=ROUND([.H52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portrait' &gt; 49 &gt; button for 'x|a', disabled, handled by abxy_area" calcext:value-type="string">
            <text:p>### Overlay 'portrait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0_desc49 = &quot;x|a,0.88356,0.6599,radial,0.01667,0.0075&quot;" calcext:value-type="string">
            <text:p>overlay0_desc49 = "x|a,0.88356,0.6599,radial,0.01667,0.0075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0_desc49_overlay = p-btn-corner.png" calcext:value-type="string">
            <text:p>overlay0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0_desc49_reach_x = 0" calcext:value-type="string">
            <text:p>overlay0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0_desc49_alpha_mod = 2" calcext:value-type="string">
            <text:p>overlay0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portrait' &gt; 50 &gt; button for 'b|y', disabled, handled by abxy_area&#10;overlay0_desc50 = &quot;b|y,0.61644,0.7801,radial,0.01667,0.0075&quot;&#10;overlay0_desc50_overlay = p-btn-corner.png&#10;overlay0_desc50_reach_x = 0&#10;overlay0_desc50_alpha_mod = 2" calcext:value-type="string">
            <text:p>### Overlay 'portrait' &gt; 50 &gt; button for 'b|y', disabled, handled by abxy_area</text:p>
            <text:p>overlay0_desc50 = "b|y,0.61644,0.7801,radial,0.01667,0.0075"</text:p>
            <text:p>overlay0_desc50_overlay = p-btn-corner.png</text:p>
            <text:p>overlay0_desc50_reach_x = 0</text:p>
            <text:p>overlay0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665.75" calcext:value-type="float">
            <text:p>665.75</text:p>
          </table:table-cell>
          <table:table-cell table:formula="of:=[$source.G54]+[.F53]" office:value-type="float" office:value="1872.25" calcext:value-type="float">
            <text:p>1872.25</text:p>
          </table:table-cell>
          <table:table-cell table:formula="of:=ROUND([.E53]/[$source.$F$1];5)" office:value-type="float" office:value="0.01667" calcext:value-type="float">
            <text:p>0.01667</text:p>
          </table:table-cell>
          <table:table-cell table:formula="of:=ROUND([.F53]/[$source.$H$1];5)" office:value-type="float" office:value="0.0075" calcext:value-type="float">
            <text:p>0.0075</text:p>
          </table:table-cell>
          <table:table-cell table:formula="of:=ROUND([.G53]/[$source.$F$1];5)" office:value-type="float" office:value="0.61644" calcext:value-type="float">
            <text:p>0.61644</text:p>
          </table:table-cell>
          <table:table-cell table:formula="of:=ROUND([.H53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portrait' &gt; 50 &gt; button for 'b|y', disabled, handled by abxy_area" calcext:value-type="string">
            <text:p>### Overlay 'portrait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0_desc50 = &quot;b|y,0.61644,0.7801,radial,0.01667,0.0075&quot;" calcext:value-type="string">
            <text:p>overlay0_desc50 = "b|y,0.61644,0.7801,radial,0.01667,0.0075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0_desc50_overlay = p-btn-corner.png" calcext:value-type="string">
            <text:p>overlay0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0_desc50_reach_x = 0" calcext:value-type="string">
            <text:p>overlay0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0_desc50_alpha_mod = 2" calcext:value-type="string">
            <text:p>overlay0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portrait' &gt; 51 &gt; button for 'b|a', disabled, handled by abxy_area&#10;overlay0_desc51 = &quot;b|a,0.88356,0.7801,radial,0.01667,0.0075&quot;&#10;overlay0_desc51_overlay = p-btn-corner.png&#10;overlay0_desc51_reach_x = 0&#10;overlay0_desc51_alpha_mod = 2" calcext:value-type="string">
            <text:p>### Overlay 'portrait' &gt; 51 &gt; button for 'b|a', disabled, handled by abxy_area</text:p>
            <text:p>overlay0_desc51 = "b|a,0.88356,0.7801,radial,0.01667,0.0075"</text:p>
            <text:p>overlay0_desc51_overlay = p-btn-corner.png</text:p>
            <text:p>overlay0_desc51_reach_x = 0</text:p>
            <text:p>overlay0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954.25" calcext:value-type="float">
            <text:p>954.25</text:p>
          </table:table-cell>
          <table:table-cell table:formula="of:=[$source.G55]+[.F54]" office:value-type="float" office:value="1872.25" calcext:value-type="float">
            <text:p>1872.25</text:p>
          </table:table-cell>
          <table:table-cell table:formula="of:=ROUND([.E54]/[$source.$F$1];5)" office:value-type="float" office:value="0.01667" calcext:value-type="float">
            <text:p>0.01667</text:p>
          </table:table-cell>
          <table:table-cell table:formula="of:=ROUND([.F54]/[$source.$H$1];5)" office:value-type="float" office:value="0.0075" calcext:value-type="float">
            <text:p>0.0075</text:p>
          </table:table-cell>
          <table:table-cell table:formula="of:=ROUND([.G54]/[$source.$F$1];5)" office:value-type="float" office:value="0.88356" calcext:value-type="float">
            <text:p>0.88356</text:p>
          </table:table-cell>
          <table:table-cell table:formula="of:=ROUND([.H54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portrait' &gt; 51 &gt; button for 'b|a', disabled, handled by abxy_area" calcext:value-type="string">
            <text:p>### Overlay 'portrait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0_desc51 = &quot;b|a,0.88356,0.7801,radial,0.01667,0.0075&quot;" calcext:value-type="string">
            <text:p>overlay0_desc51 = "b|a,0.88356,0.7801,radial,0.01667,0.0075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0_desc51_overlay = p-btn-corner.png" calcext:value-type="string">
            <text:p>overlay0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0_desc51_reach_x = 0" calcext:value-type="string">
            <text:p>overlay0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0_desc51_alpha_mod = 2" calcext:value-type="string">
            <text:p>overlay0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portrait' &gt; 52 &gt; handler for 'dpad_area'&#10;overlay0_desc52 = &quot;dpad_area,0.25,0.72,radial,0.22778,0.1025&quot;&#10;overlay0_desc52_overlay = p-area-dpad.png&#10;overlay0_desc52_reach_x = 1.25&#10;overlay0_desc52_reach_y = 1.25&#10;overlay0_desc52_alpha_mod = 1" calcext:value-type="string">
            <text:p>### Overlay 'portrait' &gt; 52 &gt; handler for 'dpad_area'</text:p>
            <text:p>overlay0_desc52 = "dpad_area,0.25,0.72,radial,0.22778,0.1025"</text:p>
            <text:p>overlay0_desc52_overlay = p-area-dpad.png</text:p>
            <text:p>overlay0_desc52_reach_x = 1.25</text:p>
            <text:p>overlay0_desc52_reach_y = 1.25</text:p>
            <text:p>overlay0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270" calcext:value-type="float">
            <text:p>270</text:p>
          </table:table-cell>
          <table:table-cell table:formula="of:=[$source.G56]+[.F55]" office:value-type="float" office:value="1728" calcext:value-type="float">
            <text:p>1728</text:p>
          </table:table-cell>
          <table:table-cell table:formula="of:=ROUND([.E55]/[$source.$F$1];5)" office:value-type="float" office:value="0.22778" calcext:value-type="float">
            <text:p>0.22778</text:p>
          </table:table-cell>
          <table:table-cell table:formula="of:=ROUND([.F55]/[$source.$H$1];5)" office:value-type="float" office:value="0.1025" calcext:value-type="float">
            <text:p>0.1025</text:p>
          </table:table-cell>
          <table:table-cell table:formula="of:=ROUND([.G55]/[$source.$F$1];5)" office:value-type="float" office:value="0.25" calcext:value-type="float">
            <text:p>0.25</text:p>
          </table:table-cell>
          <table:table-cell table:formula="of:=ROUND([.H55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portrait' &gt; 52 &gt; handler for 'dpad_area'" calcext:value-type="string">
            <text:p>### Overlay 'portrait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0_desc52 = &quot;dpad_area,0.25,0.72,radial,0.22778,0.1025&quot;" calcext:value-type="string">
            <text:p>overlay0_desc52 = "dpad_area,0.25,0.72,radial,0.22778,0.1025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0_desc52_overlay = p-area-dpad.png" calcext:value-type="string">
            <text:p>overlay0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0_desc52_reach_x = 1.25&#10;overlay0_desc52_reach_y = 1.25" calcext:value-type="string">
            <text:p>overlay0_desc52_reach_x = 1.25</text:p>
            <text:p>overlay0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0_desc52_alpha_mod = 1" calcext:value-type="string">
            <text:p>overlay0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portrait' &gt; 53 &gt; handler for 'abxy_area'&#10;overlay0_desc53 = &quot;abxy_area,0.75,0.72,radial,0.22778,0.1025&quot;&#10;overlay0_desc53_overlay = p-area-act.png&#10;overlay0_desc53_reach_x = 1.25&#10;overlay0_desc53_reach_y = 1.25&#10;overlay0_desc53_alpha_mod = 1" calcext:value-type="string">
            <text:p>### Overlay 'portrait' &gt; 53 &gt; handler for 'abxy_area'</text:p>
            <text:p>overlay0_desc53 = "abxy_area,0.75,0.72,radial,0.22778,0.1025"</text:p>
            <text:p>overlay0_desc53_overlay = p-area-act.png</text:p>
            <text:p>overlay0_desc53_reach_x = 1.25</text:p>
            <text:p>overlay0_desc53_reach_y = 1.25</text:p>
            <text:p>overlay0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810" calcext:value-type="float">
            <text:p>810</text:p>
          </table:table-cell>
          <table:table-cell table:formula="of:=[$source.G57]+[.F56]" office:value-type="float" office:value="1728" calcext:value-type="float">
            <text:p>1728</text:p>
          </table:table-cell>
          <table:table-cell table:formula="of:=ROUND([.E56]/[$source.$F$1];5)" office:value-type="float" office:value="0.22778" calcext:value-type="float">
            <text:p>0.22778</text:p>
          </table:table-cell>
          <table:table-cell table:formula="of:=ROUND([.F56]/[$source.$H$1];5)" office:value-type="float" office:value="0.1025" calcext:value-type="float">
            <text:p>0.1025</text:p>
          </table:table-cell>
          <table:table-cell table:formula="of:=ROUND([.G56]/[$source.$F$1];5)" office:value-type="float" office:value="0.75" calcext:value-type="float">
            <text:p>0.75</text:p>
          </table:table-cell>
          <table:table-cell table:formula="of:=ROUND([.H56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portrait' &gt; 53 &gt; handler for 'abxy_area'" calcext:value-type="string">
            <text:p>### Overlay 'portrait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0_desc53 = &quot;abxy_area,0.75,0.72,radial,0.22778,0.1025&quot;" calcext:value-type="string">
            <text:p>overlay0_desc53 = "abxy_area,0.75,0.72,radial,0.22778,0.1025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0_desc53_overlay = p-area-act.png" calcext:value-type="string">
            <text:p>overlay0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0_desc53_reach_x = 1.25&#10;overlay0_desc53_reach_y = 1.25" calcext:value-type="string">
            <text:p>overlay0_desc53_reach_x = 1.25</text:p>
            <text:p>overlay0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0_desc53_alpha_mod = 1" calcext:value-type="string">
            <text:p>overlay0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portrait' &gt; 54 &gt; border for left analog&#10;overlay0_desc54 = &quot;nul,0.32031,0.8972,radial,0.12778,0.0575&quot;&#10;overlay0_desc54_overlay = p-analog-border.png&#10;overlay0_desc54_reach_x = 0&#10;overlay0_desc54_alpha_mod = 1" calcext:value-type="string">
            <text:p>### Overlay 'portrait' &gt; 54 &gt; border for left analog</text:p>
            <text:p>overlay0_desc54 = "nul,0.32031,0.8972,radial,0.12778,0.0575"</text:p>
            <text:p>overlay0_desc54_overlay = p-analog-border.png</text:p>
            <text:p>overlay0_desc54_reach_x = 0</text:p>
            <text:p>overlay0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138" calcext:value-type="float">
            <text:p>138</text:p>
          </table:table-cell>
          <table:table-cell table:formula="of:=[$source.E58]/2" office:value-type="float" office:value="138" calcext:value-type="float">
            <text:p>138</text:p>
          </table:table-cell>
          <table:table-cell table:formula="of:=[$source.F58]+[.E57]" office:value-type="float" office:value="345.934" calcext:value-type="float">
            <text:p>345.934</text:p>
          </table:table-cell>
          <table:table-cell table:formula="of:=[$source.G58]+[.F57]" office:value-type="float" office:value="2153.274" calcext:value-type="float">
            <text:p>2153.274</text:p>
          </table:table-cell>
          <table:table-cell table:formula="of:=ROUND([.E57]/[$source.$F$1];5)" office:value-type="float" office:value="0.12778" calcext:value-type="float">
            <text:p>0.12778</text:p>
          </table:table-cell>
          <table:table-cell table:formula="of:=ROUND([.F57]/[$source.$H$1];5)" office:value-type="float" office:value="0.0575" calcext:value-type="float">
            <text:p>0.0575</text:p>
          </table:table-cell>
          <table:table-cell table:formula="of:=ROUND([.G57]/[$source.$F$1];5)" office:value-type="float" office:value="0.32031" calcext:value-type="float">
            <text:p>0.32031</text:p>
          </table:table-cell>
          <table:table-cell table:formula="of:=ROUND([.H57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portrait' &gt; 54 &gt; border for left analog" calcext:value-type="string">
            <text:p>### Overlay 'portrait' &gt; 54 &gt; border for left analog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0_desc54 = &quot;nul,0.32031,0.8972,radial,0.12778,0.0575&quot;" calcext:value-type="string">
            <text:p>overlay0_desc54 = "nul,0.32031,0.8972,radial,0.12778,0.0575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0_desc54_overlay = p-analog-border.png" calcext:value-type="string">
            <text:p>overlay0_desc54_overlay = p-analog-border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0_desc54_reach_x = 0" calcext:value-type="string">
            <text:p>overlay0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0_desc54_alpha_mod = 1" calcext:value-type="string">
            <text:p>overlay0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portrait' &gt; 55 &gt; border for right analog&#10;overlay0_desc55 = &quot;nul,0.67969,0.8972,radial,0.12778,0.0575&quot;&#10;overlay0_desc55_overlay = p-analog-border.png&#10;overlay0_desc55_reach_x = 0&#10;overlay0_desc55_alpha_mod = 1" calcext:value-type="string">
            <text:p>### Overlay 'portrait' &gt; 55 &gt; border for right analog</text:p>
            <text:p>overlay0_desc55 = "nul,0.67969,0.8972,radial,0.12778,0.0575"</text:p>
            <text:p>overlay0_desc55_overlay = p-analog-border.png</text:p>
            <text:p>overlay0_desc55_reach_x = 0</text:p>
            <text:p>overlay0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138" calcext:value-type="float">
            <text:p>138</text:p>
          </table:table-cell>
          <table:table-cell table:formula="of:=[$source.E59]/2" office:value-type="float" office:value="138" calcext:value-type="float">
            <text:p>138</text:p>
          </table:table-cell>
          <table:table-cell table:formula="of:=[$source.F59]+[.E58]" office:value-type="float" office:value="734.066" calcext:value-type="float">
            <text:p>734.066</text:p>
          </table:table-cell>
          <table:table-cell table:formula="of:=[$source.G59]+[.F58]" office:value-type="float" office:value="2153.274" calcext:value-type="float">
            <text:p>2153.274</text:p>
          </table:table-cell>
          <table:table-cell table:formula="of:=ROUND([.E58]/[$source.$F$1];5)" office:value-type="float" office:value="0.12778" calcext:value-type="float">
            <text:p>0.12778</text:p>
          </table:table-cell>
          <table:table-cell table:formula="of:=ROUND([.F58]/[$source.$H$1];5)" office:value-type="float" office:value="0.0575" calcext:value-type="float">
            <text:p>0.0575</text:p>
          </table:table-cell>
          <table:table-cell table:formula="of:=ROUND([.G58]/[$source.$F$1];5)" office:value-type="float" office:value="0.67969" calcext:value-type="float">
            <text:p>0.67969</text:p>
          </table:table-cell>
          <table:table-cell table:formula="of:=ROUND([.H58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portrait' &gt; 55 &gt; border for right analog" calcext:value-type="string">
            <text:p>### Overlay 'portrait' &gt; 55 &gt; border for right analog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0_desc55 = &quot;nul,0.67969,0.8972,radial,0.12778,0.0575&quot;" calcext:value-type="string">
            <text:p>overlay0_desc55 = "nul,0.67969,0.8972,radial,0.12778,0.0575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0_desc55_overlay = p-analog-border.png" calcext:value-type="string">
            <text:p>overlay0_desc55_overlay = p-analog-border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0_desc55_reach_x = 0" calcext:value-type="string">
            <text:p>overlay0_desc55_reach_x = 0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0_desc55_alpha_mod = 1" calcext:value-type="string">
            <text:p>overlay0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portrait' &gt; 56 &gt; inactive state for 'analog_left'&#10;overlay0_desc56 = &quot;analog_left,0.32031,0.8972,radial,0.08889,0.04&quot;&#10;overlay0_desc56_overlay = p-analog-inactive.png&#10;overlay0_desc56_reach_x = 0&#10;overlay0_desc56_alpha_mod = 0" calcext:value-type="string">
            <text:p>### Overlay 'portrait' &gt; 56 &gt; inactive state for 'analog_left'</text:p>
            <text:p>overlay0_desc56 = "analog_left,0.32031,0.8972,radial,0.08889,0.04"</text:p>
            <text:p>overlay0_desc56_overlay = p-analog-inactive.png</text:p>
            <text:p>overlay0_desc56_reach_x = 0</text:p>
            <text:p>overlay0_desc56_alpha_mod = 0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96" calcext:value-type="float">
            <text:p>96</text:p>
          </table:table-cell>
          <table:table-cell table:formula="of:=[$source.E60]/2" office:value-type="float" office:value="96" calcext:value-type="float">
            <text:p>96</text:p>
          </table:table-cell>
          <table:table-cell table:formula="of:=[$source.F60]+[.E59]" office:value-type="float" office:value="345.934" calcext:value-type="float">
            <text:p>345.934</text:p>
          </table:table-cell>
          <table:table-cell table:formula="of:=[$source.G60]+[.F59]" office:value-type="float" office:value="2153.274" calcext:value-type="float">
            <text:p>2153.274</text:p>
          </table:table-cell>
          <table:table-cell table:formula="of:=ROUND([.E59]/[$source.$F$1];5)" office:value-type="float" office:value="0.08889" calcext:value-type="float">
            <text:p>0.08889</text:p>
          </table:table-cell>
          <table:table-cell table:formula="of:=ROUND([.F59]/[$source.$H$1];5)" office:value-type="float" office:value="0.04" calcext:value-type="float">
            <text:p>0.04</text:p>
          </table:table-cell>
          <table:table-cell table:formula="of:=ROUND([.G59]/[$source.$F$1];5)" office:value-type="float" office:value="0.32031" calcext:value-type="float">
            <text:p>0.32031</text:p>
          </table:table-cell>
          <table:table-cell table:formula="of:=ROUND([.H59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portrait' &gt; 56 &gt; inactive state for 'analog_left'" calcext:value-type="string">
            <text:p>### Overlay 'portrait' &gt; 56 &gt; inactive state for 'analog_left'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0_desc56 = &quot;analog_left,0.32031,0.8972,radial,0.08889,0.04&quot;" calcext:value-type="string">
            <text:p>overlay0_desc56 = "analog_left,0.32031,0.8972,radial,0.08889,0.04"</text:p>
          </table:table-cell>
          <table:table-cell table:formula="of:=IF([$source.C60]=&quot;&quot;;&quot;&quot;;&quot;overlay&quot;&amp;[$source.$D$1]&amp;&quot;_desc&quot;&amp;[.D59]&amp;&quot;_overlay = &quot;&amp;[$source.C60])" office:value-type="string" office:string-value="overlay0_desc56_overlay = p-analog-inactive.png" calcext:value-type="string">
            <text:p>overlay0_desc56_overlay = p-analog-inactive.png</text:p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0_desc56_reach_x = 0" calcext:value-type="string">
            <text:p>overlay0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0_desc56_alpha_mod = 0" calcext:value-type="string">
            <text:p>overlay0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0:.T60])" office:value-type="string" office:string-value="### Overlay 'portrait' &gt; 57 &gt; inactive state for 'analog_right'&#10;overlay0_desc57 = &quot;analog_right,0.67969,0.8972,radial,0.08889,0.04&quot;&#10;overlay0_desc57_overlay = p-analog-inactive.png&#10;overlay0_desc57_reach_x = 0&#10;overlay0_desc57_alpha_mod = 0" calcext:value-type="string">
            <text:p>### Overlay 'portrait' &gt; 57 &gt; inactive state for 'analog_right'</text:p>
            <text:p>overlay0_desc57 = "analog_right,0.67969,0.8972,radial,0.08889,0.04"</text:p>
            <text:p>overlay0_desc57_overlay = p-analog-inactive.png</text:p>
            <text:p>overlay0_desc57_reach_x = 0</text:p>
            <text:p>overlay0_desc57_alpha_mod = 0</text:p>
          </table:table-cell>
          <table:table-cell table:number-columns-repeated="2"/>
          <table:table-cell table:formula="of:=[$source.A61]" office:value-type="float" office:value="57" calcext:value-type="float">
            <text:p>57</text:p>
          </table:table-cell>
          <table:table-cell table:formula="of:=[$source.D61]/2" office:value-type="float" office:value="96" calcext:value-type="float">
            <text:p>96</text:p>
          </table:table-cell>
          <table:table-cell table:formula="of:=[$source.E61]/2" office:value-type="float" office:value="96" calcext:value-type="float">
            <text:p>96</text:p>
          </table:table-cell>
          <table:table-cell table:formula="of:=[$source.F61]+[.E60]" office:value-type="float" office:value="734.066" calcext:value-type="float">
            <text:p>734.066</text:p>
          </table:table-cell>
          <table:table-cell table:formula="of:=[$source.G61]+[.F60]" office:value-type="float" office:value="2153.274" calcext:value-type="float">
            <text:p>2153.274</text:p>
          </table:table-cell>
          <table:table-cell table:formula="of:=ROUND([.E60]/[$source.$F$1];5)" office:value-type="float" office:value="0.08889" calcext:value-type="float">
            <text:p>0.08889</text:p>
          </table:table-cell>
          <table:table-cell table:formula="of:=ROUND([.F60]/[$source.$H$1];5)" office:value-type="float" office:value="0.04" calcext:value-type="float">
            <text:p>0.04</text:p>
          </table:table-cell>
          <table:table-cell table:formula="of:=ROUND([.G60]/[$source.$F$1];5)" office:value-type="float" office:value="0.67969" calcext:value-type="float">
            <text:p>0.67969</text:p>
          </table:table-cell>
          <table:table-cell table:formula="of:=ROUND([.H60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60]&amp;&quot; &gt; &quot;&amp;[$source.N61]" office:value-type="string" office:string-value="### Overlay 'portrait' &gt; 57 &gt; inactive state for 'analog_right'" calcext:value-type="string">
            <text:p>### Overlay 'portrait' &gt; 57 &gt; inactive state for 'analog_right'</text:p>
          </table:table-cell>
          <table:table-cell table:style-name="ce4" table:formula="of:=&quot;overlay&quot;&amp;[$source.$D$1]&amp;&quot;_desc&quot;&amp;[.D60]&amp;&quot; = &quot;&quot;&quot;&amp;COM.MICROSOFT.TEXTJOIN(&quot;,&quot;;0;[$source.B61];[.K60];[.L60];[$source.H61];[.I60];[.J60])&amp;&quot;&quot;&quot;&quot;" office:value-type="string" office:string-value="overlay0_desc57 = &quot;analog_right,0.67969,0.8972,radial,0.08889,0.04&quot;" calcext:value-type="string">
            <text:p>overlay0_desc57 = "analog_right,0.67969,0.8972,radial,0.08889,0.04"</text:p>
          </table:table-cell>
          <table:table-cell table:formula="of:=IF([$source.C61]=&quot;&quot;;&quot;&quot;;&quot;overlay&quot;&amp;[$source.$D$1]&amp;&quot;_desc&quot;&amp;[.D60]&amp;&quot;_overlay = &quot;&amp;[$source.C61])" office:value-type="string" office:string-value="overlay0_desc57_overlay = p-analog-inactive.png" calcext:value-type="string">
            <text:p>overlay0_desc57_overlay = p-analog-inactive.png</text:p>
          </table:table-cell>
          <table:table-cell table:formula="of:=IF([$source.I61]=&quot;&quot;; &quot;overlay&quot;&amp;[$source.$D$1]&amp;&quot;_desc&quot;&amp;[.D60]&amp;&quot;_reach_x = 0&quot;; &quot;overlay&quot;&amp;[$source.$D$1]&amp;&quot;_desc&quot;&amp;[.D60]&amp;&quot;_reach_x = 1.25&quot;&amp;CHAR(10)&amp;&quot;overlay&quot;&amp;[$source.$D$1]&amp;&quot;_desc&quot;&amp;[.D60]&amp;&quot;_reach_y = 1.25&quot; )" office:value-type="string" office:string-value="overlay0_desc57_reach_x = 0" calcext:value-type="string">
            <text:p>overlay0_desc57_reach_x = 0</text:p>
          </table:table-cell>
          <table:table-cell table:style-name="ce4" table:formula="of:=IF([$source.J61]=&quot;&quot;;&quot;&quot;; &quot;overlay&quot;&amp;[$source.$D$1]&amp;&quot;_desc&quot;&amp;[.D60]&amp;&quot;_range_mod = 15&quot;&amp; CHAR(10)&amp; &quot;overlay&quot;&amp;[$source.$D$1]&amp;&quot;_desc&quot;&amp;[.D60]&amp;&quot;_range_mod_exclusive = true&quot; )">
            <text:p/>
          </table:table-cell>
          <table:table-cell table:style-name="ce4" table:formula="of:=IF([$source.K61]=&quot;&quot;;&quot;&quot;; &quot;overlay&quot;&amp;[$source.$D$1]&amp;&quot;_desc&quot;&amp;[.D60]&amp;&quot;_movable = true&quot;&amp; CHAR(10)&amp; &quot;overlay&quot;&amp;[$source.$D$1]&amp;&quot;_desc&quot;&amp;[.D60]&amp;&quot;_saturate_pct = 0.65&quot; )">
            <text:p/>
          </table:table-cell>
          <table:table-cell table:formula="of:=&quot;overlay&quot;&amp;[$source.$D$1]&amp;&quot;_desc&quot;&amp;[.D60]&amp;&quot;_alpha_mod = &quot;&amp;[$source.L61]" office:value-type="string" office:string-value="overlay0_desc57_alpha_mod = 0" calcext:value-type="string">
            <text:p>overlay0_desc57_alpha_mod = 0</text:p>
          </table:table-cell>
          <table:table-cell table:formula="of:=IF([$source.M61]=&quot;&quot;;&quot;&quot;; &quot;overlay&quot;&amp;[$source.$D$1]&amp;&quot;_desc&quot;&amp;[.D60]&amp;&quot;_next_target = &quot;&quot;&quot;&amp;[$source.M6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1:.T61])" office:value-type="string" office:string-value="### Overlay 'portrait' &gt; 58 &gt; active state for 'analog_left'&#10;overlay0_desc58 = &quot;analog_left,0.32031,0.8972,radial,0.08889,0.04&quot;&#10;overlay0_desc58_overlay = p-analog-active.png&#10;overlay0_desc58_reach_x = 1.25&#10;overlay0_desc58_reach_y = 1.25&#10;overlay0_desc58_range_mod = 15&#10;overlay0_desc58_range_mod_exclusive = true&#10;overlay0_desc58_movable = true&#10;overlay0_desc58_saturate_pct = 0.65&#10;overlay0_desc58_alpha_mod = 20" calcext:value-type="string">
            <text:p>### Overlay 'portrait' &gt; 58 &gt; active state for 'analog_left'</text:p>
            <text:p>overlay0_desc58 = "analog_left,0.32031,0.8972,radial,0.08889,0.04"</text:p>
            <text:p>overlay0_desc58_overlay = p-analog-active.png</text:p>
            <text:p>overlay0_desc58_reach_x = 1.25</text:p>
            <text:p>overlay0_desc58_reach_y = 1.25</text:p>
            <text:p>overlay0_desc58_range_mod = 15</text:p>
            <text:p>overlay0_desc58_range_mod_exclusive = true</text:p>
            <text:p>overlay0_desc58_movable = true</text:p>
            <text:p>overlay0_desc58_saturate_pct = 0.65</text:p>
            <text:p>overlay0_desc58_alpha_mod = 20</text:p>
          </table:table-cell>
          <table:table-cell table:number-columns-repeated="2"/>
          <table:table-cell table:formula="of:=[$source.A62]" office:value-type="float" office:value="58" calcext:value-type="float">
            <text:p>58</text:p>
          </table:table-cell>
          <table:table-cell table:formula="of:=[$source.D62]/2" office:value-type="float" office:value="96" calcext:value-type="float">
            <text:p>96</text:p>
          </table:table-cell>
          <table:table-cell table:formula="of:=[$source.E62]/2" office:value-type="float" office:value="96" calcext:value-type="float">
            <text:p>96</text:p>
          </table:table-cell>
          <table:table-cell table:formula="of:=[$source.F62]+[.E61]" office:value-type="float" office:value="345.934" calcext:value-type="float">
            <text:p>345.934</text:p>
          </table:table-cell>
          <table:table-cell table:formula="of:=[$source.G62]+[.F61]" office:value-type="float" office:value="2153.274" calcext:value-type="float">
            <text:p>2153.274</text:p>
          </table:table-cell>
          <table:table-cell table:formula="of:=ROUND([.E61]/[$source.$F$1];5)" office:value-type="float" office:value="0.08889" calcext:value-type="float">
            <text:p>0.08889</text:p>
          </table:table-cell>
          <table:table-cell table:formula="of:=ROUND([.F61]/[$source.$H$1];5)" office:value-type="float" office:value="0.04" calcext:value-type="float">
            <text:p>0.04</text:p>
          </table:table-cell>
          <table:table-cell table:formula="of:=ROUND([.G61]/[$source.$F$1];5)" office:value-type="float" office:value="0.32031" calcext:value-type="float">
            <text:p>0.32031</text:p>
          </table:table-cell>
          <table:table-cell table:formula="of:=ROUND([.H61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61]&amp;&quot; &gt; &quot;&amp;[$source.N62]" office:value-type="string" office:string-value="### Overlay 'portrait' &gt; 58 &gt; active state for 'analog_left'" calcext:value-type="string">
            <text:p>### Overlay 'portrait' &gt; 58 &gt; active state for 'analog_left'</text:p>
          </table:table-cell>
          <table:table-cell table:style-name="ce4" table:formula="of:=&quot;overlay&quot;&amp;[$source.$D$1]&amp;&quot;_desc&quot;&amp;[.D61]&amp;&quot; = &quot;&quot;&quot;&amp;COM.MICROSOFT.TEXTJOIN(&quot;,&quot;;0;[$source.B62];[.K61];[.L61];[$source.H62];[.I61];[.J61])&amp;&quot;&quot;&quot;&quot;" office:value-type="string" office:string-value="overlay0_desc58 = &quot;analog_left,0.32031,0.8972,radial,0.08889,0.04&quot;" calcext:value-type="string">
            <text:p>overlay0_desc58 = "analog_left,0.32031,0.8972,radial,0.08889,0.04"</text:p>
          </table:table-cell>
          <table:table-cell table:formula="of:=IF([$source.C62]=&quot;&quot;;&quot;&quot;;&quot;overlay&quot;&amp;[$source.$D$1]&amp;&quot;_desc&quot;&amp;[.D61]&amp;&quot;_overlay = &quot;&amp;[$source.C62])" office:value-type="string" office:string-value="overlay0_desc58_overlay = p-analog-active.png" calcext:value-type="string">
            <text:p>overlay0_desc58_overlay = p-analog-active.png</text:p>
          </table:table-cell>
          <table:table-cell table:formula="of:=IF([$source.I62]=&quot;&quot;; &quot;overlay&quot;&amp;[$source.$D$1]&amp;&quot;_desc&quot;&amp;[.D61]&amp;&quot;_reach_x = 0&quot;; &quot;overlay&quot;&amp;[$source.$D$1]&amp;&quot;_desc&quot;&amp;[.D61]&amp;&quot;_reach_x = 1.25&quot;&amp;CHAR(10)&amp;&quot;overlay&quot;&amp;[$source.$D$1]&amp;&quot;_desc&quot;&amp;[.D61]&amp;&quot;_reach_y = 1.25&quot; )" office:value-type="string" office:string-value="overlay0_desc58_reach_x = 1.25&#10;overlay0_desc58_reach_y = 1.25" calcext:value-type="string">
            <text:p>overlay0_desc58_reach_x = 1.25</text:p>
            <text:p>overlay0_desc58_reach_y = 1.25</text:p>
          </table:table-cell>
          <table:table-cell table:style-name="ce4" table:formula="of:=IF([$source.J62]=&quot;&quot;;&quot;&quot;; &quot;overlay&quot;&amp;[$source.$D$1]&amp;&quot;_desc&quot;&amp;[.D61]&amp;&quot;_range_mod = 15&quot;&amp; CHAR(10)&amp; &quot;overlay&quot;&amp;[$source.$D$1]&amp;&quot;_desc&quot;&amp;[.D61]&amp;&quot;_range_mod_exclusive = true&quot; )" office:value-type="string" office:string-value="overlay0_desc58_range_mod = 15&#10;overlay0_desc58_range_mod_exclusive = true" calcext:value-type="string">
            <text:p>overlay0_desc58_range_mod = 15</text:p>
            <text:p>overlay0_desc58_range_mod_exclusive = true</text:p>
          </table:table-cell>
          <table:table-cell table:style-name="ce4" table:formula="of:=IF([$source.K62]=&quot;&quot;;&quot;&quot;; &quot;overlay&quot;&amp;[$source.$D$1]&amp;&quot;_desc&quot;&amp;[.D61]&amp;&quot;_movable = true&quot;&amp; CHAR(10)&amp; &quot;overlay&quot;&amp;[$source.$D$1]&amp;&quot;_desc&quot;&amp;[.D61]&amp;&quot;_saturate_pct = 0.65&quot; )" office:value-type="string" office:string-value="overlay0_desc58_movable = true&#10;overlay0_desc58_saturate_pct = 0.65" calcext:value-type="string">
            <text:p>overlay0_desc58_movable = true</text:p>
            <text:p>overlay0_desc58_saturate_pct = 0.65</text:p>
          </table:table-cell>
          <table:table-cell table:formula="of:=&quot;overlay&quot;&amp;[$source.$D$1]&amp;&quot;_desc&quot;&amp;[.D61]&amp;&quot;_alpha_mod = &quot;&amp;[$source.L62]" office:value-type="string" office:string-value="overlay0_desc58_alpha_mod = 20" calcext:value-type="string">
            <text:p>overlay0_desc58_alpha_mod = 20</text:p>
          </table:table-cell>
          <table:table-cell table:formula="of:=IF([$source.M62]=&quot;&quot;;&quot;&quot;; &quot;overlay&quot;&amp;[$source.$D$1]&amp;&quot;_desc&quot;&amp;[.D61]&amp;&quot;_next_target = &quot;&quot;&quot;&amp;[$source.M6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2:.T62])" office:value-type="string" office:string-value="### Overlay 'portrait' &gt; 59 &gt; active state for 'analog_right'&#10;overlay0_desc59 = &quot;analog_right,0.67969,0.8972,radial,0.08889,0.04&quot;&#10;overlay0_desc59_overlay = p-analog-active.png&#10;overlay0_desc59_reach_x = 1.25&#10;overlay0_desc59_reach_y = 1.25&#10;overlay0_desc59_range_mod = 15&#10;overlay0_desc59_range_mod_exclusive = true&#10;overlay0_desc59_movable = true&#10;overlay0_desc59_saturate_pct = 0.65&#10;overlay0_desc59_alpha_mod = 20" calcext:value-type="string">
            <text:p>### Overlay 'portrait' &gt; 59 &gt; active state for 'analog_right'</text:p>
            <text:p>overlay0_desc59 = "analog_right,0.67969,0.8972,radial,0.08889,0.04"</text:p>
            <text:p>overlay0_desc59_overlay = p-analog-active.png</text:p>
            <text:p>overlay0_desc59_reach_x = 1.25</text:p>
            <text:p>overlay0_desc59_reach_y = 1.25</text:p>
            <text:p>overlay0_desc59_range_mod = 15</text:p>
            <text:p>overlay0_desc59_range_mod_exclusive = true</text:p>
            <text:p>overlay0_desc59_movable = true</text:p>
            <text:p>overlay0_desc59_saturate_pct = 0.65</text:p>
            <text:p>overlay0_desc59_alpha_mod = 20</text:p>
          </table:table-cell>
          <table:table-cell table:number-columns-repeated="2"/>
          <table:table-cell table:formula="of:=[$source.A63]" office:value-type="float" office:value="59" calcext:value-type="float">
            <text:p>59</text:p>
          </table:table-cell>
          <table:table-cell table:formula="of:=[$source.D63]/2" office:value-type="float" office:value="96" calcext:value-type="float">
            <text:p>96</text:p>
          </table:table-cell>
          <table:table-cell table:formula="of:=[$source.E63]/2" office:value-type="float" office:value="96" calcext:value-type="float">
            <text:p>96</text:p>
          </table:table-cell>
          <table:table-cell table:formula="of:=[$source.F63]+[.E62]" office:value-type="float" office:value="734.066" calcext:value-type="float">
            <text:p>734.066</text:p>
          </table:table-cell>
          <table:table-cell table:formula="of:=[$source.G63]+[.F62]" office:value-type="float" office:value="2153.274" calcext:value-type="float">
            <text:p>2153.274</text:p>
          </table:table-cell>
          <table:table-cell table:formula="of:=ROUND([.E62]/[$source.$F$1];5)" office:value-type="float" office:value="0.08889" calcext:value-type="float">
            <text:p>0.08889</text:p>
          </table:table-cell>
          <table:table-cell table:formula="of:=ROUND([.F62]/[$source.$H$1];5)" office:value-type="float" office:value="0.04" calcext:value-type="float">
            <text:p>0.04</text:p>
          </table:table-cell>
          <table:table-cell table:formula="of:=ROUND([.G62]/[$source.$F$1];5)" office:value-type="float" office:value="0.67969" calcext:value-type="float">
            <text:p>0.67969</text:p>
          </table:table-cell>
          <table:table-cell table:formula="of:=ROUND([.H62]/[$source.$H$1];5)" office:value-type="float" office:value="0.8972" calcext:value-type="float">
            <text:p>0.8972</text:p>
          </table:table-cell>
          <table:table-cell table:style-name="ce4" table:formula="of:=&quot;### Overlay '&quot;&amp;[$source.$B$1]&amp;&quot;' &gt; &quot;&amp;[.D62]&amp;&quot; &gt; &quot;&amp;[$source.N63]" office:value-type="string" office:string-value="### Overlay 'portrait' &gt; 59 &gt; active state for 'analog_right'" calcext:value-type="string">
            <text:p>### Overlay 'portrait' &gt; 59 &gt; active state for 'analog_right'</text:p>
          </table:table-cell>
          <table:table-cell table:style-name="ce4" table:formula="of:=&quot;overlay&quot;&amp;[$source.$D$1]&amp;&quot;_desc&quot;&amp;[.D62]&amp;&quot; = &quot;&quot;&quot;&amp;COM.MICROSOFT.TEXTJOIN(&quot;,&quot;;0;[$source.B63];[.K62];[.L62];[$source.H63];[.I62];[.J62])&amp;&quot;&quot;&quot;&quot;" office:value-type="string" office:string-value="overlay0_desc59 = &quot;analog_right,0.67969,0.8972,radial,0.08889,0.04&quot;" calcext:value-type="string">
            <text:p>overlay0_desc59 = "analog_right,0.67969,0.8972,radial,0.08889,0.04"</text:p>
          </table:table-cell>
          <table:table-cell table:formula="of:=IF([$source.C63]=&quot;&quot;;&quot;&quot;;&quot;overlay&quot;&amp;[$source.$D$1]&amp;&quot;_desc&quot;&amp;[.D62]&amp;&quot;_overlay = &quot;&amp;[$source.C63])" office:value-type="string" office:string-value="overlay0_desc59_overlay = p-analog-active.png" calcext:value-type="string">
            <text:p>overlay0_desc59_overlay = p-analog-active.png</text:p>
          </table:table-cell>
          <table:table-cell table:formula="of:=IF([$source.I63]=&quot;&quot;; &quot;overlay&quot;&amp;[$source.$D$1]&amp;&quot;_desc&quot;&amp;[.D62]&amp;&quot;_reach_x = 0&quot;; &quot;overlay&quot;&amp;[$source.$D$1]&amp;&quot;_desc&quot;&amp;[.D62]&amp;&quot;_reach_x = 1.25&quot;&amp;CHAR(10)&amp;&quot;overlay&quot;&amp;[$source.$D$1]&amp;&quot;_desc&quot;&amp;[.D62]&amp;&quot;_reach_y = 1.25&quot; )" office:value-type="string" office:string-value="overlay0_desc59_reach_x = 1.25&#10;overlay0_desc59_reach_y = 1.25" calcext:value-type="string">
            <text:p>overlay0_desc59_reach_x = 1.25</text:p>
            <text:p>overlay0_desc59_reach_y = 1.25</text:p>
          </table:table-cell>
          <table:table-cell table:style-name="ce4" table:formula="of:=IF([$source.J63]=&quot;&quot;;&quot;&quot;; &quot;overlay&quot;&amp;[$source.$D$1]&amp;&quot;_desc&quot;&amp;[.D62]&amp;&quot;_range_mod = 15&quot;&amp; CHAR(10)&amp; &quot;overlay&quot;&amp;[$source.$D$1]&amp;&quot;_desc&quot;&amp;[.D62]&amp;&quot;_range_mod_exclusive = true&quot; )" office:value-type="string" office:string-value="overlay0_desc59_range_mod = 15&#10;overlay0_desc59_range_mod_exclusive = true" calcext:value-type="string">
            <text:p>overlay0_desc59_range_mod = 15</text:p>
            <text:p>overlay0_desc59_range_mod_exclusive = true</text:p>
          </table:table-cell>
          <table:table-cell table:style-name="ce4" table:formula="of:=IF([$source.K63]=&quot;&quot;;&quot;&quot;; &quot;overlay&quot;&amp;[$source.$D$1]&amp;&quot;_desc&quot;&amp;[.D62]&amp;&quot;_movable = true&quot;&amp; CHAR(10)&amp; &quot;overlay&quot;&amp;[$source.$D$1]&amp;&quot;_desc&quot;&amp;[.D62]&amp;&quot;_saturate_pct = 0.65&quot; )" office:value-type="string" office:string-value="overlay0_desc59_movable = true&#10;overlay0_desc59_saturate_pct = 0.65" calcext:value-type="string">
            <text:p>overlay0_desc59_movable = true</text:p>
            <text:p>overlay0_desc59_saturate_pct = 0.65</text:p>
          </table:table-cell>
          <table:table-cell table:formula="of:=&quot;overlay&quot;&amp;[$source.$D$1]&amp;&quot;_desc&quot;&amp;[.D62]&amp;&quot;_alpha_mod = &quot;&amp;[$source.L63]" office:value-type="string" office:string-value="overlay0_desc59_alpha_mod = 20" calcext:value-type="string">
            <text:p>overlay0_desc59_alpha_mod = 20</text:p>
          </table:table-cell>
          <table:table-cell table:formula="of:=IF([$source.M63]=&quot;&quot;;&quot;&quot;; &quot;overlay&quot;&amp;[$source.$D$1]&amp;&quot;_desc&quot;&amp;[.D62]&amp;&quot;_next_target = &quot;&quot;&quot;&amp;[$source.M6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3:.T63])" office:value-type="string" office:string-value="### Overlay 'portrait' &gt; 60 &gt; link to landscape overlay&#10;overlay0_desc60 = &quot;overlay_next,0,0,radial,0,0&quot;&#10;overlay0_desc60_reach_x = 0&#10;overlay0_desc60_alpha_mod = 0&#10;overlay0_desc60_next_target = &quot;landscape&quot;" calcext:value-type="string">
            <text:p>### Overlay 'portrait' &gt; 60 &gt; link to landscape overlay</text:p>
            <text:p>overlay0_desc60 = "overlay_next,0,0,radial,0,0"</text:p>
            <text:p>overlay0_desc60_reach_x = 0</text:p>
            <text:p>overlay0_desc60_alpha_mod = 0</text:p>
            <text:p>overlay0_desc60_next_target = "landscape"</text:p>
          </table:table-cell>
          <table:table-cell table:number-columns-repeated="2"/>
          <table:table-cell table:formula="of:=[$source.A64]" office:value-type="float" office:value="60" calcext:value-type="float">
            <text:p>60</text:p>
          </table:table-cell>
          <table:table-cell table:formula="of:=[$source.D64]/2" office:value-type="float" office:value="0" calcext:value-type="float">
            <text:p>0</text:p>
          </table:table-cell>
          <table:table-cell table:formula="of:=[$source.E64]/2" office:value-type="float" office:value="0" calcext:value-type="float">
            <text:p>0</text:p>
          </table:table-cell>
          <table:table-cell table:formula="of:=[$source.F64]+[.E63]" office:value-type="float" office:value="0" calcext:value-type="float">
            <text:p>0</text:p>
          </table:table-cell>
          <table:table-cell table:formula="of:=[$source.G64]+[.F63]" office:value-type="float" office:value="0" calcext:value-type="float">
            <text:p>0</text:p>
          </table:table-cell>
          <table:table-cell table:formula="of:=ROUND([.E63]/[$source.$F$1];5)" office:value-type="float" office:value="0" calcext:value-type="float">
            <text:p>0</text:p>
          </table:table-cell>
          <table:table-cell table:formula="of:=ROUND([.F63]/[$source.$H$1];5)" office:value-type="float" office:value="0" calcext:value-type="float">
            <text:p>0</text:p>
          </table:table-cell>
          <table:table-cell table:formula="of:=ROUND([.G63]/[$source.$F$1];5)" office:value-type="float" office:value="0" calcext:value-type="float">
            <text:p>0</text:p>
          </table:table-cell>
          <table:table-cell table:formula="of:=ROUND([.H63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63]&amp;&quot; &gt; &quot;&amp;[$source.N64]" office:value-type="string" office:string-value="### Overlay 'portrait' &gt; 60 &gt; link to landscape overlay" calcext:value-type="string">
            <text:p>### Overlay 'portrait' &gt; 60 &gt; link to landscape overlay</text:p>
          </table:table-cell>
          <table:table-cell table:style-name="ce4" table:formula="of:=&quot;overlay&quot;&amp;[$source.$D$1]&amp;&quot;_desc&quot;&amp;[.D63]&amp;&quot; = &quot;&quot;&quot;&amp;COM.MICROSOFT.TEXTJOIN(&quot;,&quot;;0;[$source.B64];[.K63];[.L63];[$source.H64];[.I63];[.J63])&amp;&quot;&quot;&quot;&quot;" office:value-type="string" office:string-value="overlay0_desc60 = &quot;overlay_next,0,0,radial,0,0&quot;" calcext:value-type="string">
            <text:p>overlay0_desc60 = "overlay_next,0,0,radial,0,0"</text:p>
          </table:table-cell>
          <table:table-cell table:formula="of:=IF([$source.C64]=&quot;&quot;;&quot;&quot;;&quot;overlay&quot;&amp;[$source.$D$1]&amp;&quot;_desc&quot;&amp;[.D63]&amp;&quot;_overlay = &quot;&amp;[$source.C64])">
            <text:p/>
          </table:table-cell>
          <table:table-cell table:formula="of:=IF([$source.I64]=&quot;&quot;; &quot;overlay&quot;&amp;[$source.$D$1]&amp;&quot;_desc&quot;&amp;[.D63]&amp;&quot;_reach_x = 0&quot;; &quot;overlay&quot;&amp;[$source.$D$1]&amp;&quot;_desc&quot;&amp;[.D63]&amp;&quot;_reach_x = 1.25&quot;&amp;CHAR(10)&amp;&quot;overlay&quot;&amp;[$source.$D$1]&amp;&quot;_desc&quot;&amp;[.D63]&amp;&quot;_reach_y = 1.25&quot; )" office:value-type="string" office:string-value="overlay0_desc60_reach_x = 0" calcext:value-type="string">
            <text:p>overlay0_desc60_reach_x = 0</text:p>
          </table:table-cell>
          <table:table-cell table:style-name="ce4" table:formula="of:=IF([$source.J64]=&quot;&quot;;&quot;&quot;; &quot;overlay&quot;&amp;[$source.$D$1]&amp;&quot;_desc&quot;&amp;[.D63]&amp;&quot;_range_mod = 15&quot;&amp; CHAR(10)&amp; &quot;overlay&quot;&amp;[$source.$D$1]&amp;&quot;_desc&quot;&amp;[.D63]&amp;&quot;_range_mod_exclusive = true&quot; )">
            <text:p/>
          </table:table-cell>
          <table:table-cell table:style-name="ce4" table:formula="of:=IF([$source.K64]=&quot;&quot;;&quot;&quot;; &quot;overlay&quot;&amp;[$source.$D$1]&amp;&quot;_desc&quot;&amp;[.D63]&amp;&quot;_movable = true&quot;&amp; CHAR(10)&amp; &quot;overlay&quot;&amp;[$source.$D$1]&amp;&quot;_desc&quot;&amp;[.D63]&amp;&quot;_saturate_pct = 0.65&quot; )">
            <text:p/>
          </table:table-cell>
          <table:table-cell table:formula="of:=&quot;overlay&quot;&amp;[$source.$D$1]&amp;&quot;_desc&quot;&amp;[.D63]&amp;&quot;_alpha_mod = &quot;&amp;[$source.L64]" office:value-type="string" office:string-value="overlay0_desc60_alpha_mod = 0" calcext:value-type="string">
            <text:p>overlay0_desc60_alpha_mod = 0</text:p>
          </table:table-cell>
          <table:table-cell table:formula="of:=IF([$source.M64]=&quot;&quot;;&quot;&quot;; &quot;overlay&quot;&amp;[$source.$D$1]&amp;&quot;_desc&quot;&amp;[.D63]&amp;&quot;_next_target = &quot;&quot;&quot;&amp;[$source.M64]&amp;&quot;&quot;&quot;&quot;)" office:value-type="string" office:string-value="overlay0_desc60_next_target = &quot;landscape&quot;" calcext:value-type="string">
            <text:p>overlay0_desc60_next_target = "landscape"</text:p>
          </table:table-cell>
          <table:table-cell table:number-columns-repeated="16364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61&#10;&#10;### Overlay 'portrait' &gt; 0 &gt; light for 'toggle_fast_forward'&#10;overlay0_desc0 = &quot;toggle_fast_forward,0.08056,0.515,radial,0.03889,0.0175&quot;&#10;overlay0_desc0_overlay = p-light-hotkey.png&#10;overlay0_desc0_reach_x = 0&#10;overlay0_desc0_alpha_mod = 20&#10;&#10;### Overlay 'portrait' &gt; 1 &gt; light for 'load_state'&#10;overlay0_desc1 = &quot;load_state,0.41944,0.515,radial,0.03889,0.0175&quot;&#10;overlay0_desc1_overlay = p-light-hotkey.png&#10;overlay0_desc1_reach_x = 0&#10;overlay0_desc1_alpha_mod = 20&#10;&#10;### Overlay 'portrait' &gt; 2 &gt; light for 'save_state'&#10;overlay0_desc2 = &quot;save_state,0.58056,0.515,radial,0.03889,0.0175&quot;&#10;overlay0_desc2_overlay = p-light-hotkey.png&#10;overlay0_desc2_reach_x = 0&#10;overlay0_desc2_alpha_mod = 20&#10;&#10;### Overlay 'portrait' &gt; 3 &gt; light for 'menu_toggle'&#10;overlay0_desc3 = &quot;menu_toggle,0.91944,0.515,radial,0.03889,0.0175&quot;&#10;overlay0_desc3_overlay = p-light-hotkey.png&#10;overlay0_desc3_reach_x = 0&#10;overlay0_desc3_alpha_mod = 20&#10;&#10;### Overlay 'portrait' &gt; 4 &gt; light for 'l2'&#10;overlay0_desc4 = &quot;l2,0.08056,0.58793,radial,0.05556,0.025&quot;&#10;overlay0_desc4_overlay = p-light-shoulder.png&#10;overlay0_desc4_reach_x = 0&#10;overlay0_desc4_alpha_mod = 20&#10;&#10;### Overlay 'portrait' &gt; 5 &gt; light for 'l1'&#10;overlay0_desc5 = &quot;l,0.25,0.5675,radial,0.05556,0.025&quot;&#10;overlay0_desc5_overlay = p-light-shoulder.png&#10;overlay0_desc5_reach_x = 0&#10;overlay0_desc5_alpha_mod = 20&#10;&#10;### Overlay 'portrait' &gt; 6 &gt; light for 'select'&#10;overlay0_desc6 = &quot;select,0.41944,0.58793,radial,0.05556,0.025&quot;&#10;overlay0_desc6_overlay = p-light-shoulder.png&#10;overlay0_desc6_reach_x = 0&#10;overlay0_desc6_alpha_mod = 20&#10;&#10;### Overlay 'portrait' &gt; 7 &gt; light for 'start'&#10;overlay0_desc7 = &quot;start,0.58056,0.58793,radial,0.05556,0.025&quot;&#10;overlay0_desc7_overlay = p-light-shoulder.png&#10;overlay0_desc7_reach_x = 0&#10;overlay0_desc7_alpha_mod = 20&#10;&#10;### Overlay 'portrait' &gt; 8 &gt; light for 'r1'&#10;overlay0_desc8 = &quot;r,0.75,0.5675,radial,0.05556,0.025&quot;&#10;overlay0_desc8_overlay = p-light-shoulder.png&#10;overlay0_desc8_reach_x = 0&#10;overlay0_desc8_alpha_mod = 20&#10;&#10;### Overlay 'portrait' &gt; 9 &gt; light for 'r2'&#10;overlay0_desc9 = &quot;r2,0.91944,0.58793,radial,0.05556,0.025&quot;&#10;overlay0_desc9_overlay = p-light-shoulder.png&#10;overlay0_desc9_reach_x = 0&#10;overlay0_desc9_alpha_mod = 20&#10;&#10;### Overlay 'portrait' &gt; 10 &gt; light for 'up'&#10;overlay0_desc10 = &quot;up,0.25,0.6625,radial,0.07778,0.035&quot;&#10;overlay0_desc10_overlay = p-light-act4.png&#10;overlay0_desc10_reach_x = 0&#10;overlay0_desc10_alpha_mod = 20&#10;&#10;### Overlay 'portrait' &gt; 11 &gt; light for 'left'&#10;overlay0_desc11 = &quot;left,0.12222,0.72,radial,0.07778,0.035&quot;&#10;overlay0_desc11_overlay = p-light-act4.png&#10;overlay0_desc11_reach_x = 0&#10;overlay0_desc11_alpha_mod = 20&#10;&#10;### Overlay 'portrait' &gt; 12 &gt; light for 'right'&#10;overlay0_desc12 = &quot;right,0.37778,0.72,radial,0.07778,0.035&quot;&#10;overlay0_desc12_overlay = p-light-act4.png&#10;overlay0_desc12_reach_x = 0&#10;overlay0_desc12_alpha_mod = 20&#10;&#10;### Overlay 'portrait' &gt; 13 &gt; light for 'down'&#10;overlay0_desc13 = &quot;down,0.25,0.7775,radial,0.07778,0.035&quot;&#10;overlay0_desc13_overlay = p-light-act4.png&#10;overlay0_desc13_reach_x = 0&#10;overlay0_desc13_alpha_mod = 20&#10;&#10;### Overlay 'portrait' &gt; 14 &gt; light for 'up|left'&#10;overlay0_desc14 = &quot;up|left,0.11644,0.6599,radial,0.01667,0.0075&quot;&#10;overlay0_desc14_overlay = p-light-corner.png&#10;overlay0_desc14_reach_x = 0&#10;overlay0_desc14_alpha_mod = 20&#10;&#10;### Overlay 'portrait' &gt; 15 &gt; light for 'up|right'&#10;overlay0_desc15 = &quot;up|right,0.38356,0.6599,radial,0.01667,0.0075&quot;&#10;overlay0_desc15_overlay = p-light-corner.png&#10;overlay0_desc15_reach_x = 0&#10;overlay0_desc15_alpha_mod = 20&#10;&#10;### Overlay 'portrait' &gt; 16 &gt; light for 'down|left'&#10;overlay0_desc16 = &quot;down|left,0.11644,0.7801,radial,0.01667,0.0075&quot;&#10;overlay0_desc16_overlay = p-light-corner.png&#10;overlay0_desc16_reach_x = 0&#10;overlay0_desc16_alpha_mod = 20&#10;&#10;### Overlay 'portrait' &gt; 17 &gt; light for 'down|right'&#10;overlay0_desc17 = &quot;down|right,0.38356,0.7801,radial,0.01667,0.0075&quot;&#10;overlay0_desc17_overlay = p-light-corner.png&#10;overlay0_desc17_reach_x = 0&#10;overlay0_desc17_alpha_mod = 20&#10;&#10;### Overlay 'portrait' &gt; 18 &gt; light for 'x'&#10;overlay0_desc18 = &quot;x,0.75,0.6625,radial,0.07778,0.035&quot;&#10;overlay0_desc18_overlay = p-light-act4.png&#10;overlay0_desc18_reach_x = 0&#10;overlay0_desc18_alpha_mod = 20&#10;&#10;### Overlay 'portrait' &gt; 19 &gt; light for 'y'&#10;overlay0_desc19 = &quot;y,0.62222,0.72,radial,0.07778,0.035&quot;&#10;overlay0_desc19_overlay = p-light-act4.png&#10;overlay0_desc19_reach_x = 0&#10;overlay0_desc19_alpha_mod = 20&#10;&#10;### Overlay 'portrait' &gt; 20 &gt; light for 'a'&#10;overlay0_desc20 = &quot;a,0.87778,0.72,radial,0.07778,0.035&quot;&#10;overlay0_desc20_overlay = p-light-act4.png&#10;overlay0_desc20_reach_x = 0&#10;overlay0_desc20_alpha_mod = 20&#10;&#10;### Overlay 'portrait' &gt; 21 &gt; light for 'b'&#10;overlay0_desc21 = &quot;b,0.75,0.7775,radial,0.07778,0.035&quot;&#10;overlay0_desc21_overlay = p-light-act4.png&#10;overlay0_desc21_reach_x = 0&#10;overlay0_desc21_alpha_mod = 20&#10;&#10;### Overlay 'portrait' &gt; 22 &gt; light for 'x|y'&#10;overlay0_desc22 = &quot;x|y,0.61644,0.6599,radial,0.01667,0.0075&quot;&#10;overlay0_desc22_overlay = p-light-corner.png&#10;overlay0_desc22_reach_x = 0&#10;overlay0_desc22_alpha_mod = 20&#10;&#10;### Overlay 'portrait' &gt; 23 &gt; light for 'x|a'&#10;overlay0_desc23 = &quot;x|a,0.88356,0.6599,radial,0.01667,0.0075&quot;&#10;overlay0_desc23_overlay = p-light-corner.png&#10;overlay0_desc23_reach_x = 0&#10;overlay0_desc23_alpha_mod = 20&#10;&#10;### Overlay 'portrait' &gt; 24 &gt; light for 'b|y'&#10;overlay0_desc24 = &quot;b|y,0.61644,0.7801,radial,0.01667,0.0075&quot;&#10;overlay0_desc24_overlay = p-light-corner.png&#10;overlay0_desc24_reach_x = 0&#10;overlay0_desc24_alpha_mod = 20&#10;&#10;### Overlay 'portrait' &gt; 25 &gt; light for 'b|a'&#10;overlay0_desc25 = &quot;b|a,0.88356,0.7801,radial,0.01667,0.0075&quot;&#10;overlay0_desc25_overlay = p-light-corner.png&#10;overlay0_desc25_reach_x = 0&#10;overlay0_desc25_alpha_mod = 20&#10;&#10;### Overlay 'portrait' &gt; 26 &gt; button for 'toggle_fast_forward'&#10;overlay0_desc26 = &quot;toggle_fast_forward,0.08056,0.515,radial,0.05,0.0225&quot;&#10;overlay0_desc26_overlay = p-btn-fast-forward.png&#10;overlay0_desc26_reach_x = 1.25&#10;overlay0_desc26_reach_y = 1.25&#10;overlay0_desc26_alpha_mod = 2&#10;&#10;### Overlay 'portrait' &gt; 27 &gt; button for 'load_state'&#10;overlay0_desc27 = &quot;load_state,0.41944,0.515,radial,0.05,0.0225&quot;&#10;overlay0_desc27_overlay = p-btn-load.png&#10;overlay0_desc27_reach_x = 1.25&#10;overlay0_desc27_reach_y = 1.25&#10;overlay0_desc27_alpha_mod = 2&#10;&#10;### Overlay 'portrait' &gt; 28 &gt; button for 'save_state'&#10;overlay0_desc28 = &quot;save_state,0.58056,0.515,radial,0.05,0.0225&quot;&#10;overlay0_desc28_overlay = p-btn-save.png&#10;overlay0_desc28_reach_x = 1.25&#10;overlay0_desc28_reach_y = 1.25&#10;overlay0_desc28_alpha_mod = 2&#10;&#10;### Overlay 'portrait' &gt; 29 &gt; button for 'menu_toggle'&#10;overlay0_desc29 = &quot;menu_toggle,0.91944,0.515,radial,0.05,0.0225&quot;&#10;overlay0_desc29_overlay = p-btn-menu.png&#10;overlay0_desc29_reach_x = 1.25&#10;overlay0_desc29_reach_y = 1.25&#10;overlay0_desc29_alpha_mod = 2&#10;&#10;### Overlay 'portrait' &gt; 30 &gt; button for 'l2'&#10;overlay0_desc30 = &quot;l2,0.08056,0.58793,radial,0.06667,0.03&quot;&#10;overlay0_desc30_overlay = p-btn-l2.png&#10;overlay0_desc30_reach_x = 1.25&#10;overlay0_desc30_reach_y = 1.25&#10;overlay0_desc30_alpha_mod = 2&#10;&#10;### Overlay 'portrait' &gt; 31 &gt; button for 'l1'&#10;overlay0_desc31 = &quot;l,0.25,0.5675,radial,0.06667,0.03&quot;&#10;overlay0_desc31_overlay = p-btn-l1.png&#10;overlay0_desc31_reach_x = 1.25&#10;overlay0_desc31_reach_y = 1.25&#10;overlay0_desc31_alpha_mod = 2&#10;&#10;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&#10;&#10;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&#10;&#10;### Overlay 'portrait' &gt; 34 &gt; button for 'r1'&#10;overlay0_desc34 = &quot;r,0.75,0.5675,radial,0.06667,0.03&quot;&#10;overlay0_desc34_overlay = p-btn-r1.png&#10;overlay0_desc34_reach_x = 1.25&#10;overlay0_desc34_reach_y = 1.25&#10;overlay0_desc34_alpha_mod = 2&#10;&#10;### Overlay 'portrait' &gt; 35 &gt; button for 'r2'&#10;overlay0_desc35 = &quot;r2,0.91944,0.58793,radial,0.06667,0.03&quot;&#10;overlay0_desc35_overlay = p-btn-r2.png&#10;overlay0_desc35_reach_x = 1.25&#10;overlay0_desc35_reach_y = 1.25&#10;overlay0_desc35_alpha_mod = 2&#10;&#10;### Overlay 'portrait' &gt; 36 &gt; button for 'up', disabled, handled by dpad_area&#10;overlay0_desc36 = &quot;up,0.25,0.6625,radial,0.07778,0.035&quot;&#10;overlay0_desc36_overlay = p-btn-dpad-up.png&#10;overlay0_desc36_reach_x = 0&#10;overlay0_desc36_alpha_mod = 2&#10;&#10;### Overlay 'portrait' &gt; 37 &gt; button for 'left', disabled, handled by dpad_area&#10;overlay0_desc37 = &quot;left,0.12222,0.72,radial,0.07778,0.035&quot;&#10;overlay0_desc37_overlay = p-btn-dpad-left.png&#10;overlay0_desc37_reach_x = 0&#10;overlay0_desc37_alpha_mod = 2&#10;&#10;### Overlay 'portrait' &gt; 38 &gt; button for 'right', disabled, handled by dpad_area&#10;overlay0_desc38 = &quot;right,0.37778,0.72,radial,0.07778,0.035&quot;&#10;overlay0_desc38_overlay = p-btn-dpad-right.png&#10;overlay0_desc38_reach_x = 0&#10;overlay0_desc38_alpha_mod = 2&#10;&#10;### Overlay 'portrait' &gt; 39 &gt; button for 'down', disabled, handled by dpad_area&#10;overlay0_desc39 = &quot;down,0.25,0.7775,radial,0.07778,0.035&quot;&#10;overlay0_desc39_overlay = p-btn-dpad-down.png&#10;overlay0_desc39_reach_x = 0&#10;overlay0_desc39_alpha_mod = 2&#10;&#10;### Overlay 'portrait' &gt; 40 &gt; button for 'up|left', disabled, handled by dpad_area&#10;overlay0_desc40 = &quot;up|left,0.11644,0.6599,radial,0.01667,0.0075&quot;&#10;overlay0_desc40_overlay = p-btn-corner.png&#10;overlay0_desc40_reach_x = 0&#10;overlay0_desc40_alpha_mod = 2&#10;&#10;### Overlay 'portrait' &gt; 41 &gt; button for 'up|right', disabled, handled by dpad_area&#10;overlay0_desc41 = &quot;up|right,0.38356,0.6599,radial,0.01667,0.0075&quot;&#10;overlay0_desc41_overlay = p-btn-corner.png&#10;overlay0_desc41_reach_x = 0&#10;overlay0_desc41_alpha_mod = 2&#10;&#10;### Overlay 'portrait' &gt; 42 &gt; button for 'down|left', disabled, handled by dpad_area&#10;overlay0_desc42 = &quot;down|left,0.11644,0.7801,radial,0.01667,0.0075&quot;&#10;overlay0_desc42_overlay = p-btn-corner.png&#10;overlay0_desc42_reach_x = 0&#10;overlay0_desc42_alpha_mod = 2&#10;&#10;### Overlay 'portrait' &gt; 43 &gt; button for 'down|right', disabled, handled by dpad_area&#10;overlay0_desc43 = &quot;down|right,0.38356,0.7801,radial,0.01667,0.0075&quot;&#10;overlay0_desc43_overlay = p-btn-corner.png&#10;overlay0_desc43_reach_x = 0&#10;overlay0_desc43_alpha_mod = 2&#10;&#10;### Overlay 'portrait' &gt; 44 &gt; button for 'x', disabled, handled by abxy_area&#10;overlay0_desc44 = &quot;x,0.75,0.6625,radial,0.07778,0.035&quot;&#10;overlay0_desc44_overlay = p-btn-act4-x-triangle.png&#10;overlay0_desc44_reach_x = 0&#10;overlay0_desc44_alpha_mod = 2&#10;&#10;### Overlay 'portrait' &gt; 45 &gt; button for 'y', disabled, handled by abxy_area&#10;overlay0_desc45 = &quot;y,0.62222,0.72,radial,0.07778,0.035&quot;&#10;overlay0_desc45_overlay = p-btn-act4-y-square.png&#10;overlay0_desc45_reach_x = 0&#10;overlay0_desc45_alpha_mod = 2&#10;&#10;### Overlay 'portrait' &gt; 46 &gt; button for 'a', disabled, handled by abxy_area&#10;overlay0_desc46 = &quot;a,0.87778,0.72,radial,0.07778,0.035&quot;&#10;overlay0_desc46_overlay = p-btn-act4-a-circle.png&#10;overlay0_desc46_reach_x = 0&#10;overlay0_desc46_alpha_mod = 2&#10;&#10;### Overlay 'portrait' &gt; 47 &gt; button for 'b', disabled, handled by abxy_area&#10;overlay0_desc47 = &quot;b,0.75,0.7775,radial,0.07778,0.035&quot;&#10;overlay0_desc47_overlay = p-btn-act4-b-cross.png&#10;overlay0_desc47_reach_x = 0&#10;overlay0_desc47_alpha_mod = 2&#10;&#10;### Overlay 'portrait' &gt; 48 &gt; button for 'x|y', disabled, handled by abxy_area&#10;overlay0_desc48 = &quot;x|y,0.61644,0.6599,radial,0.01667,0.0075&quot;&#10;overlay0_desc48_overlay = p-btn-corner.png&#10;overlay0_desc48_reach_x = 0&#10;overlay0_desc48_alpha_mod = 2&#10;&#10;### Overlay 'portrait' &gt; 49 &gt; button for 'x|a', disabled, handled by abxy_area&#10;overlay0_desc49 = &quot;x|a,0.88356,0.6599,radial,0.01667,0.0075&quot;&#10;overlay0_desc49_overlay = p-btn-corner.png&#10;overlay0_desc49_reach_x = 0&#10;overlay0_desc49_alpha_mod = 2&#10;&#10;### Overlay 'portrait' &gt; 50 &gt; button for 'b|y', disabled, handled by abxy_area&#10;overlay0_desc50 = &quot;b|y,0.61644,0.7801,radial,0.01667,0.0075&quot;&#10;overlay0_desc50_overlay = p-btn-corner.png&#10;overlay0_desc50_reach_x = 0&#10;overlay0_desc50_alpha_mod = 2&#10;&#10;### Overlay 'portrait' &gt; 51 &gt; button for 'b|a', disabled, handled by abxy_area&#10;overlay0_desc51 = &quot;b|a,0.88356,0.7801,radial,0.01667,0.0075&quot;&#10;overlay0_desc51_overlay = p-btn-corner.png&#10;overlay0_desc51_reach_x = 0&#10;overlay0_desc51_alpha_mod = 2&#10;&#10;### Overlay 'portrait' &gt; 52 &gt; handler for 'dpad_area'&#10;overlay0_desc52 = &quot;dpad_area,0.25,0.72,radial,0.22778,0.1025&quot;&#10;overlay0_desc52_overlay = p-area-dpad.png&#10;overlay0_desc52_reach_x = 1.25&#10;overlay0_desc52_reach_y = 1.25&#10;overlay0_desc52_alpha_mod = 1&#10;&#10;### Overlay 'portrait' &gt; 53 &gt; handler for 'abxy_area'&#10;overlay0_desc53 = &quot;abxy_area,0.75,0.72,radial,0.22778,0.1025&quot;&#10;overlay0_desc53_overlay = p-area-act.png&#10;overlay0_desc53_reach_x = 1.25&#10;overlay0_desc53_reach_y = 1.25&#10;overlay0_desc53_alpha_mod = 1&#10;&#10;### Overlay 'portrait' &gt; 54 &gt; border for left analog&#10;overlay0_desc54 = &quot;nul,0.32031,0.8972,radial,0.12778,0.0575&quot;&#10;overlay0_desc54_overlay = p-analog-border.png&#10;overlay0_desc54_reach_x = 0&#10;overlay0_desc54_alpha_mod = 1&#10;&#10;### Overlay 'portrait' &gt; 55 &gt; border for right analog&#10;overlay0_desc55 = &quot;nul,0.67969,0.8972,radial,0.12778,0.0575&quot;&#10;overlay0_desc55_overlay = p-analog-border.png&#10;overlay0_desc55_reach_x = 0&#10;overlay0_desc55_alpha_mod = 1&#10;&#10;### Overlay 'portrait' &gt; 56 &gt; inactive state for 'analog_left'&#10;overlay0_desc56 = &quot;analog_left,0.32031,0.8972,radial,0.08889,0.04&quot;&#10;overlay0_desc56_overlay = p-analog-inactive.png&#10;overlay0_desc56_reach_x = 0&#10;overlay0_desc56_alpha_mod = 0&#10;&#10;### Overlay 'portrait' &gt; 57 &gt; inactive state for 'analog_right'&#10;overlay0_desc57 = &quot;analog_right,0.67969,0.8972,radial,0.08889,0.04&quot;&#10;overlay0_desc57_overlay = p-analog-inactive.png&#10;overlay0_desc57_reach_x = 0&#10;overlay0_desc57_alpha_mod = 0&#10;&#10;### Overlay 'portrait' &gt; 58 &gt; active state for 'analog_left'&#10;overlay0_desc58 = &quot;analog_left,0.32031,0.8972,radial,0.08889,0.04&quot;&#10;overlay0_desc58_overlay = p-analog-active.png&#10;overlay0_desc58_reach_x = 1.25&#10;overlay0_desc58_reach_y = 1.25&#10;overlay0_desc58_range_mod = 15&#10;overlay0_desc58_range_mod_exclusive = true&#10;overlay0_desc58_movable = true&#10;overlay0_desc58_saturate_pct = 0.65&#10;overlay0_desc58_alpha_mod = 20&#10;&#10;### Overlay 'portrait' &gt; 59 &gt; active state for 'analog_right'&#10;overlay0_desc59 = &quot;analog_right,0.67969,0.8972,radial,0.08889,0.04&quot;&#10;overlay0_desc59_overlay = p-analog-active.png&#10;overlay0_desc59_reach_x = 1.25&#10;overlay0_desc59_reach_y = 1.25&#10;overlay0_desc59_range_mod = 15&#10;overlay0_desc59_range_mod_exclusive = true&#10;overlay0_desc59_movable = true&#10;overlay0_desc59_saturate_pct = 0.65&#10;overlay0_desc59_alpha_mod = 20&#10;&#10;### Overlay 'portrait' &gt; 60 &gt; link to landscape overlay&#10;overlay0_desc60 = &quot;overlay_next,0,0,radial,0,0&quot;&#10;overlay0_desc60_reach_x = 0&#10;overlay0_desc60_alpha_mod = 0&#10;overlay0_desc60_next_target = &quot;landscape&quot;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61</text:p>
            <text:p/>
            <text:p>### Overlay 'portrait' &gt; 0 &gt; light for 'toggle_fast_forward'</text:p>
            <text:p>overlay0_desc0 = "toggle_fast_forward,0.08056,0.515,radial,0.03889,0.0175"</text:p>
            <text:p>overlay0_desc0_overlay = p-light-hotkey.png</text:p>
            <text:p>overlay0_desc0_reach_x = 0</text:p>
            <text:p>overlay0_desc0_alpha_mod = 20</text:p>
            <text:p/>
            <text:p>### Overlay 'portrait' &gt; 1 &gt; light for 'load_state'</text:p>
            <text:p>overlay0_desc1 = "load_state,0.41944,0.515,radial,0.03889,0.0175"</text:p>
            <text:p>overlay0_desc1_overlay = p-light-hotkey.png</text:p>
            <text:p>overlay0_desc1_reach_x = 0</text:p>
            <text:p>overlay0_desc1_alpha_mod = 20</text:p>
            <text:p/>
            <text:p>### Overlay 'portrait' &gt; 2 &gt; light for 'save_state'</text:p>
            <text:p>overlay0_desc2 = "save_state,0.58056,0.515,radial,0.03889,0.0175"</text:p>
            <text:p>overlay0_desc2_overlay = p-light-hotkey.png</text:p>
            <text:p>overlay0_desc2_reach_x = 0</text:p>
            <text:p>overlay0_desc2_alpha_mod = 20</text:p>
            <text:p/>
            <text:p>### Overlay 'portrait' &gt; 3 &gt; light for 'menu_toggle'</text:p>
            <text:p>overlay0_desc3 = "menu_toggle,0.91944,0.515,radial,0.03889,0.0175"</text:p>
            <text:p>overlay0_desc3_overlay = p-light-hotkey.png</text:p>
            <text:p>overlay0_desc3_reach_x = 0</text:p>
            <text:p>overlay0_desc3_alpha_mod = 20</text:p>
            <text:p/>
            <text:p>### Overlay 'portrait' &gt; 4 &gt; light for 'l2'</text:p>
            <text:p>overlay0_desc4 = "l2,0.08056,0.58793,radial,0.05556,0.025"</text:p>
            <text:p>overlay0_desc4_overlay = p-light-shoulder.png</text:p>
            <text:p>overlay0_desc4_reach_x = 0</text:p>
            <text:p>overlay0_desc4_alpha_mod = 20</text:p>
            <text:p/>
            <text:p>### Overlay 'portrait' &gt; 5 &gt; light for 'l1'</text:p>
            <text:p>overlay0_desc5 = "l,0.25,0.5675,radial,0.05556,0.025"</text:p>
            <text:p>overlay0_desc5_overlay = p-light-shoulder.png</text:p>
            <text:p>overlay0_desc5_reach_x = 0</text:p>
            <text:p>overlay0_desc5_alpha_mod = 20</text:p>
            <text:p/>
            <text:p>### Overlay 'portrait' &gt; 6 &gt; light for 'select'</text:p>
            <text:p>overlay0_desc6 = "select,0.41944,0.58793,radial,0.05556,0.025"</text:p>
            <text:p>overlay0_desc6_overlay = p-light-shoulder.png</text:p>
            <text:p>overlay0_desc6_reach_x = 0</text:p>
            <text:p>overlay0_desc6_alpha_mod = 20</text:p>
            <text:p/>
            <text:p>### Overlay 'portrait' &gt; 7 &gt; light for 'start'</text:p>
            <text:p>overlay0_desc7 = "start,0.58056,0.58793,radial,0.05556,0.025"</text:p>
            <text:p>overlay0_desc7_overlay = p-light-shoulder.png</text:p>
            <text:p>overlay0_desc7_reach_x = 0</text:p>
            <text:p>overlay0_desc7_alpha_mod = 20</text:p>
            <text:p/>
            <text:p>### Overlay 'portrait' &gt; 8 &gt; light for 'r1'</text:p>
            <text:p>overlay0_desc8 = "r,0.75,0.5675,radial,0.05556,0.025"</text:p>
            <text:p>overlay0_desc8_overlay = p-light-shoulder.png</text:p>
            <text:p>overlay0_desc8_reach_x = 0</text:p>
            <text:p>overlay0_desc8_alpha_mod = 20</text:p>
            <text:p/>
            <text:p>### Overlay 'portrait' &gt; 9 &gt; light for 'r2'</text:p>
            <text:p>overlay0_desc9 = "r2,0.91944,0.58793,radial,0.05556,0.025"</text:p>
            <text:p>overlay0_desc9_overlay = p-light-shoulder.png</text:p>
            <text:p>overlay0_desc9_reach_x = 0</text:p>
            <text:p>overlay0_desc9_alpha_mod = 20</text:p>
            <text:p/>
            <text:p>### Overlay 'portrait' &gt; 10 &gt; light for 'up'</text:p>
            <text:p>overlay0_desc10 = "up,0.25,0.6625,radial,0.07778,0.035"</text:p>
            <text:p>overlay0_desc10_overlay = p-light-act4.png</text:p>
            <text:p>overlay0_desc10_reach_x = 0</text:p>
            <text:p>overlay0_desc10_alpha_mod = 20</text:p>
            <text:p/>
            <text:p>### Overlay 'portrait' &gt; 11 &gt; light for 'left'</text:p>
            <text:p>overlay0_desc11 = "left,0.12222,0.72,radial,0.07778,0.035"</text:p>
            <text:p>overlay0_desc11_overlay = p-light-act4.png</text:p>
            <text:p>overlay0_desc11_reach_x = 0</text:p>
            <text:p>overlay0_desc11_alpha_mod = 20</text:p>
            <text:p/>
            <text:p>### Overlay 'portrait' &gt; 12 &gt; light for 'right'</text:p>
            <text:p>overlay0_desc12 = "right,0.37778,0.72,radial,0.07778,0.035"</text:p>
            <text:p>overlay0_desc12_overlay = p-light-act4.png</text:p>
            <text:p>overlay0_desc12_reach_x = 0</text:p>
            <text:p>overlay0_desc12_alpha_mod = 20</text:p>
            <text:p/>
            <text:p>### Overlay 'portrait' &gt; 13 &gt; light for 'down'</text:p>
            <text:p>overlay0_desc13 = "down,0.25,0.7775,radial,0.07778,0.035"</text:p>
            <text:p>overlay0_desc13_overlay = p-light-act4.png</text:p>
            <text:p>overlay0_desc13_reach_x = 0</text:p>
            <text:p>overlay0_desc13_alpha_mod = 20</text:p>
            <text:p/>
            <text:p>### Overlay 'portrait' &gt; 14 &gt; light for 'up|left'</text:p>
            <text:p>overlay0_desc14 = "up|left,0.11644,0.6599,radial,0.01667,0.0075"</text:p>
            <text:p>overlay0_desc14_overlay = p-light-corner.png</text:p>
            <text:p>overlay0_desc14_reach_x = 0</text:p>
            <text:p>overlay0_desc14_alpha_mod = 20</text:p>
            <text:p/>
            <text:p>### Overlay 'portrait' &gt; 15 &gt; light for 'up|right'</text:p>
            <text:p>overlay0_desc15 = "up|right,0.38356,0.6599,radial,0.01667,0.0075"</text:p>
            <text:p>overlay0_desc15_overlay = p-light-corner.png</text:p>
            <text:p>overlay0_desc15_reach_x = 0</text:p>
            <text:p>overlay0_desc15_alpha_mod = 20</text:p>
            <text:p/>
            <text:p>### Overlay 'portrait' &gt; 16 &gt; light for 'down|left'</text:p>
            <text:p>overlay0_desc16 = "down|left,0.11644,0.7801,radial,0.01667,0.0075"</text:p>
            <text:p>overlay0_desc16_overlay = p-light-corner.png</text:p>
            <text:p>overlay0_desc16_reach_x = 0</text:p>
            <text:p>overlay0_desc16_alpha_mod = 20</text:p>
            <text:p/>
            <text:p>### Overlay 'portrait' &gt; 17 &gt; light for 'down|right'</text:p>
            <text:p>overlay0_desc17 = "down|right,0.38356,0.7801,radial,0.01667,0.0075"</text:p>
            <text:p>overlay0_desc17_overlay = p-light-corner.png</text:p>
            <text:p>overlay0_desc17_reach_x = 0</text:p>
            <text:p>overlay0_desc17_alpha_mod = 20</text:p>
            <text:p/>
            <text:p>### Overlay 'portrait' &gt; 18 &gt; light for 'x'</text:p>
            <text:p>overlay0_desc18 = "x,0.75,0.6625,radial,0.07778,0.035"</text:p>
            <text:p>overlay0_desc18_overlay = p-light-act4.png</text:p>
            <text:p>overlay0_desc18_reach_x = 0</text:p>
            <text:p>overlay0_desc18_alpha_mod = 20</text:p>
            <text:p/>
            <text:p>### Overlay 'portrait' &gt; 19 &gt; light for 'y'</text:p>
            <text:p>overlay0_desc19 = "y,0.62222,0.72,radial,0.07778,0.035"</text:p>
            <text:p>overlay0_desc19_overlay = p-light-act4.png</text:p>
            <text:p>overlay0_desc19_reach_x = 0</text:p>
            <text:p>overlay0_desc19_alpha_mod = 20</text:p>
            <text:p/>
            <text:p>### Overlay 'portrait' &gt; 20 &gt; light for 'a'</text:p>
            <text:p>overlay0_desc20 = "a,0.87778,0.72,radial,0.07778,0.035"</text:p>
            <text:p>overlay0_desc20_overlay = p-light-act4.png</text:p>
            <text:p>overlay0_desc20_reach_x = 0</text:p>
            <text:p>overlay0_desc20_alpha_mod = 20</text:p>
            <text:p/>
            <text:p>### Overlay 'portrait' &gt; 21 &gt; light for 'b'</text:p>
            <text:p>overlay0_desc21 = "b,0.75,0.7775,radial,0.07778,0.035"</text:p>
            <text:p>overlay0_desc21_overlay = p-light-act4.png</text:p>
            <text:p>overlay0_desc21_reach_x = 0</text:p>
            <text:p>overlay0_desc21_alpha_mod = 20</text:p>
            <text:p/>
            <text:p>### Overlay 'portrait' &gt; 22 &gt; light for 'x|y'</text:p>
            <text:p>overlay0_desc22 = "x|y,0.61644,0.6599,radial,0.01667,0.0075"</text:p>
            <text:p>overlay0_desc22_overlay = p-light-corner.png</text:p>
            <text:p>overlay0_desc22_reach_x = 0</text:p>
            <text:p>overlay0_desc22_alpha_mod = 20</text:p>
            <text:p/>
            <text:p>### Overlay 'portrait' &gt; 23 &gt; light for 'x|a'</text:p>
            <text:p>overlay0_desc23 = "x|a,0.88356,0.6599,radial,0.01667,0.0075"</text:p>
            <text:p>overlay0_desc23_overlay = p-light-corner.png</text:p>
            <text:p>overlay0_desc23_reach_x = 0</text:p>
            <text:p>overlay0_desc23_alpha_mod = 20</text:p>
            <text:p/>
            <text:p>### Overlay 'portrait' &gt; 24 &gt; light for 'b|y'</text:p>
            <text:p>overlay0_desc24 = "b|y,0.61644,0.7801,radial,0.01667,0.0075"</text:p>
            <text:p>overlay0_desc24_overlay = p-light-corner.png</text:p>
            <text:p>overlay0_desc24_reach_x = 0</text:p>
            <text:p>overlay0_desc24_alpha_mod = 20</text:p>
            <text:p/>
            <text:p>### Overlay 'portrait' &gt; 25 &gt; light for 'b|a'</text:p>
            <text:p>overlay0_desc25 = "b|a,0.88356,0.7801,radial,0.01667,0.0075"</text:p>
            <text:p>overlay0_desc25_overlay = p-light-corner.png</text:p>
            <text:p>overlay0_desc25_reach_x = 0</text:p>
            <text:p>overlay0_desc25_alpha_mod = 20</text:p>
            <text:p/>
            <text:p>### Overlay 'portrait' &gt; 26 &gt; button for 'toggle_fast_forward'</text:p>
            <text:p>overlay0_desc26 = "toggle_fast_forward,0.08056,0.515,radial,0.05,0.0225"</text:p>
            <text:p>overlay0_desc26_overlay = p-btn-fast-forward.png</text:p>
            <text:p>overlay0_desc26_reach_x = 1.25</text:p>
            <text:p>overlay0_desc26_reach_y = 1.25</text:p>
            <text:p>overlay0_desc26_alpha_mod = 2</text:p>
            <text:p/>
            <text:p>### Overlay 'portrait' &gt; 27 &gt; button for 'load_state'</text:p>
            <text:p>overlay0_desc27 = "load_state,0.41944,0.515,radial,0.05,0.0225"</text:p>
            <text:p>overlay0_desc27_overlay = p-btn-load.png</text:p>
            <text:p>overlay0_desc27_reach_x = 1.25</text:p>
            <text:p>overlay0_desc27_reach_y = 1.25</text:p>
            <text:p>overlay0_desc27_alpha_mod = 2</text:p>
            <text:p/>
            <text:p>### Overlay 'portrait' &gt; 28 &gt; button for 'save_state'</text:p>
            <text:p>overlay0_desc28 = "save_state,0.58056,0.515,radial,0.05,0.0225"</text:p>
            <text:p>overlay0_desc28_overlay = p-btn-save.png</text:p>
            <text:p>overlay0_desc28_reach_x = 1.25</text:p>
            <text:p>overlay0_desc28_reach_y = 1.25</text:p>
            <text:p>overlay0_desc28_alpha_mod = 2</text:p>
            <text:p/>
            <text:p>### Overlay 'portrait' &gt; 29 &gt; button for 'menu_toggle'</text:p>
            <text:p>overlay0_desc29 = "menu_toggle,0.91944,0.515,radial,0.05,0.0225"</text:p>
            <text:p>overlay0_desc29_overlay = p-btn-menu.png</text:p>
            <text:p>overlay0_desc29_reach_x = 1.25</text:p>
            <text:p>overlay0_desc29_reach_y = 1.25</text:p>
            <text:p>overlay0_desc29_alpha_mod = 2</text:p>
            <text:p/>
            <text:p>### Overlay 'portrait' &gt; 30 &gt; button for 'l2'</text:p>
            <text:p>overlay0_desc30 = "l2,0.08056,0.58793,radial,0.06667,0.03"</text:p>
            <text:p>overlay0_desc30_overlay = p-btn-l2.png</text:p>
            <text:p>overlay0_desc30_reach_x = 1.25</text:p>
            <text:p>overlay0_desc30_reach_y = 1.25</text:p>
            <text:p>overlay0_desc30_alpha_mod = 2</text:p>
            <text:p/>
            <text:p>### Overlay 'portrait' &gt; 31 &gt; button for 'l1'</text:p>
            <text:p>overlay0_desc31 = "l,0.25,0.5675,radial,0.06667,0.03"</text:p>
            <text:p>overlay0_desc31_overlay = p-btn-l1.png</text:p>
            <text:p>overlay0_desc31_reach_x = 1.25</text:p>
            <text:p>overlay0_desc31_reach_y = 1.25</text:p>
            <text:p>overlay0_desc31_alpha_mod = 2</text:p>
            <text:p/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  <text:p/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  <text:p/>
            <text:p>### Overlay 'portrait' &gt; 34 &gt; button for 'r1'</text:p>
            <text:p>overlay0_desc34 = "r,0.75,0.5675,radial,0.06667,0.03"</text:p>
            <text:p>overlay0_desc34_overlay = p-btn-r1.png</text:p>
            <text:p>overlay0_desc34_reach_x = 1.25</text:p>
            <text:p>overlay0_desc34_reach_y = 1.25</text:p>
            <text:p>overlay0_desc34_alpha_mod = 2</text:p>
            <text:p/>
            <text:p>### Overlay 'portrait' &gt; 35 &gt; button for 'r2'</text:p>
            <text:p>overlay0_desc35 = "r2,0.91944,0.58793,radial,0.06667,0.03"</text:p>
            <text:p>overlay0_desc35_overlay = p-btn-r2.png</text:p>
            <text:p>overlay0_desc35_reach_x = 1.25</text:p>
            <text:p>overlay0_desc35_reach_y = 1.25</text:p>
            <text:p>overlay0_desc35_alpha_mod = 2</text:p>
            <text:p/>
            <text:p>### Overlay 'portrait' &gt; 36 &gt; button for 'up', disabled, handled by dpad_area</text:p>
            <text:p>overlay0_desc36 = "up,0.25,0.6625,radial,0.07778,0.035"</text:p>
            <text:p>overlay0_desc36_overlay = p-btn-dpad-up.png</text:p>
            <text:p>overlay0_desc36_reach_x = 0</text:p>
            <text:p>overlay0_desc36_alpha_mod = 2</text:p>
            <text:p/>
            <text:p>### Overlay 'portrait' &gt; 37 &gt; button for 'left', disabled, handled by dpad_area</text:p>
            <text:p>overlay0_desc37 = "left,0.12222,0.72,radial,0.07778,0.035"</text:p>
            <text:p>overlay0_desc37_overlay = p-btn-dpad-left.png</text:p>
            <text:p>overlay0_desc37_reach_x = 0</text:p>
            <text:p>overlay0_desc37_alpha_mod = 2</text:p>
            <text:p/>
            <text:p>### Overlay 'portrait' &gt; 38 &gt; button for 'right', disabled, handled by dpad_area</text:p>
            <text:p>overlay0_desc38 = "right,0.37778,0.72,radial,0.07778,0.035"</text:p>
            <text:p>overlay0_desc38_overlay = p-btn-dpad-right.png</text:p>
            <text:p>overlay0_desc38_reach_x = 0</text:p>
            <text:p>overlay0_desc38_alpha_mod = 2</text:p>
            <text:p/>
            <text:p>### Overlay 'portrait' &gt; 39 &gt; button for 'down', disabled, handled by dpad_area</text:p>
            <text:p>overlay0_desc39 = "down,0.25,0.7775,radial,0.07778,0.035"</text:p>
            <text:p>overlay0_desc39_overlay = p-btn-dpad-down.png</text:p>
            <text:p>overlay0_desc39_reach_x = 0</text:p>
            <text:p>overlay0_desc39_alpha_mod = 2</text:p>
            <text:p/>
            <text:p>### Overlay 'portrait' &gt; 40 &gt; button for 'up|left', disabled, handled by dpad_area</text:p>
            <text:p>overlay0_desc40 = "up|left,0.11644,0.6599,radial,0.01667,0.0075"</text:p>
            <text:p>overlay0_desc40_overlay = p-btn-corner.png</text:p>
            <text:p>overlay0_desc40_reach_x = 0</text:p>
            <text:p>overlay0_desc40_alpha_mod = 2</text:p>
            <text:p/>
            <text:p>### Overlay 'portrait' &gt; 41 &gt; button for 'up|right', disabled, handled by dpad_area</text:p>
            <text:p>overlay0_desc41 = "up|right,0.38356,0.6599,radial,0.01667,0.0075"</text:p>
            <text:p>overlay0_desc41_overlay = p-btn-corner.png</text:p>
            <text:p>overlay0_desc41_reach_x = 0</text:p>
            <text:p>overlay0_desc41_alpha_mod = 2</text:p>
            <text:p/>
            <text:p>### Overlay 'portrait' &gt; 42 &gt; button for 'down|left', disabled, handled by dpad_area</text:p>
            <text:p>overlay0_desc42 = "down|left,0.11644,0.7801,radial,0.01667,0.0075"</text:p>
            <text:p>overlay0_desc42_overlay = p-btn-corner.png</text:p>
            <text:p>overlay0_desc42_reach_x = 0</text:p>
            <text:p>overlay0_desc42_alpha_mod = 2</text:p>
            <text:p/>
            <text:p>### Overlay 'portrait' &gt; 43 &gt; button for 'down|right', disabled, handled by dpad_area</text:p>
            <text:p>overlay0_desc43 = "down|right,0.38356,0.7801,radial,0.01667,0.0075"</text:p>
            <text:p>overlay0_desc43_overlay = p-btn-corner.png</text:p>
            <text:p>overlay0_desc43_reach_x = 0</text:p>
            <text:p>overlay0_desc43_alpha_mod = 2</text:p>
            <text:p/>
            <text:p>### Overlay 'portrait' &gt; 44 &gt; button for 'x', disabled, handled by abxy_area</text:p>
            <text:p>overlay0_desc44 = "x,0.75,0.6625,radial,0.07778,0.035"</text:p>
            <text:p>overlay0_desc44_overlay = p-btn-act4-x-triangle.png</text:p>
            <text:p>overlay0_desc44_reach_x = 0</text:p>
            <text:p>overlay0_desc44_alpha_mod = 2</text:p>
            <text:p/>
            <text:p>### Overlay 'portrait' &gt; 45 &gt; button for 'y', disabled, handled by abxy_area</text:p>
            <text:p>overlay0_desc45 = "y,0.62222,0.72,radial,0.07778,0.035"</text:p>
            <text:p>overlay0_desc45_overlay = p-btn-act4-y-square.png</text:p>
            <text:p>overlay0_desc45_reach_x = 0</text:p>
            <text:p>overlay0_desc45_alpha_mod = 2</text:p>
            <text:p/>
            <text:p>### Overlay 'portrait' &gt; 46 &gt; button for 'a', disabled, handled by abxy_area</text:p>
            <text:p>overlay0_desc46 = "a,0.87778,0.72,radial,0.07778,0.035"</text:p>
            <text:p>overlay0_desc46_overlay = p-btn-act4-a-circle.png</text:p>
            <text:p>overlay0_desc46_reach_x = 0</text:p>
            <text:p>overlay0_desc46_alpha_mod = 2</text:p>
            <text:p/>
            <text:p>### Overlay 'portrait' &gt; 47 &gt; button for 'b', disabled, handled by abxy_area</text:p>
            <text:p>overlay0_desc47 = "b,0.75,0.7775,radial,0.07778,0.035"</text:p>
            <text:p>overlay0_desc47_overlay = p-btn-act4-b-cross.png</text:p>
            <text:p>overlay0_desc47_reach_x = 0</text:p>
            <text:p>overlay0_desc47_alpha_mod = 2</text:p>
            <text:p/>
            <text:p>### Overlay 'portrait' &gt; 48 &gt; button for 'x|y', disabled, handled by abxy_area</text:p>
            <text:p>overlay0_desc48 = "x|y,0.61644,0.6599,radial,0.01667,0.0075"</text:p>
            <text:p>overlay0_desc48_overlay = p-btn-corner.png</text:p>
            <text:p>overlay0_desc48_reach_x = 0</text:p>
            <text:p>overlay0_desc48_alpha_mod = 2</text:p>
            <text:p/>
            <text:p>### Overlay 'portrait' &gt; 49 &gt; button for 'x|a', disabled, handled by abxy_area</text:p>
            <text:p>overlay0_desc49 = "x|a,0.88356,0.6599,radial,0.01667,0.0075"</text:p>
            <text:p>overlay0_desc49_overlay = p-btn-corner.png</text:p>
            <text:p>overlay0_desc49_reach_x = 0</text:p>
            <text:p>overlay0_desc49_alpha_mod = 2</text:p>
            <text:p/>
            <text:p>### Overlay 'portrait' &gt; 50 &gt; button for 'b|y', disabled, handled by abxy_area</text:p>
            <text:p>overlay0_desc50 = "b|y,0.61644,0.7801,radial,0.01667,0.0075"</text:p>
            <text:p>overlay0_desc50_overlay = p-btn-corner.png</text:p>
            <text:p>overlay0_desc50_reach_x = 0</text:p>
            <text:p>overlay0_desc50_alpha_mod = 2</text:p>
            <text:p/>
            <text:p>### Overlay 'portrait' &gt; 51 &gt; button for 'b|a', disabled, handled by abxy_area</text:p>
            <text:p>overlay0_desc51 = "b|a,0.88356,0.7801,radial,0.01667,0.0075"</text:p>
            <text:p>overlay0_desc51_overlay = p-btn-corner.png</text:p>
            <text:p>overlay0_desc51_reach_x = 0</text:p>
            <text:p>overlay0_desc51_alpha_mod = 2</text:p>
            <text:p/>
            <text:p>### Overlay 'portrait' &gt; 52 &gt; handler for 'dpad_area'</text:p>
            <text:p>overlay0_desc52 = "dpad_area,0.25,0.72,radial,0.22778,0.1025"</text:p>
            <text:p>overlay0_desc52_overlay = p-area-dpad.png</text:p>
            <text:p>overlay0_desc52_reach_x = 1.25</text:p>
            <text:p>overlay0_desc52_reach_y = 1.25</text:p>
            <text:p>overlay0_desc52_alpha_mod = 1</text:p>
            <text:p/>
            <text:p>### Overlay 'portrait' &gt; 53 &gt; handler for 'abxy_area'</text:p>
            <text:p>overlay0_desc53 = "abxy_area,0.75,0.72,radial,0.22778,0.1025"</text:p>
            <text:p>overlay0_desc53_overlay = p-area-act.png</text:p>
            <text:p>overlay0_desc53_reach_x = 1.25</text:p>
            <text:p>overlay0_desc53_reach_y = 1.25</text:p>
            <text:p>overlay0_desc53_alpha_mod = 1</text:p>
            <text:p/>
            <text:p>### Overlay 'portrait' &gt; 54 &gt; border for left analog</text:p>
            <text:p>overlay0_desc54 = "nul,0.32031,0.8972,radial,0.12778,0.0575"</text:p>
            <text:p>overlay0_desc54_overlay = p-analog-border.png</text:p>
            <text:p>overlay0_desc54_reach_x = 0</text:p>
            <text:p>overlay0_desc54_alpha_mod = 1</text:p>
            <text:p/>
            <text:p>### Overlay 'portrait' &gt; 55 &gt; border for right analog</text:p>
            <text:p>overlay0_desc55 = "nul,0.67969,0.8972,radial,0.12778,0.0575"</text:p>
            <text:p>overlay0_desc55_overlay = p-analog-border.png</text:p>
            <text:p>overlay0_desc55_reach_x = 0</text:p>
            <text:p>overlay0_desc55_alpha_mod = 1</text:p>
            <text:p/>
            <text:p>### Overlay 'portrait' &gt; 56 &gt; inactive state for 'analog_left'</text:p>
            <text:p>overlay0_desc56 = "analog_left,0.32031,0.8972,radial,0.08889,0.04"</text:p>
            <text:p>overlay0_desc56_overlay = p-analog-inactive.png</text:p>
            <text:p>overlay0_desc56_reach_x = 0</text:p>
            <text:p>overlay0_desc56_alpha_mod = 0</text:p>
            <text:p/>
            <text:p>### Overlay 'portrait' &gt; 57 &gt; inactive state for 'analog_right'</text:p>
            <text:p>overlay0_desc57 = "analog_right,0.67969,0.8972,radial,0.08889,0.04"</text:p>
            <text:p>overlay0_desc57_overlay = p-analog-inactive.png</text:p>
            <text:p>overlay0_desc57_reach_x = 0</text:p>
            <text:p>overlay0_desc57_alpha_mod = 0</text:p>
            <text:p/>
            <text:p>### Overlay 'portrait' &gt; 58 &gt; active state for 'analog_left'</text:p>
            <text:p>overlay0_desc58 = "analog_left,0.32031,0.8972,radial,0.08889,0.04"</text:p>
            <text:p>overlay0_desc58_overlay = p-analog-active.png</text:p>
            <text:p>overlay0_desc58_reach_x = 1.25</text:p>
            <text:p>overlay0_desc58_reach_y = 1.25</text:p>
            <text:p>overlay0_desc58_range_mod = 15</text:p>
            <text:p>overlay0_desc58_range_mod_exclusive = true</text:p>
            <text:p>overlay0_desc58_movable = true</text:p>
            <text:p>overlay0_desc58_saturate_pct = 0.65</text:p>
            <text:p>overlay0_desc58_alpha_mod = 20</text:p>
            <text:p/>
            <text:p>### Overlay 'portrait' &gt; 59 &gt; active state for 'analog_right'</text:p>
            <text:p>overlay0_desc59 = "analog_right,0.67969,0.8972,radial,0.08889,0.04"</text:p>
            <text:p>overlay0_desc59_overlay = p-analog-active.png</text:p>
            <text:p>overlay0_desc59_reach_x = 1.25</text:p>
            <text:p>overlay0_desc59_reach_y = 1.25</text:p>
            <text:p>overlay0_desc59_range_mod = 15</text:p>
            <text:p>overlay0_desc59_range_mod_exclusive = true</text:p>
            <text:p>overlay0_desc59_movable = true</text:p>
            <text:p>overlay0_desc59_saturate_pct = 0.65</text:p>
            <text:p>overlay0_desc59_alpha_mod = 20</text:p>
            <text:p/>
            <text:p>### Overlay 'portrait' &gt; 60 &gt; link to landscape overlay</text:p>
            <text:p>overlay0_desc60 = "overlay_next,0,0,radial,0,0"</text:p>
            <text:p>overlay0_desc60_reach_x = 0</text:p>
            <text:p>overlay0_desc60_alpha_mod = 0</text:p>
            <text:p>overlay0_desc60_next_target = "landscap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5.536212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2:10.758649806</dc:date>
    <meta:editing-duration>PT21H27M36S</meta:editing-duration>
    <meta:editing-cycles>40</meta:editing-cycles>
    <meta:generator>LibreOffice/24.2.2.2$Linux_X86_64 LibreOffice_project/420$Build-2</meta:generator>
    <meta:document-statistic meta:table-count="3" meta:cell-count="1767" meta:object-count="0"/>
  </office:meta>
</office:document-meta>
</file>